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P17" style:family="paragraph" style:parent-style-name="Standard">
      <style:paragraph-properties fo:break-before="auto" fo:line-height="100%" style:writing-mode="lr-tb"/>
    </style:style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fo:line-height="100%" style:writing-mode="lr-tb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0.167cm" fo:margin-left="5.08cm"/>
    </style:style>
    <style:style style:name="Column1" style:family="table-column">
      <style:table-column-properties style:column-width="10.167cm"/>
    </style:style>
    <style:style style:name="Row1" style:family="table-row"/>
    <style:style style:name="Cell1" style:family="table-cell">
      <style:table-cell-properties style:vertical-align="top" fo:border-top="#292929 0.018cm solid" fo:border-bottom="#000000 0.009cm solid" fo:padding-left="0.123cm" fo:border-left="#000000 0.009cm solid" fo:padding-right="0.123cm" fo:border-right="#000000 0.009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31_1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2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3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4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5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6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7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8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1_9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P33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33_1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4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" style:family="text">
      <style:text-properties fo:color="#5f5f5f" fo:font-size="11pt" style:font-size-asian="11pt" style:font-size-complex="11pt" fo:font-weight="bold" style:font-weight-asian="bold" style:font-weight-complex="bold"/>
    </style:style>
    <style:style style:name="T33_7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top="0cm" fo:margin-bottom="0cm" fo:margin-left="5.08cm" style:writing-mode="lr-tb"/>
    </style:style>
    <style:style style:name="T34_1" style:family="text">
      <style:text-properties fo:color="#241a61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4_2" style:family="text">
      <style:text-properties fo:color="#241a61" fo:font-size="11pt" style:font-size-asian="11pt" style:font-size-complex="11pt"/>
    </style:style>
    <style:style style:name="P35" style:family="paragraph" style:parent-style-name="Standard">
      <style:paragraph-properties fo:break-before="auto" fo:text-indent="0cm" fo:line-height="100%" fo:margin-left="4.762cm" style:writing-mode="lr-tb"/>
    </style:style>
    <style:style style:name="P36" style:family="paragraph" style:parent-style-name="Standard">
      <style:paragraph-properties fo:break-before="auto" fo:text-indent="0cm" fo:line-height="100%" fo:margin-left="4.762cm" style:writing-mode="lr-tb"/>
    </style:style>
    <style:style style:name="P37" style:family="paragraph" style:parent-style-name="Standard">
      <style:paragraph-properties fo:break-before="auto" fo:text-indent="0cm" fo:line-height="100%" fo:margin-left="4.762cm" style:writing-mode="lr-tb"/>
    </style:style>
    <style:style style:name="P38" style:family="paragraph" style:parent-style-name="Standard">
      <style:paragraph-properties fo:break-before="auto" fo:text-indent="0cm" fo:line-height="100%" fo:margin-left="4.762cm" style:writing-mode="lr-tb"/>
    </style:style>
    <style:style style:name="P39" style:family="paragraph" style:parent-style-name="Standard">
      <style:paragraph-properties fo:break-before="auto" fo:text-indent="0cm" fo:line-height="100%" fo:margin-left="4.762cm" style:writing-mode="lr-tb"/>
    </style:style>
    <style:style style:name="P40" style:family="paragraph" style:parent-style-name="Standard">
      <style:paragraph-properties fo:break-before="auto" fo:text-indent="0cm" fo:line-height="100%" fo:margin-left="4.762cm" style:writing-mode="lr-tb"/>
    </style:style>
    <style:style style:name="P41" style:family="paragraph" style:parent-style-name="Standard">
      <style:paragraph-properties fo:break-before="auto" fo:text-indent="0cm" fo:line-height="100%" fo:margin-left="4.762cm" style:writing-mode="lr-tb"/>
    </style:style>
    <style:style style:name="P42" style:family="paragraph" style:parent-style-name="Standard">
      <style:paragraph-properties fo:break-before="auto" fo:text-indent="0cm" fo:line-height="100%" fo:margin-left="4.762cm" style:writing-mode="lr-tb"/>
    </style:style>
    <style:style style:name="P43" style:family="paragraph" style:parent-style-name="Standard">
      <style:paragraph-properties fo:break-before="auto" fo:text-indent="0cm" fo:line-height="100%" fo:margin-left="4.762cm" style:writing-mode="lr-tb"/>
    </style:style>
    <style:style style:name="P44" style:family="paragraph" style:parent-style-name="Standard">
      <style:paragraph-properties fo:break-before="auto" fo:text-indent="0cm" fo:line-height="100%" fo:margin-left="4.762cm" style:writing-mode="lr-tb"/>
    </style:style>
    <style:style style:name="P45" style:family="paragraph" style:parent-style-name="Standard">
      <style:paragraph-properties fo:break-before="auto" fo:text-indent="0cm" fo:line-height="100%" fo:margin-left="4.762cm" style:writing-mode="lr-tb"/>
    </style:style>
    <style:style style:name="P46" style:family="paragraph" style:parent-style-name="Standard">
      <style:paragraph-properties fo:break-before="auto" fo:text-indent="0cm" fo:line-height="100%" fo:margin-left="4.762cm" style:writing-mode="lr-tb"/>
    </style:style>
    <style:style style:name="P47" style:family="paragraph" style:parent-style-name="Standard">
      <style:paragraph-properties fo:break-before="auto" fo:text-indent="0cm" fo:line-height="100%" fo:margin-left="4.762cm" style:writing-mode="lr-tb"/>
    </style:style>
    <style:style style:name="P48" style:family="paragraph" style:parent-style-name="Standard">
      <style:paragraph-properties fo:break-before="auto" fo:text-indent="0cm" fo:line-height="100%" fo:margin-left="4.762cm" style:writing-mode="lr-tb"/>
    </style:style>
    <style:style style:name="P49" style:family="paragraph" style:parent-style-name="Heading_20_2">
      <style:paragraph-properties fo:break-before="auto" fo:line-height="100%" fo:margin-top="0.423cm" fo:margin-bottom="0.106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5.247cm" fo:margin-left="0cm"/>
    </style:style>
    <style:style style:name="Column2" style:family="table-column">
      <style:table-column-properties style:column-width="2.096cm"/>
    </style:style>
    <style:style style:name="Column3" style:family="table-column">
      <style:table-column-properties style:column-width="1.905cm"/>
    </style:style>
    <style:style style:name="Column4" style:family="table-column">
      <style:table-column-properties style:column-width="5.398cm"/>
    </style:style>
    <style:style style:name="Column5" style:family="table-column">
      <style:table-column-properties style:column-width="5.849cm"/>
    </style:style>
    <style:style style:name="Row2" style:family="table-row"/>
    <style:style style:name="Cell2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3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4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5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Row3" style:family="table-row"/>
    <style:style style:name="Cell6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9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3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5" style:family="table-row"/>
    <style:style style:name="Cell14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7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6" style:family="table-row"/>
    <style:style style:name="Cell18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1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7" style:family="table-row"/>
    <style:style style:name="Cell22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5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break-before="auto" fo:line-height="100%" style:writing-mode="lr-tb"/>
    </style:style>
    <style:style style:name="P77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78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79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0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1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2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3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4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84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5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able3" style:family="table">
      <style:table-properties table:align="center" style:width="15.247cm" fo:margin-left="-0.123cm"/>
    </style:style>
    <style:style style:name="Column6" style:family="table-column">
      <style:table-column-properties style:column-width="7.624cm"/>
    </style:style>
    <style:style style:name="Column7" style:family="table-column">
      <style:table-column-properties style:column-width="7.624cm"/>
    </style:style>
    <style:style style:name="Row8" style:family="table-row"/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99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100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101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3" style:family="paragraph" style:parent-style-name="Heading_20_2">
      <style:paragraph-properties fo:break-before="auto" fo:line-height="100%" fo:margin-top="0.423cm" fo:margin-bottom="0.106cm" style:writing-mode="lr-tb"/>
    </style:style>
    <style:style style:name="T103_1" style:family="text"/>
    <style:style style:name="P104" style:family="paragraph" style:parent-style-name="Standard">
      <style:paragraph-properties fo:break-before="auto" fo:line-height="100%" style:writing-mode="lr-tb"/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text-indent="0cm" fo:line-height="100%" fo:margin-left="0.635cm" style:writing-mode="lr-tb"/>
    </style:style>
    <style:style style:name="T105_1" style:family="text"/>
    <style:style style:name="T105_2" style:family="text">
      <style:text-properties fo:color="#1155cc" style:text-underline-style="solid" style:text-underline-color="font-color"/>
    </style:style>
    <style:style style:name="T105_3" style:family="text"/>
    <style:style style:name="T105_4" style:family="text">
      <style:text-properties fo:color="#1155cc" style:text-underline-style="solid" style:text-underline-color="font-color"/>
    </style:style>
    <style:style style:name="T105_5" style:family="text"/>
    <style:style style:name="T105_6" style:family="text">
      <style:text-properties fo:color="#1155cc" style:text-underline-style="solid" style:text-underline-color="font-color"/>
    </style:style>
    <style:style style:name="T105_7" style:family="text"/>
    <style:style style:name="T105_8" style:family="text">
      <style:text-properties fo:color="#1155cc" style:text-underline-style="solid" style:text-underline-color="font-color"/>
    </style:style>
    <style:style style:name="T105_9" style:family="text"/>
    <style:style style:name="T105_10" style:family="text"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text-indent="0cm" fo:line-height="100%" fo:margin-left="0.635cm" style:writing-mode="lr-tb"/>
    </style:style>
    <style:style style:name="T106_1" style:family="text"/>
    <style:style style:name="T106_2" style:family="text"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text-indent="0cm" fo:line-height="100%" fo:margin-left="0.635cm" style:writing-mode="lr-tb"/>
    </style:style>
    <style:style style:name="T107_1" style:family="text"/>
    <style:style style:name="T107_2" style:family="text"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text-indent="0cm" fo:line-height="100%" fo:margin-left="1.27cm" style:writing-mode="lr-tb"/>
    </style:style>
    <style:style style:name="T108_1" style:family="text"/>
    <style:style style:name="T108_2" style:family="text"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text-indent="0cm" fo:line-height="100%" fo:margin-left="1.27cm" style:writing-mode="lr-tb"/>
    </style:style>
    <style:style style:name="T109_1" style:family="text"/>
    <style:style style:name="T109_2" style:family="text"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text-indent="0cm" fo:line-height="100%" fo:margin-left="1.27cm" style:writing-mode="lr-tb"/>
    </style:style>
    <style:style style:name="T110_1" style:family="text"/>
    <style:style style:name="T110_2" style:family="text">
      <style:text-properties fo:color="#1155cc" style:text-underline-style="solid" style:text-underline-color="font-color"/>
    </style:style>
    <style:style style:name="T110_3" style:family="text"/>
    <style:style style:name="T110_4" style:family="text">
      <style:text-properties fo:color="#1155cc" style:text-underline-style="solid" style:text-underline-color="font-color"/>
    </style:style>
    <style:style style:name="T110_5" style:family="text"/>
    <style:style style:name="T110_6" style:family="text">
      <style:text-properties fo:color="#1155cc" style:text-underline-style="solid" style:text-underline-color="font-color"/>
    </style:style>
    <style:style style:name="T110_7" style:family="text"/>
    <style:style style:name="T110_8" style:family="text">
      <style:text-properties fo:color="#1155cc" style:text-underline-style="solid" style:text-underline-color="font-color"/>
    </style:style>
    <style:style style:name="T110_9" style:family="text"/>
    <style:style style:name="T110_10" style:family="text">
      <style:text-properties fo:color="#1155cc" style:text-underline-style="solid" style:text-underline-color="font-color"/>
    </style:style>
    <style:style style:name="T110_11" style:family="text"/>
    <style:style style:name="T110_12" style:family="text">
      <style:text-properties fo:color="#1155cc" style:text-underline-style="solid" style:text-underline-color="font-color"/>
    </style:style>
    <style:style style:name="T110_13" style:family="text"/>
    <style:style style:name="T110_14" style:family="text"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text-indent="0cm" fo:line-height="100%" fo:margin-left="1.27cm" style:writing-mode="lr-tb"/>
    </style:style>
    <style:style style:name="T111_1" style:family="text"/>
    <style:style style:name="T111_2" style:family="text">
      <style:text-properties fo:color="#1155cc" style:text-underline-style="solid" style:text-underline-color="font-color"/>
    </style:style>
    <style:style style:name="P112" style:family="paragraph" style:parent-style-name="Standard">
      <style:paragraph-properties fo:break-before="auto" fo:text-indent="0cm" fo:line-height="100%" fo:margin-left="1.27cm" style:writing-mode="lr-tb"/>
    </style:style>
    <style:style style:name="T112_1" style:family="text"/>
    <style:style style:name="T112_2" style:family="text">
      <style:text-properties fo:color="#1155cc" style:text-underline-style="solid" style:text-underline-color="font-color"/>
    </style:style>
    <style:style style:name="P113" style:family="paragraph" style:parent-style-name="Standard">
      <style:paragraph-properties fo:break-before="auto" fo:text-indent="0cm" fo:line-height="100%" fo:margin-left="0.635cm" style:writing-mode="lr-tb"/>
    </style:style>
    <style:style style:name="T113_1" style:family="text"/>
    <style:style style:name="T113_2" style:family="text">
      <style:text-properties fo:color="#1155cc" style:text-underline-style="solid" style:text-underline-color="font-color"/>
    </style:style>
    <style:style style:name="T113_3" style:family="text"/>
    <style:style style:name="T113_4" style:family="text">
      <style:text-properties fo:color="#1155cc" style:text-underline-style="solid" style:text-underline-color="font-color"/>
    </style:style>
    <style:style style:name="T113_5" style:family="text"/>
    <style:style style:name="T113_6" style:family="text"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text-indent="0cm" fo:line-height="100%" fo:margin-left="1.27cm" style:writing-mode="lr-tb"/>
    </style:style>
    <style:style style:name="T114_1" style:family="text"/>
    <style:style style:name="T114_2" style:family="text">
      <style:text-properties fo:color="#1155cc" style:text-underline-style="solid" style:text-underline-color="font-color"/>
    </style:style>
    <style:style style:name="T114_3" style:family="text"/>
    <style:style style:name="T114_4" style:family="text">
      <style:text-properties fo:color="#1155cc" style:text-underline-style="solid" style:text-underline-color="font-color"/>
    </style:style>
    <style:style style:name="T114_5" style:family="text"/>
    <style:style style:name="T114_6" style:family="text">
      <style:text-properties fo:color="#1155cc" style:text-underline-style="solid" style:text-underline-color="font-color"/>
    </style:style>
    <style:style style:name="T114_7" style:family="text"/>
    <style:style style:name="T114_8" style:family="text">
      <style:text-properties fo:color="#1155cc" style:text-underline-style="solid" style:text-underline-color="font-color"/>
    </style:style>
    <style:style style:name="T114_9" style:family="text"/>
    <style:style style:name="T114_10" style:family="text"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text-indent="0cm" fo:line-height="100%" fo:margin-left="1.27cm" style:writing-mode="lr-tb"/>
    </style:style>
    <style:style style:name="T115_1" style:family="text"/>
    <style:style style:name="T115_2" style:family="text">
      <style:text-properties fo:color="#1155cc" style:text-underline-style="solid" style:text-underline-color="font-color"/>
    </style:style>
    <style:style style:name="T115_3" style:family="text"/>
    <style:style style:name="T115_4" style:family="text">
      <style:text-properties fo:color="#1155cc" style:text-underline-style="solid" style:text-underline-color="font-color"/>
    </style:style>
    <style:style style:name="T115_5" style:family="text"/>
    <style:style style:name="T115_6" style:family="text">
      <style:text-properties fo:color="#1155cc" style:text-underline-style="solid" style:text-underline-color="font-color"/>
    </style:style>
    <style:style style:name="T115_7" style:family="text"/>
    <style:style style:name="T115_8" style:family="text">
      <style:text-properties fo:color="#1155cc" style:text-underline-style="solid" style:text-underline-color="font-color"/>
    </style:style>
    <style:style style:name="T115_9" style:family="text"/>
    <style:style style:name="T115_10" style:family="text"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text-indent="0cm" fo:line-height="100%" fo:margin-left="1.27cm" style:writing-mode="lr-tb"/>
    </style:style>
    <style:style style:name="T116_1" style:family="text"/>
    <style:style style:name="T116_2" style:family="text">
      <style:text-properties fo:color="#1155cc" style:text-underline-style="solid" style:text-underline-color="font-color"/>
    </style:style>
    <style:style style:name="T116_3" style:family="text"/>
    <style:style style:name="T116_4" style:family="text">
      <style:text-properties fo:color="#1155cc" style:text-underline-style="solid" style:text-underline-color="font-color"/>
    </style:style>
    <style:style style:name="T116_5" style:family="text"/>
    <style:style style:name="T116_6" style:family="text">
      <style:text-properties fo:color="#1155cc" style:text-underline-style="solid" style:text-underline-color="font-color"/>
    </style:style>
    <style:style style:name="T116_7" style:family="text"/>
    <style:style style:name="T116_8" style:family="text">
      <style:text-properties fo:color="#1155cc" style:text-underline-style="solid" style:text-underline-color="font-color"/>
    </style:style>
    <style:style style:name="T116_9" style:family="text"/>
    <style:style style:name="T116_10" style:family="text">
      <style:text-properties fo:color="#1155cc" style:text-underline-style="solid" style:text-underline-color="font-color"/>
    </style:style>
    <style:style style:name="T116_11" style:family="text"/>
    <style:style style:name="T116_12" style:family="text">
      <style:text-properties fo:color="#1155cc" style:text-underline-style="solid" style:text-underline-color="font-color"/>
    </style:style>
    <style:style style:name="T116_13" style:family="text"/>
    <style:style style:name="T116_14" style:family="text"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text-indent="0cm" fo:line-height="100%" fo:margin-left="1.27cm" style:writing-mode="lr-tb"/>
    </style:style>
    <style:style style:name="T117_1" style:family="text"/>
    <style:style style:name="T117_2" style:family="text"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text-indent="0cm" fo:line-height="100%" fo:margin-left="1.27cm" style:writing-mode="lr-tb"/>
    </style:style>
    <style:style style:name="T118_1" style:family="text"/>
    <style:style style:name="T118_2" style:family="text">
      <style:text-properties fo:color="#1155cc" style:text-underline-style="solid" style:text-underline-color="font-color"/>
    </style:style>
    <style:style style:name="T118_3" style:family="text"/>
    <style:style style:name="T118_4" style:family="text">
      <style:text-properties fo:color="#1155cc" style:text-underline-style="solid" style:text-underline-color="font-color"/>
    </style:style>
    <style:style style:name="T118_5" style:family="text"/>
    <style:style style:name="T118_6" style:family="text">
      <style:text-properties fo:color="#1155cc" style:text-underline-style="solid" style:text-underline-color="font-color"/>
    </style:style>
    <style:style style:name="T118_7" style:family="text"/>
    <style:style style:name="T118_8" style:family="text">
      <style:text-properties fo:color="#1155cc" style:text-underline-style="solid" style:text-underline-color="font-color"/>
    </style:style>
    <style:style style:name="T118_9" style:family="text"/>
    <style:style style:name="T118_10" style:family="text"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text-indent="0cm" fo:line-height="100%" fo:margin-left="1.27cm" style:writing-mode="lr-tb"/>
    </style:style>
    <style:style style:name="T119_1" style:family="text"/>
    <style:style style:name="T119_2" style:family="text">
      <style:text-properties fo:color="#1155cc" style:text-underline-style="solid" style:text-underline-color="font-color"/>
    </style:style>
    <style:style style:name="T119_3" style:family="text"/>
    <style:style style:name="T119_4" style:family="text">
      <style:text-properties fo:color="#1155cc" style:text-underline-style="solid" style:text-underline-color="font-color"/>
    </style:style>
    <style:style style:name="T119_5" style:family="text"/>
    <style:style style:name="T119_6" style:family="text">
      <style:text-properties fo:color="#1155cc" style:text-underline-style="solid" style:text-underline-color="font-color"/>
    </style:style>
    <style:style style:name="T119_7" style:family="text"/>
    <style:style style:name="T119_8" style:family="text">
      <style:text-properties fo:color="#1155cc" style:text-underline-style="solid" style:text-underline-color="font-color"/>
    </style:style>
    <style:style style:name="T119_9" style:family="text"/>
    <style:style style:name="T119_10" style:family="text">
      <style:text-properties fo:color="#1155cc" style:text-underline-style="solid" style:text-underline-color="font-color"/>
    </style:style>
    <style:style style:name="T119_11" style:family="text"/>
    <style:style style:name="T119_12" style:family="text">
      <style:text-properties fo:color="#1155cc" style:text-underline-style="solid" style:text-underline-color="font-color"/>
    </style:style>
    <style:style style:name="T119_13" style:family="text"/>
    <style:style style:name="T119_14" style:family="text">
      <style:text-properties fo:color="#1155cc" style:text-underline-style="solid" style:text-underline-color="font-color"/>
    </style:style>
    <style:style style:name="P120" style:family="paragraph" style:parent-style-name="Standard">
      <style:paragraph-properties fo:break-before="auto" fo:text-indent="0cm" fo:line-height="100%" fo:margin-left="0.635cm" style:writing-mode="lr-tb"/>
    </style:style>
    <style:style style:name="T120_1" style:family="text"/>
    <style:style style:name="T120_2" style:family="text">
      <style:text-properties fo:color="#1155cc" style:text-underline-style="solid" style:text-underline-color="font-color"/>
    </style:style>
    <style:style style:name="T120_3" style:family="text"/>
    <style:style style:name="T120_4" style:family="text">
      <style:text-properties fo:color="#1155cc" style:text-underline-style="solid" style:text-underline-color="font-color"/>
    </style:style>
    <style:style style:name="T120_5" style:family="text"/>
    <style:style style:name="T120_6" style:family="text">
      <style:text-properties fo:color="#1155cc" style:text-underline-style="solid" style:text-underline-color="font-color"/>
    </style:style>
    <style:style style:name="P121" style:family="paragraph" style:parent-style-name="Standard">
      <style:paragraph-properties fo:break-before="auto" fo:text-indent="0cm" fo:line-height="100%" fo:margin-left="1.27cm" style:writing-mode="lr-tb"/>
    </style:style>
    <style:style style:name="T121_1" style:family="text"/>
    <style:style style:name="T121_2" style:family="text">
      <style:text-properties fo:color="#1155cc" style:text-underline-style="solid" style:text-underline-color="font-color"/>
    </style:style>
    <style:style style:name="T121_3" style:family="text"/>
    <style:style style:name="T121_4" style:family="text">
      <style:text-properties fo:color="#1155cc" style:text-underline-style="solid" style:text-underline-color="font-color"/>
    </style:style>
    <style:style style:name="T121_5" style:family="text"/>
    <style:style style:name="T121_6" style:family="text">
      <style:text-properties fo:color="#1155cc" style:text-underline-style="solid" style:text-underline-color="font-color"/>
    </style:style>
    <style:style style:name="T121_7" style:family="text"/>
    <style:style style:name="T121_8" style:family="text">
      <style:text-properties fo:color="#1155cc" style:text-underline-style="solid" style:text-underline-color="font-color"/>
    </style:style>
    <style:style style:name="T121_9" style:family="text"/>
    <style:style style:name="T121_10" style:family="text">
      <style:text-properties fo:color="#1155cc" style:text-underline-style="solid" style:text-underline-color="font-color"/>
    </style:style>
    <style:style style:name="T121_11" style:family="text"/>
    <style:style style:name="T121_12" style:family="text">
      <style:text-properties fo:color="#1155cc" style:text-underline-style="solid" style:text-underline-color="font-color"/>
    </style:style>
    <style:style style:name="T121_13" style:family="text"/>
    <style:style style:name="T121_14" style:family="text">
      <style:text-properties fo:color="#1155cc" style:text-underline-style="solid" style:text-underline-color="font-color"/>
    </style:style>
    <style:style style:name="T121_15" style:family="text"/>
    <style:style style:name="T121_16" style:family="text">
      <style:text-properties fo:color="#1155cc" style:text-underline-style="solid" style:text-underline-color="font-color"/>
    </style:style>
    <style:style style:name="T121_17" style:family="text"/>
    <style:style style:name="T121_18" style:family="text">
      <style:text-properties fo:color="#1155cc" style:text-underline-style="solid" style:text-underline-color="font-color"/>
    </style:style>
    <style:style style:name="P122" style:family="paragraph" style:parent-style-name="Standard">
      <style:paragraph-properties fo:break-before="auto" fo:text-indent="0cm" fo:line-height="100%" fo:margin-left="1.905cm" style:writing-mode="lr-tb"/>
    </style:style>
    <style:style style:name="T122_1" style:family="text"/>
    <style:style style:name="T122_2" style:family="text">
      <style:text-properties fo:color="#1155cc" style:text-underline-style="solid" style:text-underline-color="font-color"/>
    </style:style>
    <style:style style:name="T122_3" style:family="text"/>
    <style:style style:name="T122_4" style:family="text">
      <style:text-properties fo:color="#1155cc" style:text-underline-style="solid" style:text-underline-color="font-color"/>
    </style:style>
    <style:style style:name="T122_5" style:family="text"/>
    <style:style style:name="T122_6" style:family="text">
      <style:text-properties fo:color="#1155cc" style:text-underline-style="solid" style:text-underline-color="font-color"/>
    </style:style>
    <style:style style:name="T122_7" style:family="text"/>
    <style:style style:name="T122_8" style:family="text">
      <style:text-properties fo:color="#1155cc" style:text-underline-style="solid" style:text-underline-color="font-color"/>
    </style:style>
    <style:style style:name="T122_9" style:family="text"/>
    <style:style style:name="T122_10" style:family="text">
      <style:text-properties fo:color="#1155cc" style:text-underline-style="solid" style:text-underline-color="font-color"/>
    </style:style>
    <style:style style:name="P123" style:family="paragraph" style:parent-style-name="Standard">
      <style:paragraph-properties fo:break-before="auto" fo:text-indent="0cm" fo:line-height="100%" fo:margin-left="1.905cm" style:writing-mode="lr-tb"/>
    </style:style>
    <style:style style:name="T123_1" style:family="text"/>
    <style:style style:name="T123_2" style:family="text">
      <style:text-properties fo:color="#1155cc" style:text-underline-style="solid" style:text-underline-color="font-color"/>
    </style:style>
    <style:style style:name="T123_3" style:family="text"/>
    <style:style style:name="T123_4" style:family="text">
      <style:text-properties fo:color="#1155cc" style:text-underline-style="solid" style:text-underline-color="font-color"/>
    </style:style>
    <style:style style:name="T123_5" style:family="text"/>
    <style:style style:name="T123_6" style:family="text">
      <style:text-properties fo:color="#1155cc" style:text-underline-style="solid" style:text-underline-color="font-color"/>
    </style:style>
    <style:style style:name="T123_7" style:family="text"/>
    <style:style style:name="T123_8" style:family="text">
      <style:text-properties fo:color="#1155cc" style:text-underline-style="solid" style:text-underline-color="font-color"/>
    </style:style>
    <style:style style:name="T123_9" style:family="text"/>
    <style:style style:name="T123_10" style:family="text">
      <style:text-properties fo:color="#1155cc" style:text-underline-style="solid" style:text-underline-color="font-color"/>
    </style:style>
    <style:style style:name="P124" style:family="paragraph" style:parent-style-name="Standard">
      <style:paragraph-properties fo:break-before="auto" fo:text-indent="0cm" fo:line-height="100%" fo:margin-left="1.905cm" style:writing-mode="lr-tb"/>
    </style:style>
    <style:style style:name="T124_1" style:family="text"/>
    <style:style style:name="T124_2" style:family="text">
      <style:text-properties fo:color="#1155cc" style:text-underline-style="solid" style:text-underline-color="font-color"/>
    </style:style>
    <style:style style:name="T124_3" style:family="text"/>
    <style:style style:name="T124_4" style:family="text">
      <style:text-properties fo:color="#1155cc" style:text-underline-style="solid" style:text-underline-color="font-color"/>
    </style:style>
    <style:style style:name="T124_5" style:family="text"/>
    <style:style style:name="T124_6" style:family="text">
      <style:text-properties fo:color="#1155cc" style:text-underline-style="solid" style:text-underline-color="font-color"/>
    </style:style>
    <style:style style:name="T124_7" style:family="text"/>
    <style:style style:name="T124_8" style:family="text">
      <style:text-properties fo:color="#1155cc" style:text-underline-style="solid" style:text-underline-color="font-color"/>
    </style:style>
    <style:style style:name="T124_9" style:family="text"/>
    <style:style style:name="T124_10" style:family="text">
      <style:text-properties fo:color="#1155cc" style:text-underline-style="solid" style:text-underline-color="font-color"/>
    </style:style>
    <style:style style:name="P125" style:family="paragraph" style:parent-style-name="Standard">
      <style:paragraph-properties fo:break-before="auto" fo:text-indent="0cm" fo:line-height="100%" fo:margin-left="1.27cm" style:writing-mode="lr-tb"/>
    </style:style>
    <style:style style:name="T125_1" style:family="text"/>
    <style:style style:name="T125_2" style:family="text">
      <style:text-properties fo:color="#1155cc" style:text-underline-style="solid" style:text-underline-color="font-color"/>
    </style:style>
    <style:style style:name="T125_3" style:family="text"/>
    <style:style style:name="T125_4" style:family="text">
      <style:text-properties fo:color="#1155cc" style:text-underline-style="solid" style:text-underline-color="font-color"/>
    </style:style>
    <style:style style:name="T125_5" style:family="text"/>
    <style:style style:name="T125_6" style:family="text">
      <style:text-properties fo:color="#1155cc" style:text-underline-style="solid" style:text-underline-color="font-color"/>
    </style:style>
    <style:style style:name="P126" style:family="paragraph" style:parent-style-name="Standard">
      <style:paragraph-properties fo:break-before="auto" fo:text-indent="0cm" fo:line-height="100%" fo:margin-left="1.27cm" style:writing-mode="lr-tb"/>
    </style:style>
    <style:style style:name="T126_1" style:family="text"/>
    <style:style style:name="T126_2" style:family="text">
      <style:text-properties fo:color="#1155cc" style:text-underline-style="solid" style:text-underline-color="font-color"/>
    </style:style>
    <style:style style:name="T126_3" style:family="text"/>
    <style:style style:name="T126_4" style:family="text">
      <style:text-properties fo:color="#1155cc" style:text-underline-style="solid" style:text-underline-color="font-color"/>
    </style:style>
    <style:style style:name="T126_5" style:family="text"/>
    <style:style style:name="T126_6" style:family="text">
      <style:text-properties fo:color="#1155cc" style:text-underline-style="solid" style:text-underline-color="font-color"/>
    </style:style>
    <style:style style:name="T126_7" style:family="text"/>
    <style:style style:name="T126_8" style:family="text">
      <style:text-properties fo:color="#1155cc" style:text-underline-style="solid" style:text-underline-color="font-color"/>
    </style:style>
    <style:style style:name="T126_9" style:family="text"/>
    <style:style style:name="T126_10" style:family="text">
      <style:text-properties fo:color="#1155cc" style:text-underline-style="solid" style:text-underline-color="font-color"/>
    </style:style>
    <style:style style:name="P127" style:family="paragraph" style:parent-style-name="Standard">
      <style:paragraph-properties fo:break-before="auto" fo:text-indent="0cm" fo:line-height="100%" fo:margin-left="1.905cm" style:writing-mode="lr-tb"/>
    </style:style>
    <style:style style:name="T127_1" style:family="text"/>
    <style:style style:name="T127_2" style:family="text">
      <style:text-properties fo:color="#1155cc" style:text-underline-style="solid" style:text-underline-color="font-color"/>
    </style:style>
    <style:style style:name="T127_3" style:family="text"/>
    <style:style style:name="T127_4" style:family="text">
      <style:text-properties fo:color="#1155cc" style:text-underline-style="solid" style:text-underline-color="font-color"/>
    </style:style>
    <style:style style:name="T127_5" style:family="text"/>
    <style:style style:name="T127_6" style:family="text">
      <style:text-properties fo:color="#1155cc" style:text-underline-style="solid" style:text-underline-color="font-color"/>
    </style:style>
    <style:style style:name="T127_7" style:family="text"/>
    <style:style style:name="T127_8" style:family="text">
      <style:text-properties fo:color="#1155cc" style:text-underline-style="solid" style:text-underline-color="font-color"/>
    </style:style>
    <style:style style:name="T127_9" style:family="text"/>
    <style:style style:name="T127_10" style:family="text">
      <style:text-properties fo:color="#1155cc" style:text-underline-style="solid" style:text-underline-color="font-color"/>
    </style:style>
    <style:style style:name="P128" style:family="paragraph" style:parent-style-name="Standard">
      <style:paragraph-properties fo:break-before="auto" fo:text-indent="0cm" fo:line-height="100%" fo:margin-left="1.905cm" style:writing-mode="lr-tb"/>
    </style:style>
    <style:style style:name="T128_1" style:family="text"/>
    <style:style style:name="T128_2" style:family="text">
      <style:text-properties fo:color="#1155cc" style:text-underline-style="solid" style:text-underline-color="font-color"/>
    </style:style>
    <style:style style:name="P129" style:family="paragraph" style:parent-style-name="Standard">
      <style:paragraph-properties fo:break-before="auto" fo:text-indent="0cm" fo:line-height="100%" fo:margin-left="1.905cm" style:writing-mode="lr-tb"/>
    </style:style>
    <style:style style:name="T129_1" style:family="text"/>
    <style:style style:name="T129_2" style:family="text">
      <style:text-properties fo:color="#1155cc" style:text-underline-style="solid" style:text-underline-color="font-color"/>
    </style:style>
    <style:style style:name="P130" style:family="paragraph" style:parent-style-name="Standard">
      <style:paragraph-properties fo:break-before="auto" fo:text-indent="0cm" fo:line-height="100%" fo:margin-left="1.905cm" style:writing-mode="lr-tb"/>
    </style:style>
    <style:style style:name="T130_1" style:family="text"/>
    <style:style style:name="T130_2" style:family="text">
      <style:text-properties fo:color="#1155cc" style:text-underline-style="solid" style:text-underline-color="font-color"/>
    </style:style>
    <style:style style:name="P131" style:family="paragraph" style:parent-style-name="Standard">
      <style:paragraph-properties fo:break-before="auto" fo:text-indent="0cm" fo:line-height="100%" fo:margin-left="1.905cm" style:writing-mode="lr-tb"/>
    </style:style>
    <style:style style:name="T131_1" style:family="text"/>
    <style:style style:name="T131_2" style:family="text">
      <style:text-properties fo:color="#1155cc" style:text-underline-style="solid" style:text-underline-color="font-color"/>
    </style:style>
    <style:style style:name="P132" style:family="paragraph" style:parent-style-name="Standard">
      <style:paragraph-properties fo:break-before="auto" fo:text-indent="0cm" fo:line-height="100%" fo:margin-left="1.905cm" style:writing-mode="lr-tb"/>
    </style:style>
    <style:style style:name="T132_1" style:family="text"/>
    <style:style style:name="T132_2" style:family="text">
      <style:text-properties fo:color="#1155cc" style:text-underline-style="solid" style:text-underline-color="font-color"/>
    </style:style>
    <style:style style:name="P133" style:family="paragraph" style:parent-style-name="Standard">
      <style:paragraph-properties fo:break-before="auto" fo:text-indent="0cm" fo:line-height="100%" fo:margin-left="1.27cm" style:writing-mode="lr-tb"/>
    </style:style>
    <style:style style:name="T133_1" style:family="text"/>
    <style:style style:name="T133_2" style:family="text">
      <style:text-properties fo:color="#1155cc" style:text-underline-style="solid" style:text-underline-color="font-color"/>
    </style:style>
    <style:style style:name="T133_3" style:family="text"/>
    <style:style style:name="T133_4" style:family="text">
      <style:text-properties fo:color="#1155cc" style:text-underline-style="solid" style:text-underline-color="font-color"/>
    </style:style>
    <style:style style:name="T133_5" style:family="text"/>
    <style:style style:name="T133_6" style:family="text">
      <style:text-properties fo:color="#1155cc" style:text-underline-style="solid" style:text-underline-color="font-color"/>
    </style:style>
    <style:style style:name="P134" style:family="paragraph" style:parent-style-name="Standard">
      <style:paragraph-properties fo:break-before="auto" fo:text-indent="0cm" fo:line-height="100%" fo:margin-left="0.635cm" style:writing-mode="lr-tb"/>
    </style:style>
    <style:style style:name="T134_1" style:family="text"/>
    <style:style style:name="T134_2" style:family="text">
      <style:text-properties fo:color="#1155cc" style:text-underline-style="solid" style:text-underline-color="font-color"/>
    </style:style>
    <style:style style:name="P135" style:family="paragraph" style:parent-style-name="Standard">
      <style:paragraph-properties fo:break-before="auto" fo:line-height="100%" style:writing-mode="lr-tb"/>
    </style:style>
    <style:style style:name="P136" style:family="paragraph" style:parent-style-name="Standard">
      <style:paragraph-properties fo:break-before="auto" fo:line-height="100%" style:writing-mode="lr-tb"/>
    </style:style>
    <style:style style:name="P137" style:family="paragraph" style:parent-style-name="Standard">
      <style:paragraph-properties fo:break-before="auto" fo:line-height="100%" style:writing-mode="lr-tb"/>
    </style:style>
    <style:style style:name="P138" style:family="paragraph" style:parent-style-name="Standard">
      <style:paragraph-properties fo:break-before="auto" fo:line-height="100%" style:writing-mode="lr-tb"/>
    </style:style>
    <style:style style:name="P139" style:family="paragraph" style:parent-style-name="Standard">
      <style:paragraph-properties fo:break-before="auto" fo:line-height="100%" style:writing-mode="lr-tb"/>
    </style:style>
    <style:style style:name="P140" style:family="paragraph" style:parent-style-name="Standard">
      <style:paragraph-properties fo:break-before="auto" fo:line-height="100%" style:writing-mode="lr-tb"/>
    </style:style>
    <style:style style:name="P141" style:family="paragraph" style:parent-style-name="Standard">
      <style:paragraph-properties fo:break-before="auto" fo:line-height="100%" style:writing-mode="lr-tb"/>
    </style:style>
    <style:style style:name="P142" style:family="paragraph" style:parent-style-name="Standard">
      <style:paragraph-properties fo:break-before="auto" fo:line-height="100%" style:writing-mode="lr-tb"/>
    </style:style>
    <style:style style:name="P143" style:family="paragraph" style:parent-style-name="Standard">
      <style:paragraph-properties fo:break-before="auto" fo:line-height="100%" style:writing-mode="lr-tb"/>
    </style:style>
    <style:style style:name="P144" style:family="paragraph" style:parent-style-name="Standard">
      <style:paragraph-properties fo:break-before="auto" fo:line-height="100%" style:writing-mode="lr-tb"/>
    </style:style>
    <style:style style:name="P145" style:family="paragraph" style:parent-style-name="Standard">
      <style:paragraph-properties fo:break-before="auto" fo:line-height="100%" style:writing-mode="lr-tb"/>
    </style:style>
    <style:style style:name="P146" style:family="paragraph" style:parent-style-name="Standard">
      <style:paragraph-properties fo:break-before="auto" fo:line-height="100%" style:writing-mode="lr-tb"/>
    </style:style>
    <style:style style:name="P147" style:family="paragraph" style:parent-style-name="Standard">
      <style:paragraph-properties fo:break-before="auto" fo:line-height="100%" style:writing-mode="lr-tb"/>
    </style:style>
    <style:style style:name="P148" style:family="paragraph" style:parent-style-name="Standard">
      <style:paragraph-properties fo:break-before="auto" fo:line-height="100%" style:writing-mode="lr-tb"/>
    </style:style>
    <style:style style:name="P149" style:family="paragraph" style:parent-style-name="Standard">
      <style:paragraph-properties fo:break-before="auto" fo:line-height="100%" style:writing-mode="lr-tb"/>
    </style:style>
    <style:style style:name="P150" style:family="paragraph" style:parent-style-name="Standard">
      <style:paragraph-properties fo:break-before="auto" fo:line-height="100%" style:writing-mode="lr-tb"/>
    </style:style>
    <style:style style:name="P151" style:family="paragraph" style:parent-style-name="Standard">
      <style:paragraph-properties fo:break-before="auto" fo:line-height="100%" style:writing-mode="lr-tb"/>
    </style:style>
    <style:style style:name="P152" style:family="paragraph" style:parent-style-name="Standard">
      <style:paragraph-properties fo:break-before="auto" fo:line-height="100%" style:writing-mode="lr-tb"/>
    </style:style>
    <style:style style:name="P153" style:family="paragraph" style:parent-style-name="Standard">
      <style:paragraph-properties fo:break-before="auto" fo:line-height="100%" style:writing-mode="lr-tb"/>
    </style:style>
    <style:style style:name="P154" style:family="paragraph" style:parent-style-name="Standard">
      <style:paragraph-properties fo:break-before="auto" fo:line-height="100%" style:writing-mode="lr-tb"/>
    </style:style>
    <style:style style:name="P155" style:family="paragraph" style:parent-style-name="Standard">
      <style:paragraph-properties fo:break-before="auto" fo:line-height="100%" style:writing-mode="lr-tb"/>
    </style:style>
    <style:style style:name="P156" style:family="paragraph" style:parent-style-name="Standard">
      <style:paragraph-properties fo:break-before="auto" fo:line-height="100%" style:writing-mode="lr-tb"/>
    </style:style>
    <style:style style:name="P157" style:family="paragraph" style:parent-style-name="Standard">
      <style:paragraph-properties fo:break-before="auto" fo:line-height="100%" style:writing-mode="lr-tb"/>
    </style:style>
    <style:style style:name="P158" style:family="paragraph" style:parent-style-name="Heading_20_2">
      <style:paragraph-properties fo:text-align="justify" fo:break-before="auto" fo:line-height="100%" fo:margin-top="0cm" fo:keep-with-next="always" style:writing-mode="lr-tb"/>
    </style:style>
    <style:style style:name="T158_1" style:family="text"/>
    <style:style style:name="P159" style:family="paragraph" style:parent-style-name="Standard">
      <style:paragraph-properties fo:text-align="justify" fo:break-before="auto" fo:text-indent="0cm" fo:line-height="100%" fo:margin-top="0cm" fo:margin-left="0.529cm" style:writing-mode="lr-tb"/>
    </style:style>
    <style:style style:name="T159_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1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1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1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1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1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1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1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1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1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1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2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2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2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2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2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2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2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2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2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2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3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3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3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3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3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3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3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3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3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3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4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4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4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4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4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4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4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4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4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4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5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5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5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5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5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5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5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5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5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5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6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6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6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6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59_6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6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6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6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6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6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7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7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7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7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9_7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60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160_1" style:family="text"/>
    <style:style style:name="P161" style:family="paragraph" style:parent-style-name="Standard">
      <style:paragraph-properties fo:text-align="justify" fo:break-before="auto" fo:text-indent="0cm" fo:line-height="100%" fo:margin-top="0cm" fo:margin-left="1.249cm" style:writing-mode="lr-tb"/>
    </style:style>
    <style:style style:name="T161_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1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1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1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1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1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1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1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1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1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1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2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2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2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2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2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2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2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2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2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2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3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3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3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3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3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3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3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3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3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3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4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4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4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4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4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4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4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4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4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4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5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51" style:family="text"/>
    <style:style style:name="T161_52" style:family="text"/>
    <style:style style:name="T161_53" style:family="text"/>
    <style:style style:name="T161_5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5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5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5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58" style:family="text"/>
    <style:style style:name="T161_5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6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6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6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6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6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6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6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6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6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6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7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7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7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7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7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7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7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7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7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7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8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8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8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8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8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8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8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8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8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8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9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9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9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9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9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9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96" style:family="text"/>
    <style:style style:name="T161_9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9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62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162_1" style:family="text"/>
    <style:style style:name="P163" style:family="paragraph" style:parent-style-name="Standard">
      <style:paragraph-properties fo:text-align="justify" fo:break-before="auto" fo:text-indent="0cm" fo:line-height="100%" fo:margin-top="0cm" fo:margin-left="1.249cm" style:writing-mode="lr-tb"/>
    </style:style>
    <style:style style:name="T163_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3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3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3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3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3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3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3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3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3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3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4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4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4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4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4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4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4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4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4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4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5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5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5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5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5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5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5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5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5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5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6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6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6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6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6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6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6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6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6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6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7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7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7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7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7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7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7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7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7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7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8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64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P165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P166" style:family="paragraph" style:parent-style-name="Heading_20_3">
      <style:paragraph-properties fo:text-align="justify" fo:break-before="auto" fo:line-height="100%" fo:margin-top="0cm" fo:margin-bottom="0cm" fo:keep-with-next="always" style:writing-mode="lr-tb"/>
    </style:style>
    <style:style style:name="T166_1" style:family="text"/>
    <style:style style:name="Table4" style:family="table">
      <style:table-properties table:align="left" style:width="12.457cm" fo:margin-left="1.311cm"/>
    </style:style>
    <style:style style:name="Column8" style:family="table-column">
      <style:table-column-properties style:column-width="2.212cm"/>
    </style:style>
    <style:style style:name="Column9" style:family="table-column">
      <style:table-column-properties style:column-width="6.01cm"/>
    </style:style>
    <style:style style:name="Column10" style:family="table-column">
      <style:table-column-properties style:column-width="1.522cm"/>
    </style:style>
    <style:style style:name="Column11" style:family="table-column">
      <style:table-column-properties style:column-width="2.713cm"/>
    </style:style>
    <style:style style:name="Row11" style:family="table-row"/>
    <style:style style:name="Cell32" style:family="table-cell">
      <style:table-cell-properties fo:background-color="#eaeaea" style:vertical-align="top" fo:padding-top="0.03cm" fo:border-top="#292929 0.018cm solid" fo:padding-bottom="0.03cm" fo:border-bottom="#292929 0.026cm solid" fo:padding-left="0.03cm" fo:border-left="#292929 0.018cm solid" fo:padding-right="0.03cm" fo:border-right="#292929 0.026cm solid"/>
    </style:style>
    <style:style style:name="P16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33" style:family="table-cell">
      <style:table-cell-properties fo:background-color="#eaeaea" style:vertical-align="top" fo:padding-top="0.03cm" fo:border-top="#292929 0.018cm solid" fo:padding-bottom="0.03cm" fo:border-bottom="#292929 0.026cm solid" fo:padding-left="0.03cm" fo:border-left="#292929 0.026cm solid" fo:padding-right="0.03cm" fo:border-right="#292929 0.018cm solid"/>
    </style:style>
    <style:style style:name="P16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34" style:family="table-cell">
      <style:table-cell-properties fo:background-color="#eaeaea" style:vertical-align="top" fo:padding-top="0.03cm" fo:border-top="#292929 0.018cm solid" fo:padding-bottom="0.03cm" fo:border-bottom="#292929 0.026cm solid" fo:padding-left="0.03cm" fo:border-left="#292929 0.018cm solid" fo:padding-right="0.03cm" fo:border-right="#292929 0.018cm solid"/>
    </style:style>
    <style:style style:name="P16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35" style:family="table-cell">
      <style:table-cell-properties fo:background-color="#eaeaea" style:vertical-align="top" fo:padding-top="0.03cm" fo:border-top="#292929 0.018cm solid" fo:padding-bottom="0.03cm" fo:border-bottom="#292929 0.026cm solid" fo:padding-left="0.03cm" fo:border-left="#292929 0.018cm solid" fo:padding-right="0.03cm" fo:border-right="#292929 0.018cm solid"/>
    </style:style>
    <style:style style:name="P17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Row12" style:family="table-row"/>
    <style:style style:name="Cell36" style:family="table-cell">
      <style:table-cell-properties style:vertical-align="top" fo:border-top="#292929 0.026cm solid" fo:border-bottom="#292929 0.018cm solid" fo:padding-left="0.123cm" fo:border-left="#292929 0.018cm solid" fo:padding-right="0.123cm" fo:border-right="#292929 0.026cm solid"/>
    </style:style>
    <style:style style:name="P17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7" style:family="table-cell">
      <style:table-cell-properties style:vertical-align="top" fo:border-top="#292929 0.026cm solid" fo:border-bottom="#292929 0.018cm solid" fo:padding-left="0.123cm" fo:border-left="#292929 0.026cm solid" fo:padding-right="0.123cm" fo:border-right="#292929 0.018cm solid"/>
    </style:style>
    <style:style style:name="P17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3cm" fo:border-top="#292929 0.026cm solid" fo:border-bottom="#292929 0.018cm solid" fo:padding-left="0.123cm" fo:border-left="#292929 0.018cm solid" fo:padding-right="0.123cm" fo:border-right="#292929 0.018cm solid"/>
    </style:style>
    <style:style style:name="P17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3cm" fo:border-top="#292929 0.026cm solid" fo:border-bottom="#292929 0.018cm solid" fo:padding-left="0.123cm" fo:border-left="#292929 0.018cm solid" fo:padding-right="0.123cm" fo:border-right="#292929 0.018cm solid"/>
    </style:style>
    <style:style style:name="P17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3" style:family="table-row"/>
    <style:style style:name="Cell40" style:family="table-cell">
      <style:table-cell-properties style:vertical-align="top" fo:border-top="#292929 0.018cm solid" fo:border-bottom="#292929 0.018cm solid" fo:padding-left="0.123cm" fo:border-left="#292929 0.018cm solid" fo:padding-right="0.123cm" fo:border-right="#292929 0.026cm solid"/>
    </style:style>
    <style:style style:name="P17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1" style:family="table-cell">
      <style:table-cell-properties style:vertical-align="top" fo:border-top="#292929 0.018cm solid" fo:border-bottom="#292929 0.018cm solid" fo:padding-left="0.123cm" fo:border-left="#292929 0.026cm solid" fo:padding-right="0.123cm" fo:border-right="#292929 0.018cm solid"/>
    </style:style>
    <style:style style:name="P17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3cm" fo:border-top="#292929 0.018cm solid" fo:border-bottom="#292929 0.018cm solid" fo:padding-left="0.123cm" fo:border-left="#292929 0.018cm solid" fo:padding-right="0.123cm" fo:border-right="#292929 0.018cm solid"/>
    </style:style>
    <style:style style:name="P17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03cm" fo:border-top="#292929 0.018cm solid" fo:border-bottom="#292929 0.018cm solid" fo:padding-left="0.123cm" fo:border-left="#292929 0.018cm solid" fo:padding-right="0.123cm" fo:border-right="#292929 0.018cm solid"/>
    </style:style>
    <style:style style:name="P18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justify" fo:break-before="auto" fo:text-indent="0cm" fo:line-height="100%" fo:margin-top="0cm" fo:margin-left="1.249cm" style:writing-mode="lr-tb"/>
    </style:style>
    <style:style style:name="P182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182_1" style:family="text"/>
    <style:style style:name="P183" style:family="paragraph" style:parent-style-name="Standard">
      <style:paragraph-properties fo:text-align="justify" fo:break-before="auto" fo:line-height="100%" fo:margin-top="0cm" style:writing-mode="lr-tb"/>
    </style:style>
    <style:style style:name="T183_1" style:family="text">
      <style:text-properties fo:font-style="italic" style:font-style-asian="italic" style:font-style-complex="italic" fo:color="#0000ff"/>
    </style:style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P184" style:family="paragraph" style:parent-style-name="Heading_20_2">
      <style:paragraph-properties fo:text-align="justify" fo:break-before="auto" fo:line-height="100%" fo:margin-top="0cm" fo:keep-with-next="always" style:writing-mode="lr-tb"/>
    </style:style>
    <style:style style:name="T184_1" style:family="text"/>
    <style:style style:name="T184_2" style:family="text"/>
    <style:style style:name="T184_3" style:family="text"/>
    <style:style style:name="P185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P186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186_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5" style:family="text"/>
    <style:style style:name="T186_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7" style:family="text"/>
    <style:style style:name="T186_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2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21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22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23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24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25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26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27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28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29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30" style:family="text">
      <style:text-properties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P187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P188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P189" style:family="paragraph" style:parent-style-name="Heading_20_3">
      <style:paragraph-properties fo:text-align="justify" fo:break-before="auto" fo:line-height="100%" fo:margin-top="0cm" fo:margin-bottom="0cm" fo:keep-with-next="always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able5" style:family="table">
      <style:table-properties table:align="left" style:width="14.042cm" fo:margin-left="1.311cm"/>
    </style:style>
    <style:style style:name="Column12" style:family="table-column">
      <style:table-column-properties style:column-width="4.44cm"/>
    </style:style>
    <style:style style:name="Column13" style:family="table-column">
      <style:table-column-properties style:column-width="9.603cm"/>
    </style:style>
    <style:style style:name="Row14" style:family="table-row"/>
    <style:style style:name="Cell44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19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19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/>
    <style:style style:name="Cell46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19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19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48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19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19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justify" fo:break-before="auto" fo:text-indent="0cm" fo:line-height="100%" fo:margin-top="0.423cm" fo:margin-bottom="0.106cm" fo:margin-left="0cm" fo:keep-with-next="always" style:writing-mode="lr-tb"/>
    </style:style>
    <style:style style:name="Table6" style:family="table">
      <style:table-properties table:align="left" style:width="14.042cm" fo:margin-left="1.311cm"/>
    </style:style>
    <style:style style:name="Column14" style:family="table-column">
      <style:table-column-properties style:column-width="4.44cm"/>
    </style:style>
    <style:style style:name="Column15" style:family="table-column">
      <style:table-column-properties style:column-width="9.603cm"/>
    </style:style>
    <style:style style:name="Row17" style:family="table-row"/>
    <style:style style:name="Cell50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19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19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19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0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9" style:family="table-row"/>
    <style:style style:name="Cell54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0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0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justify" fo:break-before="auto" fo:text-indent="0cm" fo:line-height="100%" fo:margin-top="0.423cm" fo:margin-bottom="0.106cm" fo:margin-left="0cm" fo:keep-with-next="always" style:writing-mode="lr-tb"/>
    </style:style>
    <style:style style:name="Table7" style:family="table">
      <style:table-properties table:align="left" style:width="14.042cm" fo:margin-left="1.311cm"/>
    </style:style>
    <style:style style:name="Column16" style:family="table-column">
      <style:table-column-properties style:column-width="4.44cm"/>
    </style:style>
    <style:style style:name="Column17" style:family="table-column">
      <style:table-column-properties style:column-width="9.603cm"/>
    </style:style>
    <style:style style:name="Row20" style:family="table-row"/>
    <style:style style:name="Cell56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0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0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1" style:family="table-row"/>
    <style:style style:name="Cell58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0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0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2" style:family="table-row"/>
    <style:style style:name="Cell60" style:family="table-cell">
      <style:table-cell-properties fo:background-color="#eaeaea" style:vertical-align="top" fo:padding-top="0.03cm" fo:border-top="#292929 0.018cm solid" fo:border-bottom="#292929 0.018cm solid" fo:padding-left="0.071cm" fo:border-left="#292929 0.018cm solid" fo:padding-right="0.071cm" fo:border-right="#292929 0.026cm solid"/>
    </style:style>
    <style:style style:name="P20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03cm" fo:border-top="#292929 0.018cm solid" fo:border-bottom="#292929 0.018cm solid" fo:padding-left="0.071cm" fo:border-left="#292929 0.026cm solid" fo:padding-right="0.071cm" fo:border-right="#292929 0.018cm solid"/>
    </style:style>
    <style:style style:name="P20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211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211_1" style:family="text"/>
    <style:style style:name="P212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P213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P214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P215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P21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217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P218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P219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P220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P221" style:family="paragraph" style:parent-style-name="Standard">
      <style:paragraph-properties fo:text-align="justify" fo:break-before="auto" fo:line-height="100%" fo:margin-top="0cm" style:writing-mode="lr-tb"/>
    </style:style>
    <style:style style:name="P222" style:family="paragraph" style:parent-style-name="Standard">
      <style:paragraph-properties fo:text-align="justify" fo:break-before="auto" fo:line-height="100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P223" style:family="paragraph" style:parent-style-name="Standard">
      <style:paragraph-properties fo:text-align="justify" fo:break-before="auto" fo:line-height="100%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P224" style:family="paragraph" style:parent-style-name="Standard">
      <style:paragraph-properties fo:text-align="justify" fo:break-before="auto" fo:line-height="100%" fo:margin-top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P225" style:family="paragraph" style:parent-style-name="Standard">
      <style:paragraph-properties fo:text-align="justify" fo:break-before="auto" fo:line-height="100%" fo:margin-top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P226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P227" style:family="paragraph" style:parent-style-name="Heading_20_2">
      <style:paragraph-properties fo:text-align="justify" fo:break-before="auto" fo:line-height="100%" fo:margin-top="0cm" style:writing-mode="lr-tb"/>
    </style:style>
    <style:style style:name="T227_1" style:family="text"/>
    <style:style style:name="T227_2" style:family="text"/>
    <style:style style:name="T227_3" style:family="text"/>
    <style:style style:name="P228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P229" style:family="paragraph" style:parent-style-name="Heading_20_4">
      <style:paragraph-properties fo:text-align="justify" fo:break-before="auto" fo:line-height="100%" fo:margin-top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P230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P231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P232" style:family="paragraph" style:parent-style-name="Standard">
      <style:paragraph-properties fo:text-align="justify" fo:break-before="auto" fo:line-height="100%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P233" style:family="paragraph" style:parent-style-name="Standard">
      <style:paragraph-properties fo:text-align="justify" fo:break-before="auto" fo:line-height="100%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P234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P235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P236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P237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/>
    <style:style style:name="T237_43" style:family="text"/>
    <style:style style:name="T237_44" style:family="text"/>
    <style:style style:name="T237_45" style:family="text"/>
    <style:style style:name="T237_46" style:family="text"/>
    <style:style style:name="T237_47" style:family="text"/>
    <style:style style:name="T237_48" style:family="text"/>
    <style:style style:name="T237_49" style:family="text"/>
    <style:style style:name="T237_50" style:family="text"/>
    <style:style style:name="T237_51" style:family="text"/>
    <style:style style:name="T237_52" style:family="text"/>
    <style:style style:name="T237_53" style:family="text"/>
    <style:style style:name="T237_54" style:family="text"/>
    <style:style style:name="P23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239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T239_51" style:family="text"/>
    <style:style style:name="T239_52" style:family="text"/>
    <style:style style:name="T239_53" style:family="text"/>
    <style:style style:name="T239_54" style:family="text"/>
    <style:style style:name="T239_55" style:family="text"/>
    <style:style style:name="T239_56" style:family="text"/>
    <style:style style:name="T239_57" style:family="text"/>
    <style:style style:name="T239_58" style:family="text"/>
    <style:style style:name="T239_59" style:family="text"/>
    <style:style style:name="T239_60" style:family="text"/>
    <style:style style:name="T239_61" style:family="text"/>
    <style:style style:name="T239_62" style:family="text"/>
    <style:style style:name="T239_63" style:family="text"/>
    <style:style style:name="T239_64" style:family="text"/>
    <style:style style:name="T239_65" style:family="text"/>
    <style:style style:name="T239_66" style:family="text"/>
    <style:style style:name="T239_67" style:family="text"/>
    <style:style style:name="T239_68" style:family="text"/>
    <style:style style:name="T239_69" style:family="text"/>
    <style:style style:name="T239_70" style:family="text"/>
    <style:style style:name="T239_71" style:family="text"/>
    <style:style style:name="T239_72" style:family="text"/>
    <style:style style:name="T239_73" style:family="text"/>
    <style:style style:name="T239_74" style:family="text"/>
    <style:style style:name="T239_75" style:family="text"/>
    <style:style style:name="T239_76" style:family="text"/>
    <style:style style:name="T239_77" style:family="text"/>
    <style:style style:name="T239_78" style:family="text"/>
    <style:style style:name="T239_79" style:family="text"/>
    <style:style style:name="T239_80" style:family="text"/>
    <style:style style:name="T239_81" style:family="text"/>
    <style:style style:name="T239_82" style:family="text"/>
    <style:style style:name="T239_83" style:family="text"/>
    <style:style style:name="T239_84" style:family="text"/>
    <style:style style:name="T239_85" style:family="text"/>
    <style:style style:name="T239_86" style:family="text"/>
    <style:style style:name="T239_87" style:family="text"/>
    <style:style style:name="T239_88" style:family="text"/>
    <style:style style:name="T239_89" style:family="text"/>
    <style:style style:name="T239_90" style:family="text"/>
    <style:style style:name="T239_91" style:family="text"/>
    <style:style style:name="T239_92" style:family="text"/>
    <style:style style:name="T239_93" style:family="text"/>
    <style:style style:name="T239_94" style:family="text"/>
    <style:style style:name="P240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P241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P242" style:family="paragraph" style:parent-style-name="Heading_20_4">
      <style:paragraph-properties fo:text-align="justify" fo:break-before="auto" fo:line-height="100%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P243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P244" style:family="paragraph" style:parent-style-name="Heading_20_4">
      <style:paragraph-properties fo:text-align="justify" fo:break-before="auto" fo:line-height="100%" fo:margin-top="0cm" fo:margin-bottom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P245" style:family="paragraph" style:parent-style-name="Standard">
      <style:paragraph-properties fo:break-before="auto" fo:line-height="100%" style:writing-mode="lr-tb"/>
    </style:style>
    <style:style style:name="P246" style:family="paragraph" style:parent-style-name="Standard">
      <style:paragraph-properties fo:break-before="auto" fo:text-indent="2.011cm" fo:line-height="100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P247" style:family="paragraph" style:parent-style-name="Standard">
      <style:paragraph-properties fo:text-align="justify" fo:break-before="auto" fo:text-indent="0cm" fo:line-height="100%" fo:margin-top="0cm" fo:margin-left="2.117cm" style:writing-mode="lr-tb"/>
      <style:text-properties fo:font-style="italic" style:font-style-asian="italic" style:font-style-complex="italic" fo:color="#0000ff"/>
    </style:style>
    <style:style style:name="P248" style:family="paragraph" style:parent-style-name="Standard">
      <style:paragraph-properties fo:text-align="justify" fo:break-before="auto" fo:line-height="100%" fo:margin-top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P249" style:family="paragraph" style:parent-style-name="Standard">
      <style:paragraph-properties fo:text-align="justify" fo:break-before="auto" fo:line-height="100%" fo:margin-top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P250" style:family="paragraph" style:parent-style-name="Standard">
      <style:paragraph-properties fo:text-align="justify" fo:break-before="auto" fo:line-height="100%" fo:margin-top="0cm" style:writing-mode="lr-tb"/>
    </style:style>
    <style:style style:name="P251" style:family="paragraph" style:parent-style-name="Standard">
      <style:paragraph-properties fo:text-align="justify" fo:break-before="auto" fo:text-indent="0cm" fo:line-height="100%" fo:margin-top="0cm" fo:margin-left="2.011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P252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P253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P254" style:family="paragraph" style:parent-style-name="Heading_20_3">
      <style:paragraph-properties fo:text-align="justify" fo:break-before="auto" fo:line-height="100%" fo:margin-top="0cm" fo:keep-with-next="always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P255" style:family="paragraph" style:parent-style-name="Heading_20_4">
      <style:paragraph-properties fo:text-align="justify" fo:break-before="auto" fo:line-height="100%" fo:margin-top="0cm" fo:keep-with-next="always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P256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P257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P258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P259" style:family="paragraph" style:parent-style-name="Heading_20_4">
      <style:paragraph-properties fo:text-align="justify" fo:break-before="auto" fo:line-height="100%" fo:margin-top="0cm" fo:keep-with-next="always" style:writing-mode="lr-tb"/>
    </style:style>
    <style:style style:name="T259_1" style:family="text"/>
    <style:style style:name="P260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P261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P262" style:family="paragraph" style:parent-style-name="Heading_20_4">
      <style:paragraph-properties fo:text-align="justify" fo:break-before="auto" fo:line-height="100%" fo:margin-top="0cm" fo:margin-bottom="0cm" fo:keep-with-next="always" style:writing-mode="lr-tb"/>
    </style:style>
    <style:style style:name="T262_1" style:family="text"/>
    <style:style style:name="P263" style:family="paragraph" style:parent-style-name="Standard">
      <style:paragraph-properties fo:break-before="auto" fo:text-indent="0cm" fo:line-height="100%" fo:margin-left="2.011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P264" style:family="paragraph" style:parent-style-name="Heading_20_4">
      <style:paragraph-properties fo:text-align="justify" fo:break-before="auto" fo:line-height="100%" fo:margin-top="0cm" fo:keep-with-next="always" style:writing-mode="lr-tb"/>
    </style:style>
    <style:style style:name="T264_1" style:family="text"/>
    <style:style style:name="P265" style:family="paragraph" style:parent-style-name="Standard">
      <style:paragraph-properties fo:text-align="justify" fo:break-before="auto" fo:text-indent="0cm" fo:line-height="100%" fo:margin-top="0.423cm" fo:margin-bottom="0.106cm" fo:margin-left="2.011cm" fo:keep-with-next="always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P266" style:family="paragraph" style:parent-style-name="Heading_20_4">
      <style:paragraph-properties fo:text-align="justify" fo:break-before="auto" fo:line-height="100%" fo:margin-top="0cm" fo:keep-with-next="always" style:writing-mode="lr-tb"/>
    </style:style>
    <style:style style:name="T266_1" style:family="text"/>
    <style:style style:name="P267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P268" style:family="paragraph" style:parent-style-name="Standard">
      <style:paragraph-properties fo:text-align="justify" fo:break-before="auto" fo:text-indent="0cm" fo:line-height="100%" fo:margin-top="0cm" fo:margin-left="2.117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T268_51" style:family="text"/>
    <style:style style:name="T268_52" style:family="text"/>
    <style:style style:name="P269" style:family="paragraph" style:parent-style-name="Heading_20_4">
      <style:paragraph-properties fo:text-align="justify" fo:break-before="auto" fo:line-height="100%" fo:margin-top="0cm" fo:keep-with-next="always" style:writing-mode="lr-tb"/>
    </style:style>
    <style:style style:name="T269_1" style:family="text"/>
    <style:style style:name="P270" style:family="paragraph" style:parent-style-name="Standard">
      <style:paragraph-properties fo:text-align="justify" fo:break-before="auto" fo:text-indent="0cm" fo:line-height="100%" fo:margin-top="0.423cm" fo:margin-bottom="0.106cm" fo:margin-left="2.54cm" fo:keep-with-next="always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P271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P272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>
      <style:text-properties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73" style:family="paragraph" style:parent-style-name="Heading_20_3">
      <style:paragraph-properties fo:text-align="justify" fo:break-before="auto" fo:line-height="100%" fo:margin-top="0cm" style:writing-mode="lr-tb"/>
    </style:style>
    <style:style style:name="T273_1" style:family="text"/>
    <style:style style:name="T273_2" style:family="text"/>
    <style:style style:name="T273_3" style:family="text"/>
    <style:style style:name="P274" style:family="paragraph" style:parent-style-name="Standard">
      <style:paragraph-properties fo:text-align="justify" fo:break-before="auto" fo:text-indent="0cm" fo:line-height="100%" fo:margin-top="0cm" fo:margin-left="1.058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P275" style:family="paragraph" style:parent-style-name="Heading_20_2">
      <style:paragraph-properties fo:text-align="justify" fo:break-before="auto" fo:line-height="100%" fo:margin-top="0cm" fo:keep-with-next="always" style:writing-mode="lr-tb"/>
    </style:style>
    <style:style style:name="T275_1" style:family="text"/>
    <style:style style:name="P276" style:family="paragraph" style:parent-style-name="Standard">
      <style:paragraph-properties fo:text-align="justify" fo:break-before="auto" fo:text-indent="0cm" fo:line-height="100%" fo:margin-top="0cm" fo:margin-bottom="0cm" fo:margin-left="0.529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able:table table:style-name="Table1">
        <table:table-column table:style-name="Column1"/>
        <table:table-row table:style-name="Row1">
          <table:table-cell table:style-name="Cell1">
            <text:p text:style-name="P30"/>
          </table:table-cell>
        </table:table-row>
      </table:table>
      <text:p text:style-name="P31"><text:span text:style-name="T31_1">Especificación</text:span><text:span text:style-name="T31_2"><text:s/></text:span><text:span text:style-name="T31_3">de</text:span><text:span text:style-name="T31_4"><text:s/></text:span><text:span text:style-name="T31_5">requisitos</text:span><text:span text:style-name="T31_6"><text:s/></text:span><text:span text:style-name="T31_7">de</text:span><text:span text:style-name="T31_8"><text:s/></text:span><text:span text:style-name="T31_9">software</text:span></text:p>
      <text:p text:style-name="P32"/>
      <text:p text:style-name="P33"><text:span text:style-name="T33_1">Proyecto</text:span><text:span text:style-name="T33_2">:<text:s/></text:span><text:span text:style-name="T33_3">Proyecto</text:span><text:span text:style-name="T33_4"><text:s/></text:span><text:span text:style-name="T33_5">Coraz</text:span><text:span text:style-name="T33_6">ó</text:span><text:span text:style-name="T33_7">n</text:span><text:span text:style-name="T33_8"><text:s/></text:span></text:p>
      <text:p text:style-name="P34"><text:span text:style-name="T34_1">Revisión</text:span><text:span text:style-name="T34_2">:<text:s/>03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h text:style-name="P49" text:outline-level="10"><text:bookmark-start text:name="h.a6xndxlqdm0h"/><text:bookmark-end text:name="h.a6xndxlqdm0h"/><text:span text:style-name="T49_1">Ficha</text:span><text:span text:style-name="T49_2"><text:s/></text:span><text:span text:style-name="T49_3">del</text:span><text:span text:style-name="T49_4"><text:s/></text:span><text:span text:style-name="T49_5">documento</text:span></text:h>
      <text:p text:style-name="P50"/>
      <text:p text:style-name="P51"/>
      <table:table table:style-name="Table2">
        <table:table-column table:style-name="Column2"/>
        <table:table-column table:style-name="Column3"/>
        <table:table-column table:style-name="Column4"/>
        <table:table-column table:style-name="Column5"/>
        <table:table-row table:style-name="Row2">
          <table:table-cell table:style-name="Cell2">
            <text:p text:style-name="P52"><text:span text:style-name="T52_1">Fecha</text:span></text:p>
          </table:table-cell>
          <table:table-cell table:style-name="Cell3">
            <text:p text:style-name="P53"><text:span text:style-name="T53_1">Revisión</text:span></text:p>
          </table:table-cell>
          <table:table-cell table:style-name="Cell4">
            <text:p text:style-name="P54"><text:span text:style-name="T54_1">Autor</text:span></text:p>
          </table:table-cell>
          <table:table-cell table:style-name="Cell5">
            <text:p text:style-name="P55"><text:span text:style-name="T55_1">Verificado</text:span></text:p>
          </table:table-cell>
        </table:table-row>
        <table:table-row table:style-name="Row3">
          <table:table-cell table:style-name="Cell6">
            <text:p text:style-name="P56"><text:span text:style-name="T56_1">23/09/14</text:span></text:p>
          </table:table-cell>
          <table:table-cell table:style-name="Cell7">
            <text:p text:style-name="P57"><text:span text:style-name="T57_1">01</text:span></text:p>
          </table:table-cell>
          <table:table-cell table:style-name="Cell8">
            <text:p text:style-name="P58"><text:span text:style-name="T58_1">Zubieta</text:span><text:span text:style-name="T58_2"><text:s/></text:span><text:span text:style-name="T58_3">Battista</text:span><text:span text:style-name="T58_4">,<text:s/></text:span><text:span text:style-name="T58_5">Jaime</text:span></text:p>
          </table:table-cell>
          <table:table-cell table:style-name="Cell9">
            <text:p text:style-name="P59"/>
          </table:table-cell>
        </table:table-row>
        <table:table-row table:style-name="Row4">
          <table:table-cell table:style-name="Cell10">
            <text:p text:style-name="P60"><text:span text:style-name="T60_1">25/09/14</text:span></text:p>
          </table:table-cell>
          <table:table-cell table:style-name="Cell11">
            <text:p text:style-name="P61"><text:span text:style-name="T61_1">02</text:span></text:p>
          </table:table-cell>
          <table:table-cell table:style-name="Cell12">
            <text:p text:style-name="P62"><text:span text:style-name="T62_1">Cube</text:span><text:span text:style-name="T62_2">’</text:span><text:span text:style-name="T62_3">s</text:span><text:span text:style-name="T62_4"><text:s/></text:span><text:span text:style-name="T62_5">Crew</text:span></text:p>
          </table:table-cell>
          <table:table-cell table:style-name="Cell13">
            <text:p text:style-name="P63"/>
          </table:table-cell>
        </table:table-row>
        <table:table-row table:style-name="Row5">
          <table:table-cell table:style-name="Cell14">
            <text:p text:style-name="P64"><text:span text:style-name="T64_1">29/09/14</text:span></text:p>
          </table:table-cell>
          <table:table-cell table:style-name="Cell15">
            <text:p text:style-name="P65"><text:span text:style-name="T65_1">03</text:span></text:p>
          </table:table-cell>
          <table:table-cell table:style-name="Cell16">
            <text:p text:style-name="P66"><text:span text:style-name="T66_1">Cube</text:span><text:span text:style-name="T66_2">’</text:span><text:span text:style-name="T66_3">s</text:span><text:span text:style-name="T66_4"><text:s/></text:span><text:span text:style-name="T66_5">Crew</text:span></text:p>
          </table:table-cell>
          <table:table-cell table:style-name="Cell17">
            <text:p text:style-name="P67"/>
          </table:table-cell>
        </table:table-row>
        <table:table-row table:style-name="Row6">
          <table:table-cell table:style-name="Cell18">
            <text:p text:style-name="P68"/>
          </table:table-cell>
          <table:table-cell table:style-name="Cell19">
            <text:p text:style-name="P69"/>
          </table:table-cell>
          <table:table-cell table:style-name="Cell20">
            <text:p text:style-name="P70"/>
          </table:table-cell>
          <table:table-cell table:style-name="Cell21">
            <text:p text:style-name="P71"/>
          </table:table-cell>
        </table:table-row>
        <table:table-row table:style-name="Row7">
          <table:table-cell table:style-name="Cell22">
            <text:p text:style-name="P72"/>
          </table:table-cell>
          <table:table-cell table:style-name="Cell23">
            <text:p text:style-name="P73"/>
          </table:table-cell>
          <table:table-cell table:style-name="Cell24">
            <text:p text:style-name="P74"/>
          </table:table-cell>
          <table:table-cell table:style-name="Cell25">
            <text:p text:style-name="P75"/>
          </table:table-cell>
        </table:table-row>
      </table:table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><text:span text:style-name="T84_1">Documento</text:span><text:span text:style-name="T84_2"><text:s/></text:span><text:span text:style-name="T84_3">validado</text:span><text:span text:style-name="T84_4"><text:s/></text:span><text:span text:style-name="T84_5">por</text:span><text:span text:style-name="T84_6"><text:s/></text:span><text:span text:style-name="T84_7">las</text:span><text:span text:style-name="T84_8"><text:s/></text:span><text:span text:style-name="T84_9">partes</text:span><text:span text:style-name="T84_10"><text:s/></text:span><text:span text:style-name="T84_11">en</text:span><text:span text:style-name="T84_12"><text:s/></text:span><text:span text:style-name="T84_13">fecha</text:span><text:span text:style-name="T84_14">:<text:s/></text:span></text:p>
      <text:p text:style-name="P85"/>
      <table:table table:style-name="Table3">
        <table:table-column table:style-name="Column6"/>
        <table:table-column table:style-name="Column7"/>
        <table:table-row table:style-name="Row8">
          <table:table-cell table:style-name="Cell26">
            <text:p text:style-name="P86"><text:span text:style-name="T86_1">Por</text:span><text:span text:style-name="T86_2"><text:s/></text:span><text:span text:style-name="T86_3">el</text:span><text:span text:style-name="T86_4"><text:s/></text:span><text:span text:style-name="T86_5">cliente</text:span></text:p>
          </table:table-cell>
          <table:table-cell table:style-name="Cell27">
            <text:p text:style-name="P87"><text:span text:style-name="T87_1">Por</text:span><text:span text:style-name="T87_2"><text:s/></text:span><text:span text:style-name="T87_3">la</text:span><text:span text:style-name="T87_4"><text:s/></text:span><text:span text:style-name="T87_5">empresa</text:span><text:span text:style-name="T87_6"><text:s/></text:span><text:span text:style-name="T87_7">suministradora</text:span></text:p>
          </table:table-cell>
        </table:table-row>
        <table:table-row table:style-name="Row9">
          <table:table-cell table:style-name="Cell28">
            <text:p text:style-name="P88"/>
          </table:table-cell>
          <table:table-cell table:style-name="Cell29"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</table:table-cell>
        </table:table-row>
        <table:table-row table:style-name="Row10">
          <table:table-cell table:style-name="Cell30">
            <text:p text:style-name="P96"><text:span text:style-name="T96_1">Aclaración</text:span><text:span text:style-name="T96_2"><text:s/></text:span></text:p>
          </table:table-cell>
          <table:table-cell table:style-name="Cell31">
            <text:p text:style-name="P97"><text:span text:style-name="T97_1">Aclaración</text:span><text:span text:style-name="T97_2"><text:s/></text:span></text:p>
          </table:table-cell>
        </table:table-row>
      </table:table>
      <text:p text:style-name="P98"/>
      <text:p text:style-name="P99"/>
      <text:p text:style-name="P100"/>
      <text:p text:style-name="P101"/>
      <text:p text:style-name="P102"/>
      <text:h text:style-name="P103" text:outline-level="10"><text:bookmark-start text:name="h.o7rzh1vchqds"/><text:bookmark-end text:name="h.o7rzh1vchqds"/><text:span text:style-name="T103_1">Contenido</text:span></text:h>
      <text:p text:style-name="P104"/>
      <text:p text:style-name="P105"><text:span text:style-name="T105_1"><text:a xlink:type="simple" xlink:href="#h.a6xndxlqdm0h"><text:span text:style-name="T105_2">Ficha</text:span></text:a></text:span><text:span text:style-name="T105_3"><text:a xlink:type="simple" xlink:href="#h.a6xndxlqdm0h"><text:span text:style-name="T105_4"><text:s/></text:span></text:a></text:span><text:span text:style-name="T105_5"><text:a xlink:type="simple" xlink:href="#h.a6xndxlqdm0h"><text:span text:style-name="T105_6">del</text:span></text:a></text:span><text:span text:style-name="T105_7"><text:a xlink:type="simple" xlink:href="#h.a6xndxlqdm0h"><text:span text:style-name="T105_8"><text:s/></text:span></text:a></text:span><text:span text:style-name="T105_9"><text:a xlink:type="simple" xlink:href="#h.a6xndxlqdm0h"><text:span text:style-name="T105_10">documento</text:span></text:a></text:span></text:p>
      <text:p text:style-name="P106"><text:span text:style-name="T106_1"><text:a xlink:type="simple" xlink:href="#h.30j0zll"><text:span text:style-name="T106_2">Contenido</text:span></text:a></text:span></text:p>
      <text:p text:style-name="P107"><text:span text:style-name="T107_1"><text:a xlink:type="simple" xlink:href="#h.pp0zazj9tjy2"><text:span text:style-name="T107_2">Introducción</text:span></text:a></text:span></text:p>
      <text:p text:style-name="P108"><text:span text:style-name="T108_1"><text:a xlink:type="simple" xlink:href="#h.w7srj1dsll46"><text:span text:style-name="T108_2">Propósito</text:span></text:a></text:span></text:p>
      <text:p text:style-name="P109"><text:span text:style-name="T109_1"><text:a xlink:type="simple" xlink:href="#h.sb5339s4r0fy"><text:span text:style-name="T109_2">Alcance</text:span></text:a></text:span></text:p>
      <text:p text:style-name="P110"><text:span text:style-name="T110_1"><text:a xlink:type="simple" xlink:href="#h.y2d9elcaerop"><text:span text:style-name="T110_2">Definiciones</text:span></text:a></text:span><text:span text:style-name="T110_3"><text:a xlink:type="simple" xlink:href="#h.y2d9elcaerop"><text:span text:style-name="T110_4">,<text:s/></text:span></text:a></text:span><text:span text:style-name="T110_5"><text:a xlink:type="simple" xlink:href="#h.y2d9elcaerop"><text:span text:style-name="T110_6">acrónimos</text:span></text:a></text:span><text:span text:style-name="T110_7"><text:a xlink:type="simple" xlink:href="#h.y2d9elcaerop"><text:span text:style-name="T110_8"><text:s/></text:span></text:a></text:span><text:span text:style-name="T110_9"><text:a xlink:type="simple" xlink:href="#h.y2d9elcaerop"><text:span text:style-name="T110_10">y</text:span></text:a></text:span><text:span text:style-name="T110_11"><text:a xlink:type="simple" xlink:href="#h.y2d9elcaerop"><text:span text:style-name="T110_12"><text:s/></text:span></text:a></text:span><text:span text:style-name="T110_13"><text:a xlink:type="simple" xlink:href="#h.y2d9elcaerop"><text:span text:style-name="T110_14">abreviaturas</text:span></text:a></text:span></text:p>
      <text:p text:style-name="P111"><text:span text:style-name="T111_1"><text:a xlink:type="simple" xlink:href="#h.s7b3aofmjl0h"><text:span text:style-name="T111_2">Referencias</text:span></text:a></text:span></text:p>
      <text:p text:style-name="P112"><text:span text:style-name="T112_1"><text:a xlink:type="simple" xlink:href="#h.93z38t5u73er"><text:span text:style-name="T112_2">Resumen</text:span></text:a></text:span></text:p>
      <text:p text:style-name="P113"><text:span text:style-name="T113_1"><text:a xlink:type="simple" xlink:href="#h.t9n9ap7e32pf"><text:span text:style-name="T113_2">Descripción</text:span></text:a></text:span><text:span text:style-name="T113_3"><text:a xlink:type="simple" xlink:href="#h.t9n9ap7e32pf"><text:span text:style-name="T113_4"><text:s/></text:span></text:a></text:span><text:span text:style-name="T113_5"><text:a xlink:type="simple" xlink:href="#h.t9n9ap7e32pf"><text:span text:style-name="T113_6">general</text:span></text:a></text:span></text:p>
      <text:p text:style-name="P114"><text:span text:style-name="T114_1"><text:a xlink:type="simple" xlink:href="#h.2s8eyo1"><text:span text:style-name="T114_2">Perspectiva</text:span></text:a></text:span><text:span text:style-name="T114_3"><text:a xlink:type="simple" xlink:href="#h.2s8eyo1"><text:span text:style-name="T114_4"><text:s/></text:span></text:a></text:span><text:span text:style-name="T114_5"><text:a xlink:type="simple" xlink:href="#h.2s8eyo1"><text:span text:style-name="T114_6">del</text:span></text:a></text:span><text:span text:style-name="T114_7"><text:a xlink:type="simple" xlink:href="#h.2s8eyo1"><text:span text:style-name="T114_8"><text:s/></text:span></text:a></text:span><text:span text:style-name="T114_9"><text:a xlink:type="simple" xlink:href="#h.2s8eyo1"><text:span text:style-name="T114_10">producto</text:span></text:a></text:span></text:p>
      <text:p text:style-name="P115"><text:span text:style-name="T115_1"><text:a xlink:type="simple" xlink:href="#h.7lnbezb9381s"><text:span text:style-name="T115_2">Funcionalidad</text:span></text:a></text:span><text:span text:style-name="T115_3"><text:a xlink:type="simple" xlink:href="#h.7lnbezb9381s"><text:span text:style-name="T115_4"><text:s/></text:span></text:a></text:span><text:span text:style-name="T115_5"><text:a xlink:type="simple" xlink:href="#h.7lnbezb9381s"><text:span text:style-name="T115_6">del</text:span></text:a></text:span><text:span text:style-name="T115_7"><text:a xlink:type="simple" xlink:href="#h.7lnbezb9381s"><text:span text:style-name="T115_8"><text:s/></text:span></text:a></text:span><text:span text:style-name="T115_9"><text:a xlink:type="simple" xlink:href="#h.7lnbezb9381s"><text:span text:style-name="T115_10">producto</text:span></text:a></text:span></text:p>
      <text:p text:style-name="P116"><text:span text:style-name="T116_1"><text:a xlink:type="simple" xlink:href="#h.ajg9aooehi8r"><text:span text:style-name="T116_2">Características</text:span></text:a></text:span><text:span text:style-name="T116_3"><text:a xlink:type="simple" xlink:href="#h.ajg9aooehi8r"><text:span text:style-name="T116_4"><text:s/></text:span></text:a></text:span><text:span text:style-name="T116_5"><text:a xlink:type="simple" xlink:href="#h.ajg9aooehi8r"><text:span text:style-name="T116_6">de</text:span></text:a></text:span><text:span text:style-name="T116_7"><text:a xlink:type="simple" xlink:href="#h.ajg9aooehi8r"><text:span text:style-name="T116_8"><text:s/></text:span></text:a></text:span><text:span text:style-name="T116_9"><text:a xlink:type="simple" xlink:href="#h.ajg9aooehi8r"><text:span text:style-name="T116_10">los</text:span></text:a></text:span><text:span text:style-name="T116_11"><text:a xlink:type="simple" xlink:href="#h.ajg9aooehi8r"><text:span text:style-name="T116_12"><text:s/></text:span></text:a></text:span><text:span text:style-name="T116_13"><text:a xlink:type="simple" xlink:href="#h.ajg9aooehi8r"><text:span text:style-name="T116_14">usuarios</text:span></text:a></text:span></text:p>
      <text:p text:style-name="P117"><text:span text:style-name="T117_1"><text:a xlink:type="simple" xlink:href="#h.5mh840ey0d16"><text:span text:style-name="T117_2">Restricciones</text:span></text:a></text:span></text:p>
      <text:p text:style-name="P118"><text:span text:style-name="T118_1"><text:a xlink:type="simple" xlink:href="#h.xeqo63sm9a0q"><text:span text:style-name="T118_2">Suposiciones</text:span></text:a></text:span><text:span text:style-name="T118_3"><text:a xlink:type="simple" xlink:href="#h.xeqo63sm9a0q"><text:span text:style-name="T118_4"><text:s/></text:span></text:a></text:span><text:span text:style-name="T118_5"><text:a xlink:type="simple" xlink:href="#h.xeqo63sm9a0q"><text:span text:style-name="T118_6">y</text:span></text:a></text:span><text:span text:style-name="T118_7"><text:a xlink:type="simple" xlink:href="#h.xeqo63sm9a0q"><text:span text:style-name="T118_8"><text:s/></text:span></text:a></text:span><text:span text:style-name="T118_9"><text:a xlink:type="simple" xlink:href="#h.xeqo63sm9a0q"><text:span text:style-name="T118_10">dependencias</text:span></text:a></text:span></text:p>
      <text:p text:style-name="P119"><text:span text:style-name="T119_1"><text:a xlink:type="simple" xlink:href="#h.v2mhxrxk00pp"><text:span text:style-name="T119_2">Evolución</text:span></text:a></text:span><text:span text:style-name="T119_3"><text:a xlink:type="simple" xlink:href="#h.v2mhxrxk00pp"><text:span text:style-name="T119_4"><text:s/></text:span></text:a></text:span><text:span text:style-name="T119_5"><text:a xlink:type="simple" xlink:href="#h.v2mhxrxk00pp"><text:span text:style-name="T119_6">previsible</text:span></text:a></text:span><text:span text:style-name="T119_7"><text:a xlink:type="simple" xlink:href="#h.v2mhxrxk00pp"><text:span text:style-name="T119_8"><text:s/></text:span></text:a></text:span><text:span text:style-name="T119_9"><text:a xlink:type="simple" xlink:href="#h.v2mhxrxk00pp"><text:span text:style-name="T119_10">del</text:span></text:a></text:span><text:span text:style-name="T119_11"><text:a xlink:type="simple" xlink:href="#h.v2mhxrxk00pp"><text:span text:style-name="T119_12"><text:s/></text:span></text:a></text:span><text:span text:style-name="T119_13"><text:a xlink:type="simple" xlink:href="#h.v2mhxrxk00pp"><text:span text:style-name="T119_14">sistema</text:span></text:a></text:span></text:p>
      <text:p text:style-name="P120"><text:span text:style-name="T120_1"><text:a xlink:type="simple" xlink:href="#h.moznlarkyznm"><text:span text:style-name="T120_2">Requisitos</text:span></text:a></text:span><text:span text:style-name="T120_3"><text:a xlink:type="simple" xlink:href="#h.moznlarkyznm"><text:span text:style-name="T120_4"><text:s/></text:span></text:a></text:span><text:span text:style-name="T120_5"><text:a xlink:type="simple" xlink:href="#h.moznlarkyznm"><text:span text:style-name="T120_6">específicos</text:span></text:a></text:span></text:p>
      <text:p text:style-name="P121"><text:span text:style-name="T121_1"><text:a xlink:type="simple" xlink:href="#h.ttctlsj631t8"><text:span text:style-name="T121_2">Requisitos</text:span></text:a></text:span><text:span text:style-name="T121_3"><text:a xlink:type="simple" xlink:href="#h.ttctlsj631t8"><text:span text:style-name="T121_4"><text:s/></text:span></text:a></text:span><text:span text:style-name="T121_5"><text:a xlink:type="simple" xlink:href="#h.ttctlsj631t8"><text:span text:style-name="T121_6">comunes</text:span></text:a></text:span><text:span text:style-name="T121_7"><text:a xlink:type="simple" xlink:href="#h.ttctlsj631t8"><text:span text:style-name="T121_8"><text:s/></text:span></text:a></text:span><text:span text:style-name="T121_9"><text:a xlink:type="simple" xlink:href="#h.ttctlsj631t8"><text:span text:style-name="T121_10">de</text:span></text:a></text:span><text:span text:style-name="T121_11"><text:a xlink:type="simple" xlink:href="#h.ttctlsj631t8"><text:span text:style-name="T121_12"><text:s/></text:span></text:a></text:span><text:span text:style-name="T121_13"><text:a xlink:type="simple" xlink:href="#h.ttctlsj631t8"><text:span text:style-name="T121_14">los</text:span></text:a></text:span><text:span text:style-name="T121_15"><text:a xlink:type="simple" xlink:href="#h.ttctlsj631t8"><text:span text:style-name="T121_16"><text:s/></text:span></text:a></text:span><text:span text:style-name="T121_17"><text:a xlink:type="simple" xlink:href="#h.ttctlsj631t8"><text:span text:style-name="T121_18">interfaces</text:span></text:a></text:span></text:p>
      <text:p text:style-name="P122"><text:span text:style-name="T122_1"><text:a xlink:type="simple" xlink:href="#h.wo3ncl1eusy6"><text:span text:style-name="T122_2">Interfaces</text:span></text:a></text:span><text:span text:style-name="T122_3"><text:a xlink:type="simple" xlink:href="#h.wo3ncl1eusy6"><text:span text:style-name="T122_4"><text:s/></text:span></text:a></text:span><text:span text:style-name="T122_5"><text:a xlink:type="simple" xlink:href="#h.wo3ncl1eusy6"><text:span text:style-name="T122_6">de</text:span></text:a></text:span><text:span text:style-name="T122_7"><text:a xlink:type="simple" xlink:href="#h.wo3ncl1eusy6"><text:span text:style-name="T122_8"><text:s/></text:span></text:a></text:span><text:span text:style-name="T122_9"><text:a xlink:type="simple" xlink:href="#h.wo3ncl1eusy6"><text:span text:style-name="T122_10">usuario</text:span></text:a></text:span></text:p>
      <text:p text:style-name="P123"><text:span text:style-name="T123_1"><text:a xlink:type="simple" xlink:href="#h.zig25v4jiays"><text:span text:style-name="T123_2">Interfaces</text:span></text:a></text:span><text:span text:style-name="T123_3"><text:a xlink:type="simple" xlink:href="#h.zig25v4jiays"><text:span text:style-name="T123_4"><text:s/></text:span></text:a></text:span><text:span text:style-name="T123_5"><text:a xlink:type="simple" xlink:href="#h.zig25v4jiays"><text:span text:style-name="T123_6">de</text:span></text:a></text:span><text:span text:style-name="T123_7"><text:a xlink:type="simple" xlink:href="#h.zig25v4jiays"><text:span text:style-name="T123_8"><text:s/></text:span></text:a></text:span><text:span text:style-name="T123_9"><text:a xlink:type="simple" xlink:href="#h.zig25v4jiays"><text:span text:style-name="T123_10">hardware</text:span></text:a></text:span></text:p>
      <text:p text:style-name="P124"><text:span text:style-name="T124_1"><text:a xlink:type="simple" xlink:href="#h.6whcxllx1a2d"><text:span text:style-name="T124_2">Interfaces</text:span></text:a></text:span><text:span text:style-name="T124_3"><text:a xlink:type="simple" xlink:href="#h.6whcxllx1a2d"><text:span text:style-name="T124_4"><text:s/></text:span></text:a></text:span><text:span text:style-name="T124_5"><text:a xlink:type="simple" xlink:href="#h.6whcxllx1a2d"><text:span text:style-name="T124_6">de</text:span></text:a></text:span><text:span text:style-name="T124_7"><text:a xlink:type="simple" xlink:href="#h.6whcxllx1a2d"><text:span text:style-name="T124_8"><text:s/></text:span></text:a></text:span><text:span text:style-name="T124_9"><text:a xlink:type="simple" xlink:href="#h.6whcxllx1a2d"><text:span text:style-name="T124_10">software</text:span></text:a></text:span></text:p>
      <text:p text:style-name="P125"><text:span text:style-name="T125_1"><text:a xlink:type="simple" xlink:href="#h.c6dwtnm1bnws"><text:span text:style-name="T125_2">Requisitos</text:span></text:a></text:span><text:span text:style-name="T125_3"><text:a xlink:type="simple" xlink:href="#h.c6dwtnm1bnws"><text:span text:style-name="T125_4"><text:s/></text:span></text:a></text:span><text:span text:style-name="T125_5"><text:a xlink:type="simple" xlink:href="#h.c6dwtnm1bnws"><text:span text:style-name="T125_6">funcionales</text:span></text:a></text:span></text:p>
      <text:p text:style-name="P126"><text:span text:style-name="T126_1"><text:a xlink:type="simple" xlink:href="#h.surcmfdc4kwo"><text:span text:style-name="T126_2">Requisitos</text:span></text:a></text:span><text:span text:style-name="T126_3"><text:a xlink:type="simple" xlink:href="#h.surcmfdc4kwo"><text:span text:style-name="T126_4"><text:s/></text:span></text:a></text:span><text:span text:style-name="T126_5"><text:a xlink:type="simple" xlink:href="#h.surcmfdc4kwo"><text:span text:style-name="T126_6">no</text:span></text:a></text:span><text:span text:style-name="T126_7"><text:a xlink:type="simple" xlink:href="#h.surcmfdc4kwo"><text:span text:style-name="T126_8"><text:s/></text:span></text:a></text:span><text:span text:style-name="T126_9"><text:a xlink:type="simple" xlink:href="#h.surcmfdc4kwo"><text:span text:style-name="T126_10">funcionales</text:span></text:a></text:span></text:p>
      <text:p text:style-name="P127"><text:span text:style-name="T127_1"><text:a xlink:type="simple" xlink:href="#h.6b51zwxykxeg"><text:span text:style-name="T127_2">Requisitos</text:span></text:a></text:span><text:span text:style-name="T127_3"><text:a xlink:type="simple" xlink:href="#h.6b51zwxykxeg"><text:span text:style-name="T127_4"><text:s/></text:span></text:a></text:span><text:span text:style-name="T127_5"><text:a xlink:type="simple" xlink:href="#h.6b51zwxykxeg"><text:span text:style-name="T127_6">de</text:span></text:a></text:span><text:span text:style-name="T127_7"><text:a xlink:type="simple" xlink:href="#h.6b51zwxykxeg"><text:span text:style-name="T127_8"><text:s/></text:span></text:a></text:span><text:span text:style-name="T127_9"><text:a xlink:type="simple" xlink:href="#h.6b51zwxykxeg"><text:span text:style-name="T127_10">rendimiento</text:span></text:a></text:span></text:p>
      <text:p text:style-name="P128"><text:span text:style-name="T128_1"><text:a xlink:type="simple" xlink:href="#h.rgpeqyszwsbm"><text:span text:style-name="T128_2">Seguridad</text:span></text:a></text:span></text:p>
      <text:p text:style-name="P129"><text:span text:style-name="T129_1"><text:a xlink:type="simple" xlink:href="#h.nnvvwmbp7f9b"><text:span text:style-name="T129_2">Fiabilidad</text:span></text:a></text:span></text:p>
      <text:p text:style-name="P130"><text:span text:style-name="T130_1"><text:a xlink:type="simple" xlink:href="#h.v2ikwn23p71r"><text:span text:style-name="T130_2">Disponibilidad</text:span></text:a></text:span></text:p>
      <text:p text:style-name="P131"><text:span text:style-name="T131_1"><text:a xlink:type="simple" xlink:href="#h.u0p0svyh7tcu"><text:span text:style-name="T131_2">Mantenibilidad</text:span></text:a></text:span></text:p>
      <text:p text:style-name="P132"><text:span text:style-name="T132_1"><text:a xlink:type="simple" xlink:href="#h.a0mg8d98pama"><text:span text:style-name="T132_2">Portabilidad</text:span></text:a></text:span></text:p>
      <text:p text:style-name="P133"><text:span text:style-name="T133_1"><text:a xlink:type="simple" xlink:href="#h.n1tdmn48q2vo"><text:span text:style-name="T133_2">Otros</text:span></text:a></text:span><text:span text:style-name="T133_3"><text:a xlink:type="simple" xlink:href="#h.n1tdmn48q2vo"><text:span text:style-name="T133_4"><text:s/></text:span></text:a></text:span><text:span text:style-name="T133_5"><text:a xlink:type="simple" xlink:href="#h.n1tdmn48q2vo"><text:span text:style-name="T133_6">requisitos</text:span></text:a></text:span></text:p>
      <text:p text:style-name="P134"><text:span text:style-name="T134_1"><text:a xlink:type="simple" xlink:href="#h.27w7oyd60nf6"><text:span text:style-name="T134_2">Apéndices</text:span></text:a></text:span></text:p>
      <text:p text:style-name="P135"><text:bookmark-start text:name="h.elzvyjeiobp"/><text:bookmark-end text:name="h.elzvyjeiobp"/></text:p>
      <text:p text:style-name="P136"><text:bookmark-start text:name="h.ljxknk6avp68"/><text:bookmark-end text:name="h.ljxknk6avp68"/></text:p>
      <text:p text:style-name="P137"><text:bookmark-start text:name="h.qwi9zpf6ezbr"/><text:bookmark-end text:name="h.qwi9zpf6ezbr"/></text:p>
      <text:p text:style-name="P138"><text:bookmark-start text:name="h.fr6ltmkbusq8"/><text:bookmark-end text:name="h.fr6ltmkbusq8"/></text:p>
      <text:p text:style-name="P139"><text:bookmark-start text:name="h.ypds3qaq84dt"/><text:bookmark-end text:name="h.ypds3qaq84dt"/></text:p>
      <text:p text:style-name="P140"><text:bookmark-start text:name="h.gk86hlrlha2l"/><text:bookmark-end text:name="h.gk86hlrlha2l"/></text:p>
      <text:p text:style-name="P141"><text:bookmark-start text:name="h.1tneikyol3d4"/><text:bookmark-end text:name="h.1tneikyol3d4"/></text:p>
      <text:p text:style-name="P142"><text:bookmark-start text:name="h.6sgtaadiicxw"/><text:bookmark-end text:name="h.6sgtaadiicxw"/></text:p>
      <text:p text:style-name="P143"><text:bookmark-start text:name="h.gc5h23a7e8p5"/><text:bookmark-end text:name="h.gc5h23a7e8p5"/></text:p>
      <text:p text:style-name="P144"><text:bookmark-start text:name="h.efoa2hwjf68x"/><text:bookmark-end text:name="h.efoa2hwjf68x"/></text:p>
      <text:p text:style-name="P145"><text:bookmark-start text:name="h.7yitih8zck9u"/><text:bookmark-end text:name="h.7yitih8zck9u"/></text:p>
      <text:p text:style-name="P146"><text:bookmark-start text:name="h.kq6lr4su9qjm"/><text:bookmark-end text:name="h.kq6lr4su9qjm"/></text:p>
      <text:p text:style-name="P147"><text:bookmark-start text:name="h.hyp76o6vdc6l"/><text:bookmark-end text:name="h.hyp76o6vdc6l"/></text:p>
      <text:p text:style-name="P148"><text:bookmark-start text:name="h.u087fl7erxt"/><text:bookmark-end text:name="h.u087fl7erxt"/></text:p>
      <text:p text:style-name="P149"><text:bookmark-start text:name="h.hpazgim2a9zp"/><text:bookmark-end text:name="h.hpazgim2a9zp"/></text:p>
      <text:p text:style-name="P150"><text:bookmark-start text:name="h.u6myswcwalqs"/><text:bookmark-end text:name="h.u6myswcwalqs"/></text:p>
      <text:p text:style-name="P151"><text:bookmark-start text:name="h.yv179mn8lics"/><text:bookmark-end text:name="h.yv179mn8lics"/></text:p>
      <text:p text:style-name="P152"><text:bookmark-start text:name="h.k4xikv5phs84"/><text:bookmark-end text:name="h.k4xikv5phs84"/></text:p>
      <text:p text:style-name="P153"><text:bookmark-start text:name="h.5iqlrjvkqpjq"/><text:bookmark-end text:name="h.5iqlrjvkqpjq"/></text:p>
      <text:p text:style-name="P154"><text:bookmark-start text:name="h.tuj14egz5lwm"/><text:bookmark-end text:name="h.tuj14egz5lwm"/></text:p>
      <text:p text:style-name="P155"><text:bookmark-start text:name="h.f0qxnpriggzm"/><text:bookmark-end text:name="h.f0qxnpriggzm"/></text:p>
      <text:p text:style-name="P156"><text:bookmark-start text:name="h.s9fvxmo7cg9s"/><text:bookmark-end text:name="h.s9fvxmo7cg9s"/></text:p>
      <text:p text:style-name="P157"><text:bookmark-start text:name="h.1fob9te"/><text:bookmark-end text:name="h.1fob9te"/></text:p>
      <text:list text:style-name="LS1" xml:id="list0">
        <text:list-item>
          <text:h text:style-name="P158" text:outline-level="10"><text:bookmark-start text:name="h.pp0zazj9tjy2"/><text:bookmark-end text:name="h.pp0zazj9tjy2"/><text:span text:style-name="T158_1">Introducción</text:span></text:h>
        </text:list-item>
      </text:list>
      <text:p text:style-name="P159"><text:bookmark-start text:name="h.3znysh7"/><text:bookmark-end text:name="h.3znysh7"/><text:span text:style-name="T159_1">Este</text:span><text:span text:style-name="T159_2"><text:s/></text:span><text:span text:style-name="T159_3">documento</text:span><text:span text:style-name="T159_4"><text:s/></text:span><text:span text:style-name="T159_5">es</text:span><text:span text:style-name="T159_6"><text:s/></text:span><text:span text:style-name="T159_7">una</text:span><text:span text:style-name="T159_8"><text:s/></text:span><text:span text:style-name="T159_9">especificación</text:span><text:span text:style-name="T159_10"><text:s/></text:span><text:span text:style-name="T159_11">de</text:span><text:span text:style-name="T159_12"><text:s/></text:span><text:span text:style-name="T159_13">requerimientos</text:span><text:span text:style-name="T159_14"><text:s/></text:span><text:span text:style-name="T159_15">de</text:span><text:span text:style-name="T159_16"><text:s/></text:span><text:span text:style-name="T159_17">software</text:span><text:span text:style-name="T159_18"><text:s/></text:span><text:span text:style-name="T159_19">para</text:span><text:span text:style-name="T159_20"><text:s/></text:span><text:span text:style-name="T159_21">el</text:span><text:span text:style-name="T159_22"><text:s/></text:span><text:span text:style-name="T159_23">producto</text:span><text:span text:style-name="T159_24"><text:s/></text:span><text:span text:style-name="T159_25">a</text:span><text:span text:style-name="T159_26"><text:s/></text:span><text:span text:style-name="T159_27">diseñar</text:span><text:span text:style-name="T159_28"><text:s/></text:span><text:span text:style-name="T159_29">y</text:span><text:span text:style-name="T159_30"><text:s/></text:span><text:span text:style-name="T159_31">desarrollar</text:span><text:span text:style-name="T159_32"><text:s/></text:span><text:span text:style-name="T159_33">por</text:span><text:span text:style-name="T159_34"><text:s/></text:span><text:span text:style-name="T159_35">Cube</text:span><text:span text:style-name="T159_36">’</text:span><text:span text:style-name="T159_37">s</text:span><text:span text:style-name="T159_38"><text:s/></text:span><text:span text:style-name="T159_39">Crew</text:span><text:span text:style-name="T159_40"><text:s/></text:span><text:span text:style-name="T159_41">para</text:span><text:span text:style-name="T159_42"><text:s/></text:span><text:span text:style-name="T159_43">gestionar</text:span><text:span text:style-name="T159_44"><text:s/></text:span><text:span text:style-name="T159_45">el</text:span><text:span text:style-name="T159_46"><text:s/></text:span><text:span text:style-name="T159_47">sistema</text:span><text:span text:style-name="T159_48"><text:s/></text:span><text:span text:style-name="T159_49">Bestnid</text:span><text:span text:style-name="T159_50">.<text:s/></text:span><text:span text:style-name="T159_51">Se</text:span><text:span text:style-name="T159_52"><text:s/></text:span><text:span text:style-name="T159_53">referirá</text:span><text:span text:style-name="T159_54"><text:s/></text:span><text:span text:style-name="T159_55">al</text:span><text:span text:style-name="T159_56"><text:s/></text:span><text:span text:style-name="T159_57">producto</text:span><text:span text:style-name="T159_58"><text:s/></text:span><text:span text:style-name="T159_59">como</text:span><text:span text:style-name="T159_60"><text:s/></text:span><text:span text:style-name="T159_61">la</text:span><text:span text:style-name="T159_62"><text:s/></text:span><text:span text:style-name="T159_63">aplicación</text:span><text:span text:style-name="T159_64"><text:s/></text:span><text:span text:style-name="T159_65">en</text:span><text:span text:style-name="T159_66"><text:s/></text:span><text:span text:style-name="T159_67">el</text:span><text:span text:style-name="T159_68"><text:s/></text:span><text:span text:style-name="T159_69">resto</text:span><text:span text:style-name="T159_70"><text:s/></text:span><text:span text:style-name="T159_71">del</text:span><text:span text:style-name="T159_72"><text:s/></text:span><text:span text:style-name="T159_73">documento</text:span><text:span text:style-name="T159_74">.</text:span></text:p>
      <text:list text:style-name="LS1" xml:id="list1" text:continue-list="list0">
        <text:list-item>
          <text:list>
            <text:list-item>
              <text:h text:style-name="P160" text:outline-level="10"><text:bookmark-start text:name="h.w7srj1dsll46"/><text:bookmark-end text:name="h.w7srj1dsll46"/><text:span text:style-name="T160_1">Propósito</text:span></text:h>
            </text:list-item>
          </text:list>
        </text:list-item>
      </text:list>
      <text:p text:style-name="P161"><text:bookmark-start text:name="h.2et92p0"/><text:bookmark-end text:name="h.2et92p0"/><text:span text:style-name="T161_1">El</text:span><text:span text:style-name="T161_2"><text:s/></text:span><text:span text:style-name="T161_3">fin</text:span><text:span text:style-name="T161_4"><text:s/></text:span><text:span text:style-name="T161_5">del</text:span><text:span text:style-name="T161_6"><text:s/></text:span><text:span text:style-name="T161_7">presente</text:span><text:span text:style-name="T161_8"><text:s/></text:span><text:span text:style-name="T161_9">es</text:span><text:span text:style-name="T161_10"><text:s/></text:span><text:span text:style-name="T161_11">formalizar</text:span><text:span text:style-name="T161_12"><text:s/></text:span><text:span text:style-name="T161_13">los</text:span><text:span text:style-name="T161_14"><text:s/></text:span><text:span text:style-name="T161_15">requerimientos</text:span><text:span text:style-name="T161_16"><text:s/></text:span><text:span text:style-name="T161_17">de</text:span><text:span text:style-name="T161_18"><text:s/></text:span><text:span text:style-name="T161_19">un</text:span><text:span text:style-name="T161_20"><text:s/></text:span><text:span text:style-name="T161_21">software</text:span><text:span text:style-name="T161_22"><text:s/></text:span><text:span text:style-name="T161_23">que</text:span><text:span text:style-name="T161_24"><text:s/></text:span><text:span text:style-name="T161_25">será</text:span><text:span text:style-name="T161_26"><text:s/></text:span><text:span text:style-name="T161_27">utilizado</text:span><text:span text:style-name="T161_28"><text:s/></text:span><text:span text:style-name="T161_29">para</text:span><text:span text:style-name="T161_30"><text:s/></text:span><text:span text:style-name="T161_31">proveer</text:span><text:span text:style-name="T161_32"><text:s/></text:span><text:span text:style-name="T161_33">plataforma</text:span><text:span text:style-name="T161_34"><text:s/></text:span><text:span text:style-name="T161_35">de</text:span><text:span text:style-name="T161_36"><text:s/></text:span><text:span text:style-name="T161_37">acción</text:span><text:span text:style-name="T161_38"><text:s/></text:span><text:span text:style-name="T161_39">a</text:span><text:span text:style-name="T161_40"><text:s/></text:span><text:span text:style-name="T161_41">un</text:span><text:span text:style-name="T161_42"><text:s/></text:span><text:span text:style-name="T161_43">sistema</text:span><text:span text:style-name="T161_44"><text:s/></text:span><text:span text:style-name="T161_45">de</text:span><text:span text:style-name="T161_46"><text:s/></text:span><text:span text:style-name="T161_47">subastas</text:span><text:span text:style-name="T161_48"><text:s/></text:span><text:span text:style-name="T161_49">automatizado</text:span><text:span text:style-name="T161_50">.<text:s/></text:span><text:span text:style-name="T161_51">La</text:span><text:span text:style-name="T161_52"><text:s/></text:span><text:span text:style-name="T161_53">aplicación</text:span><text:span text:style-name="T161_54"><text:s/></text:span><text:span text:style-name="T161_55">será</text:span><text:span text:style-name="T161_56"><text:s/></text:span><text:span text:style-name="T161_57">adquirid</text:span><text:span text:style-name="T161_58">a</text:span><text:span text:style-name="T161_59"><text:s/></text:span><text:span text:style-name="T161_60">por</text:span><text:span text:style-name="T161_61"><text:s/></text:span><text:span text:style-name="T161_62">los</text:span><text:span text:style-name="T161_63"><text:s/></text:span><text:span text:style-name="T161_64">dueños</text:span><text:span text:style-name="T161_65"><text:s/></text:span><text:span text:style-name="T161_66">de</text:span><text:span text:style-name="T161_67"><text:s/></text:span><text:span text:style-name="T161_68">dicho</text:span><text:span text:style-name="T161_69"><text:s/></text:span><text:span text:style-name="T161_70">sistema</text:span><text:span text:style-name="T161_71"><text:s/></text:span><text:span text:style-name="T161_72">y</text:span><text:span text:style-name="T161_73"><text:s/></text:span><text:span text:style-name="T161_74">podrá</text:span><text:span text:style-name="T161_75"><text:s/></text:span><text:span text:style-name="T161_76">ser</text:span><text:span text:style-name="T161_77"><text:s/></text:span><text:span text:style-name="T161_78">utilizado</text:span><text:span text:style-name="T161_79"><text:s/></text:span><text:span text:style-name="T161_80">por</text:span><text:span text:style-name="T161_81"><text:s/></text:span><text:span text:style-name="T161_82">cualquier</text:span><text:span text:style-name="T161_83"><text:s/></text:span><text:span text:style-name="T161_84">usuario</text:span><text:span text:style-name="T161_85"><text:s/></text:span><text:span text:style-name="T161_86">que</text:span><text:span text:style-name="T161_87"><text:s/></text:span><text:span text:style-name="T161_88">disponga</text:span><text:span text:style-name="T161_89"><text:s/></text:span><text:span text:style-name="T161_90">de</text:span><text:span text:style-name="T161_91"><text:s/></text:span><text:span text:style-name="T161_92">acceso</text:span><text:span text:style-name="T161_93"><text:s/></text:span><text:span text:style-name="T161_94">a</text:span><text:span text:style-name="T161_95"><text:s/></text:span><text:span text:style-name="T161_96">I</text:span><text:span text:style-name="T161_97">nternet</text:span><text:span text:style-name="T161_98">.</text:span></text:p>
      <text:list text:style-name="LS1" xml:id="list2" text:continue-list="list0">
        <text:list-item>
          <text:list>
            <text:list-item>
              <text:h text:style-name="P162" text:outline-level="10"><text:bookmark-start text:name="h.sb5339s4r0fy"/><text:bookmark-end text:name="h.sb5339s4r0fy"/><text:span text:style-name="T162_1">Alcance</text:span></text:h>
            </text:list-item>
          </text:list>
        </text:list-item>
      </text:list>
      <text:p text:style-name="P163"><text:bookmark-start text:name="h.tyjcwt"/><text:bookmark-end text:name="h.tyjcwt"/><text:span text:style-name="T163_1">El</text:span><text:span text:style-name="T163_2"><text:s/></text:span><text:span text:style-name="T163_3">producto</text:span><text:span text:style-name="T163_4"><text:s/></text:span><text:span text:style-name="T163_5">actualmente</text:span><text:span text:style-name="T163_6"><text:s/></text:span><text:span text:style-name="T163_7">se</text:span><text:span text:style-name="T163_8"><text:s/></text:span><text:span text:style-name="T163_9">conoce</text:span><text:span text:style-name="T163_10"><text:s/></text:span><text:span text:style-name="T163_11">como</text:span><text:span text:style-name="T163_12"><text:s/></text:span><text:span text:style-name="T163_13">Proyecto</text:span><text:span text:style-name="T163_14"><text:s/></text:span><text:span text:style-name="T163_15">Corazón</text:span><text:span text:style-name="T163_16">.<text:s/></text:span><text:span text:style-name="T163_17">La</text:span><text:span text:style-name="T163_18"><text:s/></text:span><text:span text:style-name="T163_19">aplicación</text:span><text:span text:style-name="T163_20"><text:s/></text:span><text:span text:style-name="T163_21">servirá</text:span><text:span text:style-name="T163_22"><text:s/></text:span><text:span text:style-name="T163_23">de</text:span><text:span text:style-name="T163_24"><text:s/></text:span><text:span text:style-name="T163_25">medio</text:span><text:span text:style-name="T163_26"><text:s/></text:span><text:span text:style-name="T163_27">a</text:span><text:span text:style-name="T163_28"><text:s/></text:span><text:span text:style-name="T163_29">los</text:span><text:span text:style-name="T163_30"><text:s/></text:span><text:span text:style-name="T163_31">usuarios</text:span><text:span text:style-name="T163_32"><text:s/></text:span><text:span text:style-name="T163_33">registrados</text:span><text:span text:style-name="T163_34"><text:s/></text:span><text:span text:style-name="T163_35">para</text:span><text:span text:style-name="T163_36"><text:s/></text:span><text:span text:style-name="T163_37">utilizar</text:span><text:span text:style-name="T163_38"><text:s/></text:span><text:span text:style-name="T163_39">el</text:span><text:span text:style-name="T163_40"><text:s/></text:span><text:span text:style-name="T163_41">sistema</text:span><text:span text:style-name="T163_42"><text:s/></text:span><text:span text:style-name="T163_43">Bestnid</text:span><text:span text:style-name="T163_44">.<text:s/></text:span><text:span text:style-name="T163_45">Permitirá</text:span><text:span text:style-name="T163_46"><text:s/></text:span><text:span text:style-name="T163_47">la</text:span><text:span text:style-name="T163_48"><text:s/></text:span><text:span text:style-name="T163_49">incorporación</text:span><text:span text:style-name="T163_50"><text:s/></text:span><text:span text:style-name="T163_51">de</text:span><text:span text:style-name="T163_52"><text:s/></text:span><text:span text:style-name="T163_53">usuarios</text:span><text:span text:style-name="T163_54"><text:s/></text:span><text:span text:style-name="T163_55">y</text:span><text:span text:style-name="T163_56"><text:s/></text:span><text:span text:style-name="T163_57">proveerá</text:span><text:span text:style-name="T163_58"><text:s/></text:span><text:span text:style-name="T163_59">a</text:span><text:span text:style-name="T163_60"><text:s/></text:span><text:span text:style-name="T163_61">los</text:span><text:span text:style-name="T163_62"><text:s/></text:span><text:span text:style-name="T163_63">mismos</text:span><text:span text:style-name="T163_64"><text:s/></text:span><text:span text:style-name="T163_65">las</text:span><text:span text:style-name="T163_66"><text:s/></text:span><text:span text:style-name="T163_67">distintas</text:span><text:span text:style-name="T163_68"><text:s/></text:span><text:span text:style-name="T163_69">funciones</text:span><text:span text:style-name="T163_70"><text:s/></text:span><text:span text:style-name="T163_71">del</text:span><text:span text:style-name="T163_72"><text:s/></text:span><text:span text:style-name="T163_73">sistema</text:span><text:span text:style-name="T163_74"><text:s/></text:span><text:span text:style-name="T163_75">de</text:span><text:span text:style-name="T163_76"><text:s/></text:span><text:span text:style-name="T163_77">manera</text:span><text:span text:style-name="T163_78"><text:s/></text:span><text:span text:style-name="T163_79">diferenciada</text:span><text:span text:style-name="T163_80">.</text:span></text:p>
      <text:list text:style-name="LS1" xml:id="list3" text:continue-list="list0">
        <text:list-item>
          <text:list>
            <text:list-item>
              <text:h text:style-name="P164" text:outline-level="10"><text:bookmark-start text:name="h.y2d9elcaerop"/><text:bookmark-end text:name="h.y2d9elcaerop"/><text:span text:style-name="T164_1">Definiciones</text:span><text:span text:style-name="T164_2">,<text:s/></text:span><text:span text:style-name="T164_3">acrónimos</text:span><text:span text:style-name="T164_4"><text:s/></text:span><text:span text:style-name="T164_5">y</text:span><text:span text:style-name="T164_6"><text:s/></text:span><text:span text:style-name="T164_7">abreviaturas</text:span></text:h>
            </text:list-item>
          </text:list>
        </text:list-item>
      </text:list>
      <text:p text:style-name="P165"><text:bookmark-start text:name="h.3dy6vkm"/><text:bookmark-end text:name="h.3dy6vkm"/><text:span text:style-name="T165_1">No</text:span><text:span text:style-name="T165_2"><text:s/></text:span><text:span text:style-name="T165_3">se</text:span><text:span text:style-name="T165_4"><text:s/></text:span><text:span text:style-name="T165_5">utilizan</text:span><text:span text:style-name="T165_6"><text:s/></text:span><text:span text:style-name="T165_7">en</text:span><text:span text:style-name="T165_8"><text:s/></text:span><text:span text:style-name="T165_9">este</text:span><text:span text:style-name="T165_10"><text:s/></text:span><text:span text:style-name="T165_11">documento</text:span><text:span text:style-name="T165_12">.</text:span></text:p>
      <text:list text:style-name="LS1" xml:id="list4" text:continue-list="list0">
        <text:list-item>
          <text:list>
            <text:list-item>
              <text:h text:style-name="P166" text:outline-level="10"><text:bookmark-start text:name="h.s7b3aofmjl0h"/><text:bookmark-end text:name="h.s7b3aofmjl0h"/><text:span text:style-name="T166_1">Referencias</text:span></text:h>
            </text:list-item>
          </text:list>
        </text:list-item>
      </text:list>
      <table:table table:style-name="Table4">
        <table:table-column table:style-name="Column8"/>
        <table:table-column table:style-name="Column9"/>
        <table:table-column table:style-name="Column10"/>
        <table:table-column table:style-name="Column11"/>
        <table:table-row table:style-name="Row11">
          <table:table-cell table:style-name="Cell32">
            <text:p text:style-name="P167"><text:span text:style-name="T167_1">Referencia</text:span></text:p>
          </table:table-cell>
          <table:table-cell table:style-name="Cell33">
            <text:p text:style-name="P168"><text:span text:style-name="T168_1">Titulo</text:span></text:p>
          </table:table-cell>
          <table:table-cell table:style-name="Cell34">
            <text:p text:style-name="P169"><text:span text:style-name="T169_1">Fecha</text:span></text:p>
          </table:table-cell>
          <table:table-cell table:style-name="Cell35">
            <text:p text:style-name="P170"><text:span text:style-name="T170_1">Autor</text:span></text:p>
          </table:table-cell>
        </table:table-row>
        <table:table-row table:style-name="Row12">
          <table:table-cell table:style-name="Cell36">
            <text:p text:style-name="P171"/>
          </table:table-cell>
          <table:table-cell table:style-name="Cell37">
            <text:p text:style-name="P172"><text:span text:style-name="T172_1">STD</text:span><text:span text:style-name="T172_2">-830<text:s/></text:span><text:span text:style-name="T172_3">ESPECIFICACIONES</text:span><text:span text:style-name="T172_4"><text:s/></text:span><text:span text:style-name="T172_5">DE</text:span><text:span text:style-name="T172_6"><text:s/></text:span><text:span text:style-name="T172_7">LOS</text:span><text:span text:style-name="T172_8"><text:s/></text:span><text:span text:style-name="T172_9">REQUISITOS</text:span><text:span text:style-name="T172_10"><text:s/></text:span><text:span text:style-name="T172_11">DEL</text:span></text:p>
            <text:p text:style-name="P173"><text:span text:style-name="T173_1">SOFTWARE</text:span></text:p>
            <text:p text:style-name="P174"/>
          </table:table-cell>
          <table:table-cell table:style-name="Cell38">
            <text:p text:style-name="P175"><text:span text:style-name="T175_1">1998</text:span></text:p>
          </table:table-cell>
          <table:table-cell table:style-name="Cell39">
            <text:p text:style-name="P176"><text:span text:style-name="T176_1">IEEE</text:span></text:p>
          </table:table-cell>
        </table:table-row>
        <table:table-row table:style-name="Row13">
          <table:table-cell table:style-name="Cell40">
            <text:p text:style-name="P177"/>
          </table:table-cell>
          <table:table-cell table:style-name="Cell41">
            <text:p text:style-name="P178"/>
          </table:table-cell>
          <table:table-cell table:style-name="Cell42">
            <text:p text:style-name="P179"/>
          </table:table-cell>
          <table:table-cell table:style-name="Cell43">
            <text:p text:style-name="P180"/>
          </table:table-cell>
        </table:table-row>
      </table:table>
      <text:p text:style-name="P181"><text:bookmark-start text:name="h.1t3h5sf"/><text:bookmark-end text:name="h.1t3h5sf"/></text:p>
      <text:list text:style-name="LS1" xml:id="list5" text:continue-list="list0">
        <text:list-item>
          <text:list>
            <text:list-item>
              <text:h text:style-name="P182" text:outline-level="10"><text:bookmark-start text:name="h.93z38t5u73er"/><text:bookmark-end text:name="h.93z38t5u73er"/><text:span text:style-name="T182_1">Resumen</text:span></text:h>
            </text:list-item>
          </text:list>
        </text:list-item>
      </text:list>
      <text:p text:style-name="P183"><text:span text:style-name="T183_1"><text:tab/></text:span><text:span text:style-name="T183_2">A</text:span><text:span text:style-name="T183_3"><text:s/></text:span><text:span text:style-name="T183_4">continuación</text:span><text:span text:style-name="T183_5"><text:s/></text:span><text:span text:style-name="T183_6">se</text:span><text:span text:style-name="T183_7"><text:s/></text:span><text:span text:style-name="T183_8">describirán</text:span><text:span text:style-name="T183_9"><text:s/></text:span><text:span text:style-name="T183_10">las</text:span><text:span text:style-name="T183_11"><text:s/></text:span><text:span text:style-name="T183_12">funcionalidades</text:span><text:span text:style-name="T183_13"><text:s/></text:span><text:span text:style-name="T183_14">y</text:span><text:span text:style-name="T183_15"><text:s/></text:span><text:span text:style-name="T183_16">restricciones</text:span><text:span text:style-name="T183_17"><text:s/></text:span><text:span text:style-name="T183_18">del</text:span><text:span text:style-name="T183_19"><text:s/></text:span><text:span text:style-name="T183_20">producto</text:span><text:span text:style-name="T183_21">,<text:s/></text:span><text:span text:style-name="T183_22">así</text:span><text:span text:style-name="T183_23"><text:s/></text:span><text:span text:style-name="T183_24">como</text:span><text:span text:style-name="T183_25"><text:s/></text:span><text:span text:style-name="T183_26">sus</text:span><text:span text:style-name="T183_27"><text:s/></text:span><text:span text:style-name="T183_28">dependencias</text:span><text:span text:style-name="T183_29">.<text:s/></text:span><text:span text:style-name="T183_30">Se</text:span><text:span text:style-name="T183_31"><text:s/></text:span><text:span text:style-name="T183_32">detallarán</text:span><text:span text:style-name="T183_33"><text:s/></text:span><text:span text:style-name="T183_34">también</text:span><text:span text:style-name="T183_35"><text:s/></text:span><text:span text:style-name="T183_36">los</text:span><text:span text:style-name="T183_37"><text:s/></text:span><text:span text:style-name="T183_38">requisitos</text:span><text:span text:style-name="T183_39"><text:s/></text:span><text:span text:style-name="T183_40">funcionales</text:span><text:span text:style-name="T183_41">,<text:s/></text:span><text:span text:style-name="T183_42">no</text:span><text:span text:style-name="T183_43"><text:s/></text:span><text:span text:style-name="T183_44">funcionales</text:span><text:span text:style-name="T183_45">.<text:s/></text:span><text:span text:style-name="T183_46">Se</text:span><text:span text:style-name="T183_47"><text:s/></text:span><text:span text:style-name="T183_48">especificarán</text:span><text:span text:style-name="T183_49"><text:s/></text:span><text:span text:style-name="T183_50">las</text:span><text:span text:style-name="T183_51"><text:s/></text:span><text:span text:style-name="T183_52">características</text:span><text:span text:style-name="T183_53"><text:s/></text:span><text:span text:style-name="T183_54">de</text:span><text:span text:style-name="T183_55"><text:s/></text:span><text:span text:style-name="T183_56">los</text:span><text:span text:style-name="T183_57"><text:s/></text:span><text:span text:style-name="T183_58">usuarios</text:span><text:span text:style-name="T183_59"><text:s/></text:span><text:span text:style-name="T183_60">y</text:span><text:span text:style-name="T183_61"><text:s/></text:span><text:span text:style-name="T183_62">las</text:span><text:span text:style-name="T183_63"><text:s/></text:span><text:span text:style-name="T183_64">interfaces</text:span><text:span text:style-name="T183_65"><text:s/></text:span><text:span text:style-name="T183_66">desde</text:span><text:span text:style-name="T183_67"><text:s/></text:span><text:span text:style-name="T183_68">su</text:span><text:span text:style-name="T183_69"><text:s/></text:span><text:span text:style-name="T183_70">punto</text:span><text:span text:style-name="T183_71"><text:s/></text:span><text:span text:style-name="T183_72">de</text:span><text:span text:style-name="T183_73"><text:s/></text:span><text:span text:style-name="T183_74">vista</text:span><text:span text:style-name="T183_75">.</text:span></text:p>
      <text:list text:style-name="LS1" xml:id="list6" text:continue-list="list0">
        <text:list-item>
          <text:h text:style-name="P184" text:outline-level="10"><text:bookmark-start text:name="h.t9n9ap7e32pf"/><text:bookmark-end text:name="h.t9n9ap7e32pf"/><text:span text:style-name="T184_1">Descripción</text:span><text:span text:style-name="T184_2"><text:s/></text:span><text:span text:style-name="T184_3">general</text:span></text:h>
          <text:list>
            <text:list-item>
              <text:h text:style-name="P185" text:outline-level="10"><text:bookmark-start text:name="h.2s8eyo1"/><text:bookmark-end text:name="h.2s8eyo1"/><text:span text:style-name="T185_1">Perspectiva</text:span><text:span text:style-name="T185_2"><text:s/></text:span><text:span text:style-name="T185_3">del</text:span><text:span text:style-name="T185_4"><text:s/></text:span><text:span text:style-name="T185_5">producto</text:span></text:h>
            </text:list-item>
          </text:list>
        </text:list-item>
      </text:list>
      <text:p text:style-name="P186"><text:bookmark-start text:name="h.17dp8vu"/><text:bookmark-end text:name="h.17dp8vu"/><text:span text:style-name="T186_1">La</text:span><text:span text:style-name="T186_2"><text:s/></text:span><text:span text:style-name="T186_3">aplicación</text:span><text:span text:style-name="T186_4"><text:s/></text:span><text:span text:style-name="T186_5">funciona</text:span><text:span text:style-name="T186_6">rá</text:span><text:span text:style-name="T186_7"><text:s/></text:span><text:span text:style-name="T186_8">en</text:span><text:span text:style-name="T186_9"><text:s/></text:span><text:span text:style-name="T186_10">el</text:span><text:span text:style-name="T186_11"><text:s/></text:span><text:span text:style-name="T186_12">marco</text:span><text:span text:style-name="T186_13"><text:s/></text:span><text:span text:style-name="T186_14">del</text:span><text:span text:style-name="T186_15"><text:s/></text:span><text:span text:style-name="T186_16">sistema</text:span><text:span text:style-name="T186_17"><text:s/></text:span><text:span text:style-name="T186_18">Bestnid</text:span><text:span text:style-name="T186_19">.<text:s/></text:span><text:span text:style-name="T186_20">Implementará</text:span><text:span text:style-name="T186_21"><text:s/></text:span><text:span text:style-name="T186_22">las</text:span><text:span text:style-name="T186_23"><text:s/></text:span><text:span text:style-name="T186_24">funciones</text:span><text:span text:style-name="T186_25"><text:s/></text:span><text:span text:style-name="T186_26">que</text:span><text:span text:style-name="T186_27"><text:s/></text:span><text:span text:style-name="T186_28">éste</text:span><text:span text:style-name="T186_29"><text:s/></text:span><text:span text:style-name="T186_30">necesit</text:span><text:span text:style-name="T186_31">e</text:span><text:span text:style-name="T186_32"><text:s/></text:span><text:span text:style-name="T186_33">y</text:span><text:span text:style-name="T186_34"><text:s/></text:span><text:span text:style-name="T186_35">está</text:span><text:span text:style-name="T186_36"><text:s/></text:span><text:span text:style-name="T186_37">sujeto</text:span><text:span text:style-name="T186_38"><text:s/></text:span><text:span text:style-name="T186_39">a</text:span><text:span text:style-name="T186_40"><text:s/></text:span><text:span text:style-name="T186_41">los</text:span><text:span text:style-name="T186_42"><text:s/></text:span><text:span text:style-name="T186_43">cambios</text:span><text:span text:style-name="T186_44"><text:s/></text:span><text:span text:style-name="T186_45">que</text:span><text:span text:style-name="T186_46"><text:s/></text:span><text:span text:style-name="T186_47">el</text:span><text:span text:style-name="T186_48"><text:s/></text:span><text:span text:style-name="T186_49">sistema</text:span><text:span text:style-name="T186_50"><text:s/></text:span><text:span text:style-name="T186_51">proponga</text:span><text:span text:style-name="T186_52">.</text:span></text:p>
      <text:list text:style-name="LS1" xml:id="list8" text:continue-list="list0">
        <text:list-item>
          <text:list>
            <text:list-item>
              <text:h text:style-name="P187" text:outline-level="10"><text:bookmark-start text:name="h.7lnbezb9381s"/><text:bookmark-end text:name="h.7lnbezb9381s"/><text:span text:style-name="T187_1">Funcionalidad</text:span><text:span text:style-name="T187_2"><text:s/></text:span><text:span text:style-name="T187_3">del</text:span><text:span text:style-name="T187_4"><text:s/></text:span><text:span text:style-name="T187_5">producto</text:span></text:h>
            </text:list-item>
          </text:list>
        </text:list-item>
      </text:list>
      <text:p text:style-name="P188"><text:span text:style-name="T188_1">La</text:span><text:span text:style-name="T188_2"><text:s/></text:span><text:span text:style-name="T188_3">aplicación</text:span><text:span text:style-name="T188_4"><text:s/></text:span><text:span text:style-name="T188_5">permitirá</text:span><text:span text:style-name="T188_6"><text:s/></text:span><text:span text:style-name="T188_7">a</text:span><text:span text:style-name="T188_8"><text:s/></text:span><text:span text:style-name="T188_9">los</text:span><text:span text:style-name="T188_10"><text:s/></text:span><text:span text:style-name="T188_11">usuarios</text:span><text:span text:style-name="T188_12"><text:s/></text:span><text:span text:style-name="T188_13">comunicarse</text:span><text:span text:style-name="T188_14"><text:s/></text:span><text:span text:style-name="T188_15">en</text:span><text:span text:style-name="T188_16"><text:s/></text:span><text:span text:style-name="T188_17">un</text:span><text:span text:style-name="T188_18"><text:s/></text:span><text:span text:style-name="T188_19">entorno</text:span><text:span text:style-name="T188_20"><text:s/></text:span><text:span text:style-name="T188_21">sencillo</text:span><text:span text:style-name="T188_22">;<text:s/></text:span><text:span text:style-name="T188_23">subastar</text:span><text:span text:style-name="T188_24"><text:s/></text:span><text:span text:style-name="T188_25">productos</text:span><text:span text:style-name="T188_26"><text:s/></text:span><text:span text:style-name="T188_27">y</text:span><text:span text:style-name="T188_28"><text:s/></text:span><text:span text:style-name="T188_29">participar</text:span><text:span text:style-name="T188_30"><text:s/></text:span><text:span text:style-name="T188_31">en</text:span><text:span text:style-name="T188_32"><text:s/></text:span><text:span text:style-name="T188_33">las</text:span><text:span text:style-name="T188_34"><text:s/></text:span><text:span text:style-name="T188_35">subastas</text:span><text:span text:style-name="T188_36"><text:s/></text:span><text:span text:style-name="T188_37">de</text:span><text:span text:style-name="T188_38"><text:s/></text:span><text:span text:style-name="T188_39">otros</text:span><text:span text:style-name="T188_40"><text:s/></text:span><text:span text:style-name="T188_41">usuarios</text:span><text:span text:style-name="T188_42"><text:s/></text:span><text:span text:style-name="T188_43">en</text:span><text:span text:style-name="T188_44"><text:s/></text:span><text:span text:style-name="T188_45">forma</text:span><text:span text:style-name="T188_46"><text:s/></text:span><text:span text:style-name="T188_47">online</text:span><text:span text:style-name="T188_48">.<text:s/></text:span><text:span text:style-name="T188_49">También</text:span><text:span text:style-name="T188_50"><text:s/></text:span><text:span text:style-name="T188_51">mantendrá</text:span><text:span text:style-name="T188_52"><text:s/></text:span><text:span text:style-name="T188_53">información</text:span><text:span text:style-name="T188_54"><text:s/></text:span><text:span text:style-name="T188_55">estadística</text:span><text:span text:style-name="T188_56"><text:s/></text:span><text:span text:style-name="T188_57">sobre</text:span><text:span text:style-name="T188_58"><text:s/></text:span><text:span text:style-name="T188_59">los</text:span><text:span text:style-name="T188_60"><text:s/></text:span><text:span text:style-name="T188_61">productos</text:span><text:span text:style-name="T188_62"><text:s/></text:span><text:span text:style-name="T188_63">y</text:span><text:span text:style-name="T188_64"><text:s/></text:span><text:span text:style-name="T188_65">otra</text:span><text:span text:style-name="T188_66"><text:s/></text:span><text:span text:style-name="T188_67">información</text:span><text:span text:style-name="T188_68">.<text:s/></text:span></text:p>
      <text:list text:style-name="LS1" xml:id="list9" text:continue-list="list0">
        <text:list-item>
          <text:list>
            <text:list-item>
              <text:h text:style-name="P189" text:outline-level="10"><text:bookmark-start text:name="h.ajg9aooehi8r"/><text:bookmark-end text:name="h.ajg9aooehi8r"/><text:span text:style-name="T189_1">Características</text:span><text:span text:style-name="T189_2"><text:s/></text:span><text:span text:style-name="T189_3">de</text:span><text:span text:style-name="T189_4"><text:s/></text:span><text:span text:style-name="T189_5">los</text:span><text:span text:style-name="T189_6"><text:s/></text:span><text:span text:style-name="T189_7">usuarios</text:span></text:h>
            </text:list-item>
          </text:list>
        </text:list-item>
      </text:list>
      <table:table table:style-name="Table5">
        <table:table-column table:style-name="Column12"/>
        <table:table-column table:style-name="Column13"/>
        <table:table-row table:style-name="Row14">
          <table:table-cell table:style-name="Cell44">
            <text:p text:style-name="P190"><text:span text:style-name="T190_1">Tipo</text:span><text:span text:style-name="T190_2"><text:s/></text:span><text:span text:style-name="T190_3">de</text:span><text:span text:style-name="T190_4"><text:s/></text:span><text:span text:style-name="T190_5">usuario</text:span></text:p>
          </table:table-cell>
          <table:table-cell table:style-name="Cell45">
            <text:p text:style-name="P191"><text:span text:style-name="T191_1">Administradores</text:span></text:p>
          </table:table-cell>
        </table:table-row>
        <table:table-row table:style-name="Row15">
          <table:table-cell table:style-name="Cell46">
            <text:p text:style-name="P192"><text:span text:style-name="T192_1">Formación</text:span></text:p>
          </table:table-cell>
          <table:table-cell table:style-name="Cell47">
            <text:p text:style-name="P193"><text:span text:style-name="T193_1">Irrelevante</text:span></text:p>
          </table:table-cell>
        </table:table-row>
        <table:table-row table:style-name="Row16">
          <table:table-cell table:style-name="Cell48">
            <text:p text:style-name="P194"><text:span text:style-name="T194_1">Actividades</text:span></text:p>
          </table:table-cell>
          <table:table-cell table:style-name="Cell49">
            <text:p text:style-name="P195"><text:span text:style-name="T195_1">Ninguna</text:span></text:p>
          </table:table-cell>
        </table:table-row>
      </table:table>
      <text:p text:style-name="P196"/>
      <table:table table:style-name="Table6">
        <table:table-column table:style-name="Column14"/>
        <table:table-column table:style-name="Column15"/>
        <table:table-row table:style-name="Row17">
          <table:table-cell table:style-name="Cell50">
            <text:p text:style-name="P197"><text:span text:style-name="T197_1">Tipo</text:span><text:span text:style-name="T197_2"><text:s/></text:span><text:span text:style-name="T197_3">de</text:span><text:span text:style-name="T197_4"><text:s/></text:span><text:span text:style-name="T197_5">usuario</text:span></text:p>
          </table:table-cell>
          <table:table-cell table:style-name="Cell51">
            <text:p text:style-name="P198"><text:span text:style-name="T198_1">Registrado</text:span></text:p>
          </table:table-cell>
        </table:table-row>
        <table:table-row table:style-name="Row18">
          <table:table-cell table:style-name="Cell52">
            <text:p text:style-name="P199"><text:span text:style-name="T199_1">Formación</text:span></text:p>
          </table:table-cell>
          <table:table-cell table:style-name="Cell53">
            <text:p text:style-name="P200"><text:span text:style-name="T200_1">No</text:span><text:span text:style-name="T200_2"><text:s/></text:span><text:span text:style-name="T200_3">definida</text:span></text:p>
          </table:table-cell>
        </table:table-row>
        <table:table-row table:style-name="Row19">
          <table:table-cell table:style-name="Cell54">
            <text:p text:style-name="P201"><text:span text:style-name="T201_1">Actividades</text:span></text:p>
          </table:table-cell>
          <table:table-cell table:style-name="Cell55">
            <text:p text:style-name="P202"><text:span text:style-name="T202_1">No</text:span><text:span text:style-name="T202_2"><text:s/></text:span><text:span text:style-name="T202_3">definida</text:span></text:p>
          </table:table-cell>
        </table:table-row>
      </table:table>
      <text:p text:style-name="P203"/>
      <table:table table:style-name="Table7">
        <table:table-column table:style-name="Column16"/>
        <table:table-column table:style-name="Column17"/>
        <table:table-row table:style-name="Row20">
          <table:table-cell table:style-name="Cell56">
            <text:p text:style-name="P204"><text:span text:style-name="T204_1">Tipo</text:span><text:span text:style-name="T204_2"><text:s/></text:span><text:span text:style-name="T204_3">de</text:span><text:span text:style-name="T204_4"><text:s/></text:span><text:span text:style-name="T204_5">usuario</text:span></text:p>
          </table:table-cell>
          <table:table-cell table:style-name="Cell57">
            <text:p text:style-name="P205"><text:span text:style-name="T205_1">No</text:span><text:span text:style-name="T205_2"><text:s/></text:span><text:span text:style-name="T205_3">Registrado</text:span></text:p>
          </table:table-cell>
        </table:table-row>
        <table:table-row table:style-name="Row21">
          <table:table-cell table:style-name="Cell58">
            <text:p text:style-name="P206"><text:span text:style-name="T206_1">Formación</text:span></text:p>
          </table:table-cell>
          <table:table-cell table:style-name="Cell59">
            <text:p text:style-name="P207"><text:span text:style-name="T207_1">No</text:span><text:span text:style-name="T207_2"><text:s/></text:span><text:span text:style-name="T207_3">definida</text:span></text:p>
          </table:table-cell>
        </table:table-row>
        <table:table-row table:style-name="Row22">
          <table:table-cell table:style-name="Cell60">
            <text:p text:style-name="P208"><text:span text:style-name="T208_1">Actividades</text:span></text:p>
          </table:table-cell>
          <table:table-cell table:style-name="Cell61">
            <text:p text:style-name="P209"><text:span text:style-name="T209_1">No</text:span><text:span text:style-name="T209_2"><text:s/></text:span><text:span text:style-name="T209_3">definida</text:span></text:p>
          </table:table-cell>
        </table:table-row>
      </table:table>
      <text:p text:style-name="P210"><text:bookmark-start text:name="h.26in1rg"/><text:bookmark-end text:name="h.26in1rg"/></text:p>
      <text:list text:style-name="LS1" xml:id="list10" text:continue-list="list0">
        <text:list-item>
          <text:list>
            <text:list-item>
              <text:h text:style-name="P211" text:outline-level="10"><text:bookmark-start text:name="h.5mh840ey0d16"/><text:bookmark-end text:name="h.5mh840ey0d16"/><text:span text:style-name="T211_1">Restricciones</text:span></text:h>
            </text:list-item>
          </text:list>
        </text:list-item>
      </text:list>
      <text:p text:style-name="P212"><text:bookmark-start text:name="h.knwap11it07r"/><text:bookmark-end text:name="h.knwap11it07r"/><text:span text:style-name="T212_1">El</text:span><text:span text:style-name="T212_2"><text:s/></text:span><text:span text:style-name="T212_3">medio</text:span><text:span text:style-name="T212_4"><text:s/></text:span><text:span text:style-name="T212_5">de</text:span><text:span text:style-name="T212_6"><text:s/></text:span><text:span text:style-name="T212_7">pago</text:span><text:span text:style-name="T212_8"><text:s/></text:span><text:span text:style-name="T212_9">está</text:span><text:span text:style-name="T212_10"><text:s/></text:span><text:span text:style-name="T212_11">limitado</text:span><text:span text:style-name="T212_12"><text:s/></text:span><text:span text:style-name="T212_13">a</text:span><text:span text:style-name="T212_14"><text:s/></text:span><text:span text:style-name="T212_15">las</text:span><text:span text:style-name="T212_16"><text:s/></text:span><text:span text:style-name="T212_17">transacciones</text:span><text:span text:style-name="T212_18"><text:s/></text:span><text:span text:style-name="T212_19">mediante</text:span><text:span text:style-name="T212_20"><text:s/></text:span><text:span text:style-name="T212_21">tarjeta</text:span><text:span text:style-name="T212_22"><text:s/></text:span><text:span text:style-name="T212_23">de</text:span><text:span text:style-name="T212_24"><text:s/></text:span><text:span text:style-name="T212_25">crédito</text:span><text:span text:style-name="T212_26">.</text:span></text:p>
      <text:p text:style-name="P213"><text:bookmark-start text:name="h.v3dwxhv4mfgo"/><text:bookmark-end text:name="h.v3dwxhv4mfgo"/><text:span text:style-name="T213_1">Se</text:span><text:span text:style-name="T213_2"><text:s/></text:span><text:span text:style-name="T213_3">requiere</text:span><text:span text:style-name="T213_4"><text:s/></text:span><text:span text:style-name="T213_5">conexión</text:span><text:span text:style-name="T213_6"><text:s/></text:span><text:span text:style-name="T213_7">permanente</text:span><text:span text:style-name="T213_8"><text:s/></text:span><text:span text:style-name="T213_9">a</text:span><text:span text:style-name="T213_10"><text:s/></text:span><text:span text:style-name="T213_11">Internet</text:span><text:span text:style-name="T213_12"><text:s/></text:span><text:span text:style-name="T213_13">y</text:span><text:span text:style-name="T213_14"><text:s/></text:span><text:span text:style-name="T213_15">la</text:span><text:span text:style-name="T213_16"><text:s/></text:span><text:span text:style-name="T213_17">capacidad</text:span><text:span text:style-name="T213_18"><text:s/></text:span><text:span text:style-name="T213_19">de</text:span><text:span text:style-name="T213_20"><text:s/></text:span><text:span text:style-name="T213_21">ejecutar</text:span><text:span text:style-name="T213_22"><text:s/></text:span><text:span text:style-name="T213_23">HTML</text:span><text:span text:style-name="T213_24">.</text:span></text:p>
      <text:p text:style-name="P214"><text:bookmark-start text:name="h.aouo0zwf51kx"/><text:bookmark-end text:name="h.aouo0zwf51kx"/><text:span text:style-name="T214_1">El</text:span><text:span text:style-name="T214_2"><text:s/></text:span><text:span text:style-name="T214_3">desarrollo</text:span><text:span text:style-name="T214_4"><text:s/></text:span><text:span text:style-name="T214_5">se</text:span><text:span text:style-name="T214_6"><text:s/></text:span><text:span text:style-name="T214_7">llevará</text:span><text:span text:style-name="T214_8"><text:s/></text:span><text:span text:style-name="T214_9">a</text:span><text:span text:style-name="T214_10"><text:s/></text:span><text:span text:style-name="T214_11">cabo</text:span><text:span text:style-name="T214_12"><text:s/></text:span><text:span text:style-name="T214_13">bajo</text:span><text:span text:style-name="T214_14"><text:s/></text:span><text:span text:style-name="T214_15">la</text:span><text:span text:style-name="T214_16"><text:s/></text:span><text:span text:style-name="T214_17">metodología</text:span><text:span text:style-name="T214_18"><text:s/></text:span><text:span text:style-name="T214_19">SCRUM</text:span><text:span text:style-name="T214_20">.</text:span></text:p>
      <text:p text:style-name="P215"><text:bookmark-start text:name="h.j4uowv9psv6"/><text:bookmark-end text:name="h.j4uowv9psv6"/><text:span text:style-name="T215_1">El</text:span><text:span text:style-name="T215_2"><text:s/></text:span><text:span text:style-name="T215_3">lenguaje</text:span><text:span text:style-name="T215_4"><text:s/></text:span><text:span text:style-name="T215_5">a</text:span><text:span text:style-name="T215_6"><text:s/></text:span><text:span text:style-name="T215_7">utilizar</text:span><text:span text:style-name="T215_8"><text:s/></text:span><text:span text:style-name="T215_9">será</text:span><text:span text:style-name="T215_10"><text:s/></text:span><text:span text:style-name="T215_11">Ruby</text:span><text:span text:style-name="T215_12"><text:s/></text:span><text:span text:style-name="T215_13">On</text:span><text:span text:style-name="T215_14"><text:s/></text:span><text:span text:style-name="T215_15">Rails</text:span><text:span text:style-name="T215_16">.</text:span></text:p>
      <text:p text:style-name="P216"><text:bookmark-start text:name="h.lnxbz9"/><text:bookmark-end text:name="h.lnxbz9"/></text:p>
      <text:list text:style-name="LS1" xml:id="list11" text:continue-list="list0">
        <text:list-item>
          <text:list>
            <text:list-item>
              <text:h text:style-name="P217" text:outline-level="10"><text:bookmark-start text:name="h.xinmowxkiu5d"/><text:bookmark-end text:name="h.xinmowxkiu5d"/><text:span text:style-name="T217_1">Suposiciones</text:span><text:span text:style-name="T217_2"><text:s/></text:span><text:span text:style-name="T217_3">y</text:span><text:span text:style-name="T217_4"><text:s/></text:span><text:span text:style-name="T217_5">dependencias</text:span></text:h>
            </text:list-item>
          </text:list>
        </text:list-item>
      </text:list>
      <text:p text:style-name="P218"><text:bookmark-start text:name="h.j1evop2m4i4s"/><text:bookmark-end text:name="h.j1evop2m4i4s"/><text:span text:style-name="T218_1">La</text:span><text:span text:style-name="T218_2"><text:s/></text:span><text:span text:style-name="T218_3">aplicación</text:span><text:span text:style-name="T218_4"><text:s/></text:span><text:span text:style-name="T218_5">funcionará</text:span><text:span text:style-name="T218_6"><text:s/></text:span><text:span text:style-name="T218_7">sobre</text:span><text:span text:style-name="T218_8"><text:s/></text:span><text:span text:style-name="T218_9">un</text:span><text:span text:style-name="T218_10"><text:s/></text:span><text:span text:style-name="T218_11">servidor</text:span><text:span text:style-name="T218_12"><text:s/></text:span><text:span text:style-name="T218_13">y</text:span><text:span text:style-name="T218_14"><text:s/></text:span><text:span text:style-name="T218_15">mantendrá</text:span><text:span text:style-name="T218_16"><text:s/></text:span><text:span text:style-name="T218_17">una</text:span><text:span text:style-name="T218_18"><text:s/></text:span><text:span text:style-name="T218_19">base</text:span><text:span text:style-name="T218_20"><text:s/></text:span><text:span text:style-name="T218_21">de</text:span><text:span text:style-name="T218_22"><text:s/></text:span><text:span text:style-name="T218_23">datos</text:span><text:span text:style-name="T218_24"><text:s/></text:span><text:span text:style-name="T218_25">de</text:span><text:span text:style-name="T218_26"><text:s/></text:span><text:span text:style-name="T218_27">usuarios</text:span><text:span text:style-name="T218_28">,<text:s/></text:span><text:span text:style-name="T218_29">de</text:span><text:span text:style-name="T218_30"><text:s/></text:span><text:span text:style-name="T218_31">subastas</text:span><text:span text:style-name="T218_32"><text:s/></text:span><text:span text:style-name="T218_33">y</text:span><text:span text:style-name="T218_34"><text:s/></text:span><text:span text:style-name="T218_35">de</text:span><text:span text:style-name="T218_36"><text:s/></text:span><text:span text:style-name="T218_37">información</text:span><text:span text:style-name="T218_38"><text:s/></text:span><text:span text:style-name="T218_39">adicional</text:span><text:span text:style-name="T218_40">.<text:s/></text:span><text:span text:style-name="T218_41">Se</text:span><text:span text:style-name="T218_42"><text:s/></text:span><text:span text:style-name="T218_43">suponen</text:span><text:span text:style-name="T218_44"><text:s/></text:span><text:span text:style-name="T218_45">la</text:span><text:span text:style-name="T218_46"><text:s/></text:span><text:span text:style-name="T218_47">funcionalidad</text:span><text:span text:style-name="T218_48"><text:s/></text:span><text:span text:style-name="T218_49">correcta</text:span><text:span text:style-name="T218_50"><text:s/></text:span><text:span text:style-name="T218_51">del</text:span><text:span text:style-name="T218_52"><text:s/></text:span><text:span text:style-name="T218_53">dispositivo</text:span><text:span text:style-name="T218_54">.</text:span></text:p>
      <text:p text:style-name="P219"><text:bookmark-start text:name="h.35nkun2"/><text:bookmark-end text:name="h.35nkun2"/></text:p>
      <text:list text:style-name="LS1" xml:id="list12" text:continue-list="list0">
        <text:list-item>
          <text:list>
            <text:list-item>
              <text:h text:style-name="P220" text:outline-level="10"><text:bookmark-start text:name="h.xouxlcc5ljz3"/><text:bookmark-end text:name="h.xouxlcc5ljz3"/><text:span text:style-name="T220_1">Evolución</text:span><text:span text:style-name="T220_2"><text:s/></text:span><text:span text:style-name="T220_3">previsible</text:span><text:span text:style-name="T220_4"><text:s/></text:span><text:span text:style-name="T220_5">del</text:span><text:span text:style-name="T220_6"><text:s/></text:span><text:span text:style-name="T220_7">sistema</text:span></text:h>
            </text:list-item>
          </text:list>
        </text:list-item>
      </text:list>
      <text:p text:style-name="P221"><text:bookmark-start text:name="h.dsg81egyu10r"/><text:bookmark-end text:name="h.dsg81egyu10r"/></text:p>
      <text:list text:style-name="LS2" xml:id="list13">
        <text:list-item>
          <text:p text:style-name="P222"><text:bookmark-start text:name="h.ezy7s4fp4n2x"/><text:bookmark-end text:name="h.ezy7s4fp4n2x"/><text:span text:style-name="T222_1">Moderación</text:span><text:span text:style-name="T222_2"><text:s/></text:span><text:span text:style-name="T222_3">de</text:span><text:span text:style-name="T222_4"><text:s/></text:span><text:span text:style-name="T222_5">mensajes</text:span><text:span text:style-name="T222_6"><text:s/></text:span><text:span text:style-name="T222_7">y</text:span><text:span text:style-name="T222_8"><text:s/></text:span><text:span text:style-name="T222_9">subastas</text:span><text:span text:style-name="T222_10">.</text:span></text:p>
        </text:list-item>
        <text:list-item>
          <text:p text:style-name="P223"><text:bookmark-start text:name="h.j0i956odh4hg"/><text:bookmark-end text:name="h.j0i956odh4hg"/><text:span text:style-name="T223_1">Nuevos</text:span><text:span text:style-name="T223_2"><text:s/></text:span><text:span text:style-name="T223_3">medios</text:span><text:span text:style-name="T223_4"><text:s/></text:span><text:span text:style-name="T223_5">de</text:span><text:span text:style-name="T223_6"><text:s/></text:span><text:span text:style-name="T223_7">pago</text:span><text:span text:style-name="T223_8">.</text:span></text:p>
        </text:list-item>
        <text:list-item>
          <text:p text:style-name="P224"><text:bookmark-start text:name="h.u7zs76bd4k3b"/><text:bookmark-end text:name="h.u7zs76bd4k3b"/><text:span text:style-name="T224_1">Historial</text:span><text:span text:style-name="T224_2"><text:s/></text:span><text:span text:style-name="T224_3">de</text:span><text:span text:style-name="T224_4"><text:s/></text:span><text:span text:style-name="T224_5">usuarios</text:span><text:span text:style-name="T224_6"><text:s/></text:span><text:span text:style-name="T224_7">y</text:span><text:span text:style-name="T224_8"><text:s/></text:span><text:span text:style-name="T224_9">recomendaciones</text:span><text:span text:style-name="T224_10">.</text:span></text:p>
        </text:list-item>
        <text:list-item>
          <text:p text:style-name="P225"><text:bookmark-start text:name="h.aemptkdbcgak"/><text:bookmark-end text:name="h.aemptkdbcgak"/><text:span text:style-name="T225_1">Soporte</text:span><text:span text:style-name="T225_2"><text:s/></text:span><text:span text:style-name="T225_3">para</text:span><text:span text:style-name="T225_4"><text:s/></text:span><text:span text:style-name="T225_5">mayor</text:span><text:span text:style-name="T225_6"><text:s/></text:span><text:span text:style-name="T225_7">cantidad</text:span><text:span text:style-name="T225_8"><text:s/></text:span><text:span text:style-name="T225_9">de</text:span><text:span text:style-name="T225_10"><text:s/></text:span><text:span text:style-name="T225_11">usuarios</text:span><text:span text:style-name="T225_12"><text:s/></text:span><text:span text:style-name="T225_13">y</text:span><text:span text:style-name="T225_14"><text:s/></text:span><text:span text:style-name="T225_15">operaciones</text:span><text:span text:style-name="T225_16">,<text:s/></text:span><text:span text:style-name="T225_17">mejor</text:span><text:span text:style-name="T225_18"><text:s/></text:span><text:span text:style-name="T225_19">disponibilidad</text:span><text:span text:style-name="T225_20"><text:s/></text:span><text:span text:style-name="T225_21">y</text:span><text:span text:style-name="T225_22"><text:s/></text:span><text:span text:style-name="T225_23">fiabilidad</text:span><text:span text:style-name="T225_24">.</text:span></text:p>
        </text:list-item>
      </text:list>
      <text:p text:style-name="P226"><text:bookmark-start text:name="h.1ksv4uv"/><text:bookmark-end text:name="h.1ksv4uv"/></text:p>
      <text:list text:style-name="LS1" xml:id="list17" text:continue-list="list0">
        <text:list-item>
          <text:h text:style-name="P227" text:outline-level="10"><text:bookmark-start text:name="h.moznlarkyznm"/><text:bookmark-end text:name="h.moznlarkyznm"/><text:span text:style-name="T227_1">Requisitos</text:span><text:span text:style-name="T227_2"><text:s/></text:span><text:span text:style-name="T227_3">específicos</text:span></text:h>
          <text:list>
            <text:list-item>
              <text:h text:style-name="P228" text:outline-level="10"><text:bookmark-start text:name="h.fk1soc2b9z7t"/><text:bookmark-end text:name="h.fk1soc2b9z7t"/><text:span text:style-name="T228_1">Requisitos</text:span><text:span text:style-name="T228_2"><text:s/></text:span><text:span text:style-name="T228_3">comunes</text:span><text:span text:style-name="T228_4"><text:s/></text:span><text:span text:style-name="T228_5">de</text:span><text:span text:style-name="T228_6"><text:s/></text:span><text:span text:style-name="T228_7">los</text:span><text:span text:style-name="T228_8"><text:s/></text:span><text:span text:style-name="T228_9">interfaces</text:span></text:h>
              <text:list>
                <text:list-item>
                  <text:h text:style-name="P229" text:outline-level="10"><text:bookmark-start text:name="h.wo3ncl1eusy6"/><text:bookmark-end text:name="h.wo3ncl1eusy6"/><text:span text:style-name="T229_1">Interfaces</text:span><text:span text:style-name="T229_2"><text:s/></text:span><text:span text:style-name="T229_3">de</text:span><text:span text:style-name="T229_4"><text:s/></text:span><text:span text:style-name="T229_5">usuario</text:span></text:h>
                </text:list-item>
              </text:list>
            </text:list-item>
          </text:list>
        </text:list-item>
      </text:list>
      <text:p text:style-name="P230"><text:bookmark-start text:name="h.dnewzc170qjz"/><text:bookmark-end text:name="h.dnewzc170qjz"/><text:span text:style-name="T230_1">La</text:span><text:span text:style-name="T230_2"><text:s/></text:span><text:span text:style-name="T230_3">aplicación</text:span><text:span text:style-name="T230_4"><text:s/></text:span><text:span text:style-name="T230_5">se</text:span><text:span text:style-name="T230_6"><text:s/></text:span><text:span text:style-name="T230_7">utilizará</text:span><text:span text:style-name="T230_8"><text:s/></text:span><text:span text:style-name="T230_9">de</text:span><text:span text:style-name="T230_10"><text:s/></text:span><text:span text:style-name="T230_11">la</text:span><text:span text:style-name="T230_12"><text:s/></text:span><text:span text:style-name="T230_13">misma</text:span><text:span text:style-name="T230_14"><text:s/></text:span><text:span text:style-name="T230_15">manera</text:span><text:span text:style-name="T230_16"><text:s/></text:span><text:span text:style-name="T230_17">que</text:span><text:span text:style-name="T230_18"><text:s/></text:span><text:span text:style-name="T230_19">cualquier</text:span><text:span text:style-name="T230_20"><text:s/></text:span><text:span text:style-name="T230_21">otra</text:span><text:span text:style-name="T230_22"><text:s/></text:span><text:span text:style-name="T230_23">página</text:span><text:span text:style-name="T230_24"><text:s/></text:span><text:span text:style-name="T230_25">web</text:span><text:span text:style-name="T230_26">.</text:span></text:p>
      <text:p text:style-name="P231"><text:bookmark-start text:name="h.x2orpjyj5yki"/><text:bookmark-end text:name="h.x2orpjyj5yki"/><text:span text:style-name="T231_1">Algunos</text:span><text:span text:style-name="T231_2"><text:s/></text:span><text:span text:style-name="T231_3">elementos</text:span><text:span text:style-name="T231_4"><text:s/></text:span><text:span text:style-name="T231_5">serán</text:span><text:span text:style-name="T231_6"><text:s/></text:span><text:span text:style-name="T231_7">comunes</text:span><text:span text:style-name="T231_8"><text:s/></text:span><text:span text:style-name="T231_9">en</text:span><text:span text:style-name="T231_10"><text:s/></text:span><text:span text:style-name="T231_11">todas</text:span><text:span text:style-name="T231_12"><text:s/></text:span><text:span text:style-name="T231_13">sus</text:span><text:span text:style-name="T231_14"><text:s/></text:span><text:span text:style-name="T231_15">vistas</text:span><text:span text:style-name="T231_16">:</text:span></text:p>
      <text:list text:style-name="LS3" xml:id="list20">
        <text:list-item>
          <text:p text:style-name="P232"><text:bookmark-start text:name="h.hlv3cmi8t75c"/><text:bookmark-end text:name="h.hlv3cmi8t75c"/><text:span text:style-name="T232_1">Logo</text:span><text:span text:style-name="T232_2"><text:s/></text:span><text:span text:style-name="T232_3">de</text:span><text:span text:style-name="T232_4"><text:s/></text:span><text:span text:style-name="T232_5">Bestnid</text:span><text:span text:style-name="T232_6"><text:s/></text:span><text:span text:style-name="T232_7">en</text:span><text:span text:style-name="T232_8"><text:s/></text:span><text:span text:style-name="T232_9">la</text:span><text:span text:style-name="T232_10"><text:s/></text:span><text:span text:style-name="T232_11">esquina</text:span><text:span text:style-name="T232_12"><text:s/></text:span><text:span text:style-name="T232_13">superior</text:span><text:span text:style-name="T232_14"><text:s/></text:span><text:span text:style-name="T232_15">izquierda</text:span><text:span text:style-name="T232_16">.</text:span></text:p>
        </text:list-item>
        <text:list-item>
          <text:p text:style-name="P233"><text:bookmark-start text:name="h.oebcuv94cf2k"/><text:bookmark-end text:name="h.oebcuv94cf2k"/><text:span text:style-name="T233_1">Espectro</text:span><text:span text:style-name="T233_2"><text:s/></text:span><text:span text:style-name="T233_3">de</text:span><text:span text:style-name="T233_4"><text:s/></text:span><text:span text:style-name="T233_5">colores</text:span><text:span text:style-name="T233_6"><text:s/></text:span><text:span text:style-name="T233_7">similar</text:span><text:span text:style-name="T233_8"><text:s/></text:span><text:span text:style-name="T233_9">al</text:span><text:span text:style-name="T233_10"><text:s/></text:span><text:span text:style-name="T233_11">del</text:span><text:span text:style-name="T233_12"><text:s/></text:span><text:span text:style-name="T233_13">logo</text:span><text:span text:style-name="T233_14">.</text:span></text:p>
        </text:list-item>
      </text:list>
      <text:p text:style-name="P234"><text:bookmark-start text:name="h.nthmizrdkmxz"/><text:bookmark-end text:name="h.nthmizrdkmxz"/></text:p>
      <text:p text:style-name="P235"><text:bookmark-start text:name="h.8nawz8324sku"/><text:bookmark-end text:name="h.8nawz8324sku"/><text:span text:style-name="T235_1">Los</text:span><text:span text:style-name="T235_2"><text:s/></text:span><text:span text:style-name="T235_3">usuarios</text:span><text:span text:style-name="T235_4"><text:s/></text:span><text:span text:style-name="T235_5">que</text:span><text:span text:style-name="T235_6"><text:s/></text:span><text:span text:style-name="T235_7">deseen</text:span><text:span text:style-name="T235_8"><text:s/></text:span><text:span text:style-name="T235_9">subastar</text:span><text:span text:style-name="T235_10"><text:s/></text:span><text:span text:style-name="T235_11">un</text:span><text:span text:style-name="T235_12"><text:s/></text:span><text:span text:style-name="T235_13">producto</text:span><text:span text:style-name="T235_14"><text:s/></text:span><text:span text:style-name="T235_15">deberán</text:span><text:span text:style-name="T235_16"><text:s/></text:span><text:span text:style-name="T235_17">completar</text:span><text:span text:style-name="T235_18"><text:s/></text:span><text:span text:style-name="T235_19">un</text:span><text:span text:style-name="T235_20"><text:s/></text:span><text:span text:style-name="T235_21">formulario</text:span><text:span text:style-name="T235_22"><text:s/></text:span><text:span text:style-name="T235_23">con</text:span><text:span text:style-name="T235_24"><text:s/></text:span><text:span text:style-name="T235_25">información</text:span><text:span text:style-name="T235_26"><text:s/></text:span><text:span text:style-name="T235_27">del</text:span><text:span text:style-name="T235_28"><text:s/></text:span><text:span text:style-name="T235_29">producto</text:span><text:span text:style-name="T235_30"><text:s/></text:span><text:span text:style-name="T235_31">y</text:span><text:span text:style-name="T235_32"><text:s/></text:span><text:span text:style-name="T235_33">adjuntar</text:span><text:span text:style-name="T235_34"><text:s/></text:span><text:span text:style-name="T235_35">al</text:span><text:span text:style-name="T235_36"><text:s/></text:span><text:span text:style-name="T235_37">menos</text:span><text:span text:style-name="T235_38"><text:s/></text:span><text:span text:style-name="T235_39">una</text:span><text:span text:style-name="T235_40"><text:s/></text:span><text:span text:style-name="T235_41">foto</text:span><text:span text:style-name="T235_42"><text:s/></text:span><text:span text:style-name="T235_43">del</text:span><text:span text:style-name="T235_44"><text:s/></text:span><text:span text:style-name="T235_45">mismo</text:span><text:span text:style-name="T235_46">.</text:span></text:p>
      <text:p text:style-name="P236"><text:bookmark-start text:name="h.265c0dh7wzno"/><text:bookmark-end text:name="h.265c0dh7wzno"/></text:p>
      <text:p text:style-name="P237"><text:bookmark-start text:name="h.2icumklepvu4"/><text:bookmark-end text:name="h.2icumklepvu4"/><text:span text:style-name="T237_1">Las</text:span><text:span text:style-name="T237_2"><text:s/></text:span><text:span text:style-name="T237_3">subastas</text:span><text:span text:style-name="T237_4"><text:s/></text:span><text:span text:style-name="T237_5">aparecerán</text:span><text:span text:style-name="T237_6"><text:s/></text:span><text:span text:style-name="T237_7">ordenadas</text:span><text:span text:style-name="T237_8"><text:s/></text:span><text:span text:style-name="T237_9">en</text:span><text:span text:style-name="T237_10"><text:s/></text:span><text:span text:style-name="T237_11">una</text:span><text:span text:style-name="T237_12"><text:s/></text:span><text:span text:style-name="T237_13">lista</text:span><text:span text:style-name="T237_14"><text:s/></text:span><text:span text:style-name="T237_15">mediante</text:span><text:span text:style-name="T237_16"><text:s/></text:span><text:span text:style-name="T237_17">filtros</text:span><text:span text:style-name="T237_18"><text:s/></text:span><text:span text:style-name="T237_19">de</text:span><text:span text:style-name="T237_20"><text:s/></text:span><text:span text:style-name="T237_21">búsqueda</text:span><text:span text:style-name="T237_22">.<text:s/></text:span><text:span text:style-name="T237_23">Permitirán</text:span><text:span text:style-name="T237_24"><text:s/></text:span><text:span text:style-name="T237_25">un</text:span><text:span text:style-name="T237_26"><text:s/></text:span><text:span text:style-name="T237_27">acceso</text:span><text:span text:style-name="T237_28"><text:s/></text:span><text:span text:style-name="T237_29">directo</text:span><text:span text:style-name="T237_30"><text:s/></text:span><text:span text:style-name="T237_31">a</text:span><text:span text:style-name="T237_32"><text:s/></text:span><text:span text:style-name="T237_33">la</text:span><text:span text:style-name="T237_34"><text:s/></text:span><text:span text:style-name="T237_35">página</text:span><text:span text:style-name="T237_36"><text:s/></text:span><text:span text:style-name="T237_37">del</text:span><text:span text:style-name="T237_38"><text:s/></text:span><text:span text:style-name="T237_39">producto</text:span><text:span text:style-name="T237_40"><text:s/></text:span><text:span text:style-name="T237_41">donde</text:span><text:span text:style-name="T237_42"><text:s/></text:span><text:span text:style-name="T237_43">podrán</text:span><text:span text:style-name="T237_44"><text:s/></text:span><text:span text:style-name="T237_45">realizarse</text:span><text:span text:style-name="T237_46"><text:s/></text:span><text:span text:style-name="T237_47">ofertas</text:span><text:span text:style-name="T237_48"><text:s/></text:span><text:span text:style-name="T237_49">sobre</text:span><text:span text:style-name="T237_50"><text:s/></text:span><text:span text:style-name="T237_51">el</text:span><text:span text:style-name="T237_52"><text:s/></text:span><text:span text:style-name="T237_53">mismo</text:span><text:span text:style-name="T237_54">.</text:span></text:p>
      <text:p text:style-name="P238"><text:bookmark-start text:name="h.sgm7ox890oai"/><text:bookmark-end text:name="h.sgm7ox890oai"/></text:p>
      <text:p text:style-name="P239"><text:bookmark-start text:name="h.6ses3dtrjkm3"/><text:bookmark-end text:name="h.6ses3dtrjkm3"/><text:span text:style-name="T239_1">Las</text:span><text:span text:style-name="T239_2"><text:s/></text:span><text:span text:style-name="T239_3">ofertas</text:span><text:span text:style-name="T239_4"><text:s/></text:span><text:span text:style-name="T239_5">sobre</text:span><text:span text:style-name="T239_6"><text:s/></text:span><text:span text:style-name="T239_7">un</text:span><text:span text:style-name="T239_8"><text:s/></text:span><text:span text:style-name="T239_9">producto</text:span><text:span text:style-name="T239_10"><text:s/></text:span><text:span text:style-name="T239_11">serán</text:span><text:span text:style-name="T239_12"><text:s/></text:span><text:span text:style-name="T239_13">visualizadas</text:span><text:span text:style-name="T239_14"><text:s/></text:span><text:span text:style-name="T239_15">en</text:span><text:span text:style-name="T239_16"><text:s/></text:span><text:span text:style-name="T239_17">forma</text:span><text:span text:style-name="T239_18"><text:s/></text:span><text:span text:style-name="T239_19">de</text:span><text:span text:style-name="T239_20"><text:s/></text:span><text:span text:style-name="T239_21">lista</text:span><text:span text:style-name="T239_22"><text:s/></text:span><text:span text:style-name="T239_23">y</text:span><text:span text:style-name="T239_24"><text:s/></text:span><text:span text:style-name="T239_25">no</text:span><text:span text:style-name="T239_26"><text:s/></text:span><text:span text:style-name="T239_27">contendrán</text:span><text:span text:style-name="T239_28"><text:s/></text:span><text:span text:style-name="T239_29">información</text:span><text:span text:style-name="T239_30"><text:s/></text:span><text:span text:style-name="T239_31">acerca</text:span><text:span text:style-name="T239_32"><text:s/></text:span><text:span text:style-name="T239_33">del</text:span><text:span text:style-name="T239_34"><text:s/></text:span><text:span text:style-name="T239_35">pujador</text:span><text:span text:style-name="T239_36"><text:s/></text:span><text:span text:style-name="T239_37">ni</text:span><text:span text:style-name="T239_38"><text:s/></text:span><text:span text:style-name="T239_39">acerca</text:span><text:span text:style-name="T239_40"><text:s/></text:span><text:span text:style-name="T239_41">de</text:span><text:span text:style-name="T239_42"><text:s/></text:span><text:span text:style-name="T239_43">cuanto</text:span><text:span text:style-name="T239_44"><text:s/></text:span><text:span text:style-name="T239_45">éste</text:span><text:span text:style-name="T239_46"><text:s/></text:span><text:span text:style-name="T239_47">pagará</text:span><text:span text:style-name="T239_48"><text:s/></text:span><text:span text:style-name="T239_49">por</text:span><text:span text:style-name="T239_50"><text:s/></text:span><text:span text:style-name="T239_51">el</text:span><text:span text:style-name="T239_52"><text:s/></text:span><text:span text:style-name="T239_53">producto</text:span><text:span text:style-name="T239_54">.<text:s/></text:span><text:span text:style-name="T239_55">El</text:span><text:span text:style-name="T239_56"><text:s/></text:span><text:span text:style-name="T239_57">dueño</text:span><text:span text:style-name="T239_58"><text:s/></text:span><text:span text:style-name="T239_59">del</text:span><text:span text:style-name="T239_60"><text:s/></text:span><text:span text:style-name="T239_61">producto</text:span><text:span text:style-name="T239_62"><text:s/></text:span><text:span text:style-name="T239_63">deberá</text:span><text:span text:style-name="T239_64"><text:s/></text:span><text:span text:style-name="T239_65">ser</text:span><text:span text:style-name="T239_66"><text:s/></text:span><text:span text:style-name="T239_67">capaz</text:span><text:span text:style-name="T239_68"><text:s/></text:span><text:span text:style-name="T239_69">de</text:span><text:span text:style-name="T239_70"><text:s/></text:span><text:span text:style-name="T239_71">realizar</text:span><text:span text:style-name="T239_72"><text:s/></text:span><text:span text:style-name="T239_73">todas</text:span><text:span text:style-name="T239_74"><text:s/></text:span><text:span text:style-name="T239_75">las</text:span><text:span text:style-name="T239_76"><text:s/></text:span><text:span text:style-name="T239_77">operaciones</text:span><text:span text:style-name="T239_78"><text:s/></text:span><text:span text:style-name="T239_79">relacionadas</text:span><text:span text:style-name="T239_80"><text:s/></text:span><text:span text:style-name="T239_81">con</text:span><text:span text:style-name="T239_82"><text:s/></text:span><text:span text:style-name="T239_83">el</text:span><text:span text:style-name="T239_84"><text:s/></text:span><text:span text:style-name="T239_85">el</text:span><text:span text:style-name="T239_86"><text:s/></text:span><text:span text:style-name="T239_87">producto</text:span><text:span text:style-name="T239_88"><text:s/></text:span><text:span text:style-name="T239_89">desde</text:span><text:span text:style-name="T239_90"><text:s/></text:span><text:span text:style-name="T239_91">esa</text:span><text:span text:style-name="T239_92"><text:s/></text:span><text:span text:style-name="T239_93">vista</text:span><text:span text:style-name="T239_94">.</text:span></text:p>
      <text:p text:style-name="P240"><text:bookmark-start text:name="h.fm9d12ncvyvh"/><text:bookmark-end text:name="h.fm9d12ncvyvh"/></text:p>
      <text:p text:style-name="P241"><text:bookmark-start text:name="h.z337ya"/><text:bookmark-end text:name="h.z337ya"/></text:p>
      <text:list text:style-name="LS1" xml:id="list22" text:continue-list="list0">
        <text:list-item>
          <text:list>
            <text:list-item>
              <text:list>
                <text:list-item>
                  <text:h text:style-name="P242" text:outline-level="10"><text:bookmark-start text:name="h.zig25v4jiays"/><text:bookmark-end text:name="h.zig25v4jiays"/><text:span text:style-name="T242_1">Interfaces</text:span><text:span text:style-name="T242_2"><text:s/></text:span><text:span text:style-name="T242_3">de</text:span><text:span text:style-name="T242_4"><text:s/></text:span><text:span text:style-name="T242_5">hardware</text:span></text:h>
                </text:list-item>
              </text:list>
            </text:list-item>
          </text:list>
        </text:list-item>
      </text:list>
      <text:p text:style-name="P243"><text:bookmark-start text:name="h.l4xla1ko78ci"/><text:bookmark-end text:name="h.l4xla1ko78ci"/><text:span text:style-name="T243_1">No</text:span><text:span text:style-name="T243_2"><text:s/></text:span><text:span text:style-name="T243_3">aplicable</text:span><text:span text:style-name="T243_4"><text:s/></text:span><text:span text:style-name="T243_5">para</text:span><text:span text:style-name="T243_6"><text:s/></text:span><text:span text:style-name="T243_7">esta</text:span><text:span text:style-name="T243_8"><text:s/></text:span><text:span text:style-name="T243_9">aplicación</text:span><text:span text:style-name="T243_10">.</text:span></text:p>
      <text:list text:style-name="LS1" xml:id="list23" text:continue-list="list0">
        <text:list-item>
          <text:list>
            <text:list-item>
              <text:list>
                <text:list-item>
                  <text:h text:style-name="P244" text:outline-level="10"><text:bookmark-start text:name="h.pa4fgqc8qw00"/><text:bookmark-end text:name="h.pa4fgqc8qw00"/><text:span text:style-name="T244_1">Interfaces</text:span><text:span text:style-name="T244_2"><text:s/></text:span><text:span text:style-name="T244_3">de</text:span><text:span text:style-name="T244_4"><text:s/></text:span><text:span text:style-name="T244_5">software</text:span></text:h>
                </text:list-item>
              </text:list>
            </text:list-item>
          </text:list>
        </text:list-item>
      </text:list>
      <text:p text:style-name="P245"/>
      <text:p text:style-name="P246"><text:span text:style-name="T246_1">La</text:span><text:span text:style-name="T246_2"><text:s/></text:span><text:span text:style-name="T246_3">aplicación</text:span><text:span text:style-name="T246_4"><text:s/></text:span><text:span text:style-name="T246_5">podrá</text:span><text:span text:style-name="T246_6"><text:s/></text:span><text:span text:style-name="T246_7">utilizarse</text:span><text:span text:style-name="T246_8"><text:s/></text:span><text:span text:style-name="T246_9">desde</text:span><text:span text:style-name="T246_10"><text:s/></text:span><text:span text:style-name="T246_11">cualquier</text:span><text:span text:style-name="T246_12"><text:s/></text:span><text:span text:style-name="T246_13">navegador</text:span><text:span text:style-name="T246_14"><text:s/></text:span><text:span text:style-name="T246_15">que</text:span><text:span text:style-name="T246_16"><text:s/></text:span><text:span text:style-name="T246_17">tenga</text:span><text:span text:style-name="T246_18"><text:s/></text:span><text:span text:style-name="T246_19">soporte</text:span><text:span text:style-name="T246_20"><text:s/></text:span><text:span text:style-name="T246_21">para</text:span><text:span text:style-name="T246_22">:</text:span></text:p>
      <text:p text:style-name="P247"/>
      <text:list text:style-name="LS4" xml:id="list24">
        <text:list-item>
          <text:p text:style-name="P248"><text:span text:style-name="T248_1">Protocolo</text:span><text:span text:style-name="T248_2"><text:s/></text:span><text:span text:style-name="T248_3">de</text:span><text:span text:style-name="T248_4"><text:s/></text:span><text:span text:style-name="T248_5">comunicación</text:span><text:span text:style-name="T248_6"><text:s/></text:span><text:span text:style-name="T248_7">HTTPS</text:span></text:p>
        </text:list-item>
        <text:list-item>
          <text:p text:style-name="P249"><text:span text:style-name="T249_1">Protocolo</text:span><text:span text:style-name="T249_2"><text:s/></text:span><text:span text:style-name="T249_3">de</text:span><text:span text:style-name="T249_4"><text:s/></text:span><text:span text:style-name="T249_5">comunicación</text:span><text:span text:style-name="T249_6"><text:s/></text:span><text:span text:style-name="T249_7">TSL</text:span></text:p>
        </text:list-item>
      </text:list>
      <text:p text:style-name="P250"/>
      <text:p text:style-name="P251"><text:span text:style-name="T251_1">La</text:span><text:span text:style-name="T251_2"><text:s/></text:span><text:span text:style-name="T251_3">aplicación</text:span><text:span text:style-name="T251_4"><text:s/></text:span><text:span text:style-name="T251_5">funciona</text:span><text:span text:style-name="T251_6"><text:s/></text:span><text:span text:style-name="T251_7">con</text:span><text:span text:style-name="T251_8"><text:s/></text:span><text:span text:style-name="T251_9">una</text:span><text:span text:style-name="T251_10"><text:s/></text:span><text:span text:style-name="T251_11">única</text:span><text:span text:style-name="T251_12"><text:s/></text:span><text:span text:style-name="T251_13">interfaz</text:span><text:span text:style-name="T251_14">,<text:s/></text:span><text:span text:style-name="T251_15">que</text:span><text:span text:style-name="T251_16"><text:s/></text:span><text:span text:style-name="T251_17">se</text:span><text:span text:style-name="T251_18"><text:s/></text:span><text:span text:style-name="T251_19">adaptará</text:span><text:span text:style-name="T251_20"><text:s/></text:span><text:span text:style-name="T251_21">a</text:span><text:span text:style-name="T251_22"><text:s/></text:span><text:span text:style-name="T251_23">las</text:span><text:span text:style-name="T251_24"><text:s/></text:span><text:span text:style-name="T251_25">especificaciones</text:span><text:span text:style-name="T251_26"><text:s/></text:span><text:span text:style-name="T251_27">del</text:span><text:span text:style-name="T251_28"><text:s/></text:span><text:span text:style-name="T251_29">dispositivo</text:span><text:span text:style-name="T251_30"><text:s/></text:span><text:span text:style-name="T251_31">que</text:span><text:span text:style-name="T251_32"><text:s/></text:span><text:span text:style-name="T251_33">se</text:span><text:span text:style-name="T251_34"><text:s/></text:span><text:span text:style-name="T251_35">esté</text:span><text:span text:style-name="T251_36"><text:s/></text:span><text:span text:style-name="T251_37">utilizando</text:span><text:span text:style-name="T251_38"><text:s/></text:span><text:span text:style-name="T251_39">para</text:span><text:span text:style-name="T251_40"><text:s/></text:span><text:span text:style-name="T251_41">acceder</text:span><text:span text:style-name="T251_42"><text:s/></text:span><text:span text:style-name="T251_43">al</text:span><text:span text:style-name="T251_44"><text:s/></text:span><text:span text:style-name="T251_45">sitio</text:span><text:span text:style-name="T251_46">.</text:span></text:p>
      <text:list text:style-name="LS1" xml:id="list26" text:continue-list="list0">
        <text:list-item>
          <text:list>
            <text:list-item>
              <text:h text:style-name="P252" text:outline-level="10"><text:bookmark-start text:name="h.c6dwtnm1bnws"/><text:bookmark-end text:name="h.c6dwtnm1bnws"/><text:span text:style-name="T252_1">Requisitos</text:span><text:span text:style-name="T252_2"><text:s/></text:span><text:span text:style-name="T252_3">funcionales</text:span><text:span text:style-name="T252_4"><text:s/></text:span></text:h>
            </text:list-item>
          </text:list>
        </text:list-item>
      </text:list>
      <text:p text:style-name="P253"><text:bookmark-start text:name="h.4i7ojhp"/><text:bookmark-end text:name="h.4i7ojhp"/><text:span text:style-name="T253_1">No</text:span><text:span text:style-name="T253_2"><text:s/></text:span><text:span text:style-name="T253_3">aplicable</text:span><text:span text:style-name="T253_4"><text:s/></text:span><text:span text:style-name="T253_5">a</text:span><text:span text:style-name="T253_6"><text:s/></text:span><text:span text:style-name="T253_7">esta</text:span><text:span text:style-name="T253_8"><text:s/></text:span><text:span text:style-name="T253_9">versión</text:span><text:span text:style-name="T253_10">.</text:span></text:p>
      <text:list text:style-name="LS1" xml:id="list27" text:continue-list="list0">
        <text:list-item>
          <text:list>
            <text:list-item>
              <text:h text:style-name="P254" text:outline-level="10"><text:bookmark-start text:name="h.surcmfdc4kwo"/><text:bookmark-end text:name="h.surcmfdc4kwo"/><text:span text:style-name="T254_1">Requisitos</text:span><text:span text:style-name="T254_2"><text:s/></text:span><text:span text:style-name="T254_3">no</text:span><text:span text:style-name="T254_4"><text:s/></text:span><text:span text:style-name="T254_5">funcionales</text:span></text:h>
              <text:list>
                <text:list-item>
                  <text:h text:style-name="P255" text:outline-level="10"><text:bookmark-start text:name="h.6b51zwxykxeg"/><text:bookmark-end text:name="h.6b51zwxykxeg"/><text:span text:style-name="T255_1">Requisitos</text:span><text:span text:style-name="T255_2"><text:s/></text:span><text:span text:style-name="T255_3">de</text:span><text:span text:style-name="T255_4"><text:s/></text:span><text:span text:style-name="T255_5">rendimiento</text:span></text:h>
                </text:list-item>
              </text:list>
            </text:list-item>
          </text:list>
        </text:list-item>
      </text:list>
      <text:list text:style-name="LS5" xml:id="list29">
        <text:list-item>
          <text:p text:style-name="P256"><text:bookmark-start text:name="h.svdrrsp5z7hr"/><text:bookmark-end text:name="h.svdrrsp5z7hr"/><text:span text:style-name="T256_1">La</text:span><text:span text:style-name="T256_2"><text:s/></text:span><text:span text:style-name="T256_3">carga</text:span><text:span text:style-name="T256_4"><text:s/></text:span><text:span text:style-name="T256_5">de</text:span><text:span text:style-name="T256_6"><text:s/></text:span><text:span text:style-name="T256_7">la</text:span><text:span text:style-name="T256_8"><text:s/></text:span><text:span text:style-name="T256_9">página</text:span><text:span text:style-name="T256_10"><text:s/></text:span><text:span text:style-name="T256_11">deberá</text:span><text:span text:style-name="T256_12"><text:s/></text:span><text:span text:style-name="T256_13">realizarse</text:span><text:span text:style-name="T256_14"><text:s/></text:span><text:span text:style-name="T256_15">en</text:span><text:span text:style-name="T256_16"><text:s/></text:span><text:span text:style-name="T256_17">menos</text:span><text:span text:style-name="T256_18"><text:s/></text:span><text:span text:style-name="T256_19">de</text:span><text:span text:style-name="T256_20"><text:s/>10<text:s/></text:span><text:span text:style-name="T256_21">segundos</text:span></text:p>
        </text:list-item>
        <text:list-item>
          <text:p text:style-name="P257"><text:bookmark-start text:name="h.ppoaix6ys37"/><text:bookmark-end text:name="h.ppoaix6ys37"/><text:span text:style-name="T257_1">La</text:span><text:span text:style-name="T257_2"><text:s/></text:span><text:span text:style-name="T257_3">validación</text:span><text:span text:style-name="T257_4"><text:s/></text:span><text:span text:style-name="T257_5">de</text:span><text:span text:style-name="T257_6"><text:s/></text:span><text:span text:style-name="T257_7">tarjeta</text:span><text:span text:style-name="T257_8"><text:s/></text:span><text:span text:style-name="T257_9">de</text:span><text:span text:style-name="T257_10"><text:s/></text:span><text:span text:style-name="T257_11">crédito</text:span><text:span text:style-name="T257_12"><text:s/></text:span><text:span text:style-name="T257_13">y</text:span><text:span text:style-name="T257_14"><text:s/></text:span><text:span text:style-name="T257_15">de</text:span><text:span text:style-name="T257_16"><text:s/></text:span><text:span text:style-name="T257_17">compra</text:span><text:span text:style-name="T257_18"><text:s/></text:span><text:span text:style-name="T257_19">deberá</text:span><text:span text:style-name="T257_20"><text:s/></text:span><text:span text:style-name="T257_21">realizarse</text:span><text:span text:style-name="T257_22"><text:s/></text:span><text:span text:style-name="T257_23">en</text:span><text:span text:style-name="T257_24"><text:s/></text:span><text:span text:style-name="T257_25">menos</text:span><text:span text:style-name="T257_26"><text:s/></text:span><text:span text:style-name="T257_27">de</text:span><text:span text:style-name="T257_28"><text:s/>3<text:s/></text:span><text:span text:style-name="T257_29">segundos</text:span><text:span text:style-name="T257_30">.</text:span></text:p>
        </text:list-item>
        <text:list-item>
          <text:p text:style-name="P258"><text:bookmark-start text:name="h.2xcytpi"/><text:bookmark-end text:name="h.2xcytpi"/><text:span text:style-name="T258_1">Soporte</text:span><text:span text:style-name="T258_2"><text:s/></text:span><text:span text:style-name="T258_3">para</text:span><text:span text:style-name="T258_4"><text:s/>300<text:s/></text:span><text:span text:style-name="T258_5">usuarios</text:span><text:span text:style-name="T258_6"><text:s/></text:span><text:span text:style-name="T258_7">simultáneos</text:span></text:p>
        </text:list-item>
      </text:list>
      <text:list text:style-name="LS1" xml:id="list32" text:continue-list="list0">
        <text:list-item>
          <text:list>
            <text:list-item>
              <text:list>
                <text:list-item>
                  <text:h text:style-name="P259" text:outline-level="10"><text:bookmark-start text:name="h.rgpeqyszwsbm"/><text:bookmark-end text:name="h.rgpeqyszwsbm"/><text:span text:style-name="T259_1">Seguridad</text:span></text:h>
                </text:list-item>
              </text:list>
            </text:list-item>
          </text:list>
        </text:list-item>
      </text:list>
      <text:list text:style-name="LS6" xml:id="list33">
        <text:list-item>
          <text:p text:style-name="P260"><text:span text:style-name="T260_1">Técnicas</text:span><text:span text:style-name="T260_2"><text:s/></text:span><text:span text:style-name="T260_3">de</text:span><text:span text:style-name="T260_4"><text:s/></text:span><text:span text:style-name="T260_5">encriptación</text:span></text:p>
        </text:list-item>
        <text:list-item>
          <text:p text:style-name="P261"><text:span text:style-name="T261_1">Validación</text:span><text:span text:style-name="T261_2"><text:s/></text:span><text:span text:style-name="T261_3">de</text:span><text:span text:style-name="T261_4"><text:s/></text:span><text:span text:style-name="T261_5">tarjeta</text:span><text:span text:style-name="T261_6"><text:s/></text:span><text:span text:style-name="T261_7">de</text:span><text:span text:style-name="T261_8"><text:s/></text:span><text:span text:style-name="T261_9">crédito</text:span></text:p>
        </text:list-item>
      </text:list>
      <text:list text:style-name="LS1" xml:id="list35" text:continue-list="list0">
        <text:list-item>
          <text:list>
            <text:list-item>
              <text:list>
                <text:list-item>
                  <text:h text:style-name="P262" text:outline-level="10"><text:bookmark-start text:name="h.g40whz8ubnys"/><text:bookmark-end text:name="h.g40whz8ubnys"/><text:span text:style-name="T262_1">Fiabilidad</text:span></text:h>
                </text:list-item>
              </text:list>
            </text:list-item>
          </text:list>
        </text:list-item>
      </text:list>
      <text:p text:style-name="P263"><text:span text:style-name="T263_1">La</text:span><text:span text:style-name="T263_2"><text:s/></text:span><text:span text:style-name="T263_3">aplicación</text:span><text:span text:style-name="T263_4"><text:s/></text:span><text:span text:style-name="T263_5">funcionará</text:span><text:span text:style-name="T263_6"><text:s/></text:span><text:span text:style-name="T263_7">con</text:span><text:span text:style-name="T263_8"><text:s/></text:span><text:span text:style-name="T263_9">la</text:span><text:span text:style-name="T263_10"><text:s/></text:span><text:span text:style-name="T263_11">misma</text:span><text:span text:style-name="T263_12"><text:s/></text:span><text:span text:style-name="T263_13">fiabilidad</text:span><text:span text:style-name="T263_14"><text:s/></text:span><text:span text:style-name="T263_15">del</text:span><text:span text:style-name="T263_16"><text:s/></text:span><text:span text:style-name="T263_17">medio</text:span><text:span text:style-name="T263_18"><text:s/></text:span><text:span text:style-name="T263_19">donde</text:span><text:span text:style-name="T263_20"><text:s/></text:span><text:span text:style-name="T263_21">sea</text:span><text:span text:style-name="T263_22"><text:s/></text:span><text:span text:style-name="T263_23">hospedada</text:span><text:span text:style-name="T263_24">.</text:span></text:p>
      <text:list text:style-name="LS1" xml:id="list36" text:continue-list="list0">
        <text:list-item>
          <text:list>
            <text:list-item>
              <text:list>
                <text:list-item>
                  <text:h text:style-name="P264" text:outline-level="10"><text:bookmark-start text:name="h.cwujvg5wyu7s"/><text:bookmark-end text:name="h.cwujvg5wyu7s"/><text:span text:style-name="T264_1">Disponibilidad</text:span></text:h>
                </text:list-item>
              </text:list>
            </text:list-item>
          </text:list>
        </text:list-item>
      </text:list>
      <text:p text:style-name="P265"><text:span text:style-name="T265_1">La</text:span><text:span text:style-name="T265_2"><text:s/></text:span><text:span text:style-name="T265_3">aplicación</text:span><text:span text:style-name="T265_4"><text:s/></text:span><text:span text:style-name="T265_5">logrará</text:span><text:span text:style-name="T265_6"><text:s/></text:span><text:span text:style-name="T265_7">la</text:span><text:span text:style-name="T265_8"><text:s/></text:span><text:span text:style-name="T265_9">mayor</text:span><text:span text:style-name="T265_10"><text:s/></text:span><text:span text:style-name="T265_11">disponibilidad</text:span><text:span text:style-name="T265_12"><text:s/></text:span><text:span text:style-name="T265_13">que</text:span><text:span text:style-name="T265_14"><text:s/></text:span><text:span text:style-name="T265_15">esté</text:span><text:span text:style-name="T265_16"><text:s/></text:span><text:span text:style-name="T265_17">permitida</text:span><text:span text:style-name="T265_18"><text:s/></text:span><text:span text:style-name="T265_19">por</text:span><text:span text:style-name="T265_20"><text:s/></text:span><text:span text:style-name="T265_21">el</text:span><text:span text:style-name="T265_22"><text:s/></text:span><text:span text:style-name="T265_23">medio</text:span><text:span text:style-name="T265_24"><text:s/></text:span><text:span text:style-name="T265_25">donde</text:span><text:span text:style-name="T265_26"><text:s/></text:span><text:span text:style-name="T265_27">sea</text:span><text:span text:style-name="T265_28"><text:s/></text:span><text:span text:style-name="T265_29">hospedada</text:span><text:span text:style-name="T265_30">.</text:span></text:p>
      <text:list text:style-name="LS1" xml:id="list37" text:continue-list="list0">
        <text:list-item>
          <text:list>
            <text:list-item>
              <text:list>
                <text:list-item>
                  <text:h text:style-name="P266" text:outline-level="10"><text:bookmark-start text:name="h.u0p0svyh7tcu"/><text:bookmark-end text:name="h.u0p0svyh7tcu"/><text:span text:style-name="T266_1">Mantenibilidad</text:span></text:h>
                </text:list-item>
              </text:list>
            </text:list-item>
          </text:list>
        </text:list-item>
      </text:list>
      <text:p text:style-name="P267"><text:span text:style-name="T267_1">Mensualmente</text:span><text:span text:style-name="T267_2"><text:s/></text:span><text:span text:style-name="T267_3">se</text:span><text:span text:style-name="T267_4"><text:s/></text:span><text:span text:style-name="T267_5">realizará</text:span><text:span text:style-name="T267_6"><text:s/></text:span><text:span text:style-name="T267_7">un</text:span><text:span text:style-name="T267_8"><text:s/></text:span><text:span text:style-name="T267_9">mantenimiento</text:span><text:span text:style-name="T267_10"><text:s/></text:span><text:span text:style-name="T267_11">automático</text:span><text:span text:style-name="T267_12"><text:s/></text:span><text:span text:style-name="T267_13">en</text:span><text:span text:style-name="T267_14"><text:s/></text:span><text:span text:style-name="T267_15">la</text:span><text:span text:style-name="T267_16"><text:s/></text:span><text:span text:style-name="T267_17">base</text:span><text:span text:style-name="T267_18"><text:s/></text:span><text:span text:style-name="T267_19">de</text:span><text:span text:style-name="T267_20"><text:s/></text:span><text:span text:style-name="T267_21">datos</text:span><text:span text:style-name="T267_22">.</text:span></text:p>
      <text:p text:style-name="P268"><text:span text:style-name="T268_1">Durante</text:span><text:span text:style-name="T268_2"><text:s/></text:span><text:span text:style-name="T268_3">el</text:span><text:span text:style-name="T268_4"><text:s/></text:span><text:span text:style-name="T268_5">mantenimiento</text:span><text:span text:style-name="T268_6"><text:s/></text:span><text:span text:style-name="T268_7">de</text:span><text:span text:style-name="T268_8"><text:s/></text:span><text:span text:style-name="T268_9">la</text:span><text:span text:style-name="T268_10"><text:s/></text:span><text:span text:style-name="T268_11">base</text:span><text:span text:style-name="T268_12"><text:s/></text:span><text:span text:style-name="T268_13">de</text:span><text:span text:style-name="T268_14"><text:s/></text:span><text:span text:style-name="T268_15">datos</text:span><text:span text:style-name="T268_16"><text:s/></text:span><text:span text:style-name="T268_17">se</text:span><text:span text:style-name="T268_18"><text:s/></text:span><text:span text:style-name="T268_19">calcularán</text:span><text:span text:style-name="T268_20"><text:s/></text:span><text:span text:style-name="T268_21">las</text:span><text:span text:style-name="T268_22"><text:s/></text:span><text:span text:style-name="T268_23">estadísticas</text:span><text:span text:style-name="T268_24"><text:s/></text:span><text:span text:style-name="T268_25">finales</text:span><text:span text:style-name="T268_26"><text:s/></text:span><text:span text:style-name="T268_27">del</text:span><text:span text:style-name="T268_28"><text:s/></text:span><text:span text:style-name="T268_29">mes</text:span><text:span text:style-name="T268_30"><text:s/></text:span><text:span text:style-name="T268_31">y</text:span><text:span text:style-name="T268_32"><text:s/></text:span><text:span text:style-name="T268_33">se</text:span><text:span text:style-name="T268_34"><text:s/></text:span><text:span text:style-name="T268_35">almacenarán</text:span><text:span text:style-name="T268_36">.<text:s/></text:span><text:span text:style-name="T268_37">Los</text:span><text:span text:style-name="T268_38"><text:s/></text:span><text:span text:style-name="T268_39">datos</text:span><text:span text:style-name="T268_40"><text:s/></text:span><text:span text:style-name="T268_41">para</text:span><text:span text:style-name="T268_42"><text:s/></text:span><text:span text:style-name="T268_43">calcular</text:span><text:span text:style-name="T268_44"><text:s/></text:span><text:span text:style-name="T268_45">dichas</text:span><text:span text:style-name="T268_46"><text:s/></text:span><text:span text:style-name="T268_47">estadísticas</text:span><text:span text:style-name="T268_48"><text:s/></text:span><text:span text:style-name="T268_49">serán</text:span><text:span text:style-name="T268_50"><text:s/></text:span><text:span text:style-name="T268_51">eliminados</text:span><text:span text:style-name="T268_52">.</text:span></text:p>
      <text:list text:style-name="LS1" xml:id="list38" text:continue-list="list0">
        <text:list-item>
          <text:list>
            <text:list-item>
              <text:list>
                <text:list-item>
                  <text:h text:style-name="P269" text:outline-level="10"><text:bookmark-start text:name="h.a0mg8d98pama"/><text:bookmark-end text:name="h.a0mg8d98pama"/><text:span text:style-name="T269_1">Portabilidad</text:span></text:h>
                </text:list-item>
              </text:list>
            </text:list-item>
          </text:list>
        </text:list-item>
      </text:list>
      <text:p text:style-name="P270"><text:span text:style-name="T270_1">El</text:span><text:span text:style-name="T270_2"><text:s/></text:span><text:span text:style-name="T270_3">nuevo</text:span><text:span text:style-name="T270_4"><text:s/></text:span><text:span text:style-name="T270_5">entorno</text:span><text:span text:style-name="T270_6"><text:s/></text:span><text:span text:style-name="T270_7">deberá</text:span><text:span text:style-name="T270_8"><text:s/></text:span><text:span text:style-name="T270_9">tener</text:span><text:span text:style-name="T270_10">:</text:span></text:p>
      <text:list text:style-name="LS7" xml:id="list39">
        <text:list-item>
          <text:p text:style-name="P271"><text:span text:style-name="T271_1">Compatibilidad</text:span><text:span text:style-name="T271_2"><text:s/></text:span><text:span text:style-name="T271_3">con</text:span><text:span text:style-name="T271_4"><text:s/></text:span><text:span text:style-name="T271_5">Ruby</text:span><text:span text:style-name="T271_6"><text:s/></text:span><text:span text:style-name="T271_7">on</text:span><text:span text:style-name="T271_8"><text:s/></text:span><text:span text:style-name="T271_9">Rails</text:span></text:p>
        </text:list-item>
        <text:list-item>
          <text:p text:style-name="P272"><text:span text:style-name="T272_1">Compatibilidad</text:span><text:span text:style-name="T272_2"><text:s/></text:span><text:span text:style-name="T272_3">con</text:span><text:span text:style-name="T272_4"><text:s/></text:span><text:span text:style-name="T272_5">base</text:span><text:span text:style-name="T272_6"><text:s/></text:span><text:span text:style-name="T272_7">de</text:span><text:span text:style-name="T272_8"><text:s/></text:span><text:span text:style-name="T272_9">datos</text:span><text:span text:style-name="T272_10"><text:s/></text:span><text:span text:style-name="T272_11">postgreesql</text:span><text:span text:style-name="T272_12">.</text:span></text:p>
        </text:list-item>
      </text:list>
      <text:list text:style-name="LS1" xml:id="list41" text:continue-list="list0">
        <text:list-item>
          <text:list>
            <text:list-item>
              <text:h text:style-name="P273" text:outline-level="10"><text:bookmark-start text:name="h.n1tdmn48q2vo"/><text:bookmark-end text:name="h.n1tdmn48q2vo"/><text:span text:style-name="T273_1">Otros</text:span><text:span text:style-name="T273_2"><text:s/></text:span><text:span text:style-name="T273_3">requisitos</text:span></text:h>
            </text:list-item>
          </text:list>
        </text:list-item>
      </text:list>
      <text:p text:style-name="P274"><text:bookmark-start text:name="h.49x2ik5"/><text:bookmark-end text:name="h.49x2ik5"/><text:span text:style-name="T274_1"><text:s text:c="16"/></text:span><text:span text:style-name="T274_2">No</text:span><text:span text:style-name="T274_3"><text:s/></text:span><text:span text:style-name="T274_4">aplicable</text:span><text:span text:style-name="T274_5">.</text:span></text:p>
      <text:list text:style-name="LS1" xml:id="list42" text:continue-list="list0">
        <text:list-item>
          <text:h text:style-name="P275" text:outline-level="10"><text:bookmark-start text:name="h.vgbkbwjwybvp"/><text:bookmark-end text:name="h.vgbkbwjwybvp"/><text:span text:style-name="T275_1">Apéndices</text:span></text:h>
        </text:list-item>
      </text:list>
      <text:p text:style-name="P276"><text:span text:style-name="T276_1">Sin</text:span><text:span text:style-name="T276_2"><text:s/></text:span><text:span text:style-name="T276_3">apéndices</text:span><text:span text:style-name="T276_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1" style:family="text">
      <style:text-properties fo:font-size="11pt" style:font-size-asian="11pt" style:font-size-complex="11pt" fo:font-weight="normal" style:font-weight-asian="normal" style:font-weight-complex="normal"/>
    </style:style>
    <text:list-style style:name="LS1">
      <text:list-level-style-number style:num-format="1" text:style-name="List1Level0" text:level="1">
        <style:list-level-properties text:space-before="0.635cm" text:min-label-width="0cm" fo:text-align="start"/>
      </text:list-level-style-number>
      <text:list-level-style-number style:num-format="1" text:display-levels="2" text:style-name="List1Level1" text:level="2">
        <style:list-level-properties text:space-before="1.905cm" text:min-label-width="0.635cm" fo:text-align="start"/>
        <style:text-properties fo:font-size="11pt" style:font-size-asian="11pt" style:font-size-complex="11pt" fo:font-weight="normal" style:font-weight-asian="normal" style:font-weight-complex="normal"/>
      </text:list-level-style-number>
      <text:list-level-style-number style:num-format="1" text:display-levels="3" text:style-name="List1Level2" text:level="3">
        <style:list-level-properties text:space-before="3.492cm" text:min-label-width="-0.106cm" fo:text-align="start"/>
      </text:list-level-style-number>
      <text:list-level-style-number style:num-format="1" text:display-levels="4" text:style-name="List1Level3" text:level="4">
        <style:list-level-properties text:space-before="4.445cm" text:min-label-width="0.635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0.423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0.529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0.635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1.058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1.164cm" fo:text-align="start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2.85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3cm"/>
      <style:header-style>
        <style:header-footer-properties fo:min-height="1.252cm" fo:margin-bottom="1.252cm" style:dynamic-spacing="true"/>
      </style:header-style>
      <style:footer-style>
        <style:header-footer-properties fo:min-height="1.252cm" fo:margin-top="1.252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1" style:family="table">
      <style:table-properties table:align="left" style:width="15.247cm" fo:margin-left="0cm"/>
    </style:style>
    <style:style style:name="Column1" style:family="table-column">
      <style:table-column-properties style:column-width="3.434cm"/>
    </style:style>
    <style:style style:name="Column2" style:family="table-column">
      <style:table-column-properties style:column-width="9.072cm"/>
    </style:style>
    <style:style style:name="Column3" style:family="table-column">
      <style:table-column-properties style:column-width="2.741cm"/>
    </style:style>
    <style:style style:name="Row1" style:family="table-row"/>
    <style:style style:name="Cell1" style:family="table-cell">
      <style:table-cell-properties style:vertical-align="top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Cell2" style:family="table-cell">
      <style:table-cell-properties style:vertical-align="middle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4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middle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5" style:family="paragraph" style:parent-style-name="Standard">
      <style:paragraph-properties fo:text-align="righ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241a61" style:font-name="Arial" style:font-name-asian="Arial" style:font-name-complex="Arial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3" style:family="text">
      <style:text-properties fo:color="#241a61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" style:family="paragraph" style:parent-style-name="Standard">
      <style:paragraph-properties fo:text-align="right"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2" style:family="table">
      <style:table-properties table:align="left" style:width="15.247cm" fo:margin-left="0cm"/>
    </style:style>
    <style:style style:name="Column4" style:family="table-column">
      <style:table-column-properties style:column-width="3.434cm"/>
    </style:style>
    <style:style style:name="Column5" style:family="table-column">
      <style:table-column-properties style:column-width="0.282cm"/>
    </style:style>
    <style:style style:name="Column6" style:family="table-column">
      <style:table-column-properties style:column-width="11.531cm"/>
    </style:style>
    <style:style style:name="Row2" style:family="table-row"/>
    <style:style style:name="Cell4" style:family="table-cell">
      <style:table-cell-properties style:vertical-align="top" fo:padding-top="0.12cm" fo:border-top="#292929 0.018cm solid" fo:padding-bottom="0.12cm" fo:border-bottom="#000000 0.009cm solid" fo:padding-left="0.123cm" fo:border-left="#000000 0.009cm solid" fo:padding-right="0.123cm" fo:border-right="#000000 0.009cm solid"/>
    </style:style>
    <style:style style:name="P9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padding-top="0.12cm" fo:border-top="#292929 0.018cm solid" fo:padding-bottom="0.12cm" fo:border-bottom="#000000 0.009cm solid" fo:padding-left="0.123cm" fo:border-left="#000000 0.009cm solid" fo:padding-right="0.123cm" fo:border-right="#000000 0.009cm solid"/>
    </style:style>
    <style:style style:name="P10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2cm" fo:border-top="#292929 0.018cm solid" fo:padding-bottom="0.12cm" fo:border-bottom="#000000 0.009cm solid" fo:padding-left="0.123cm" fo:border-left="#000000 0.009cm solid" fo:padding-right="0.123cm" fo:border-right="#000000 0.009cm solid"/>
    </style:style>
    <style:style style:name="P11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11_1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2.868cm" svg:height="2.8cm" draw:style-name="FR1" text:anchor-type="as-char" draw:z-index="0"><draw:image xlink:href="Pictures/image1.jpeg" xlink:type="simple" xlink:show="embed" xlink:actuate="onLoad"/><svg:desc>Cube02.jpg</svg:desc></draw:frame></text:p>
            </table:table-cell>
            <table:table-cell table:style-name="Cell2">
              <text:p text:style-name="P3"/>
              <text:p text:style-name="P4"><text:span text:style-name="T4_1">Especificación</text:span><text:span text:style-name="T4_2"><text:s/></text:span><text:span text:style-name="T4_3">de</text:span><text:span text:style-name="T4_4"><text:s/></text:span><text:span text:style-name="T4_5">requisitos</text:span><text:span text:style-name="T4_6"><text:s/></text:span><text:span text:style-name="T4_7">de</text:span><text:span text:style-name="T4_8"><text:s/></text:span><text:span text:style-name="T4_9">software</text:span></text:p>
            </table:table-cell>
            <table:table-cell table:style-name="Cell3">
              <text:p text:style-name="P5"><text:span text:style-name="T5_1">Rev</text:span><text:span text:style-name="T5_2">.<text:s/>0</text:span><text:span text:style-name="T5_3">3</text:span><text:span text:style-name="T5_4"><text:s/></text:span></text:p>
              <text:p text:style-name="P6"><text:span text:style-name="T6_1">Pág</text:span><text:span text:style-name="T6_2">.<text:s/></text:span><text:span text:style-name="T6_3"><text:page-number text:select-page="current"/></text:span></text:p>
            </table:table-cell>
          </table:table-row>
        </table:table>
        <text:p text:style-name="P7"/>
      </style:header>
      <style:footer>
        <text:p text:style-name="P8"/>
        <table:table table:style-name="Table2">
          <table:table-column table:style-name="Column4"/>
          <table:table-column table:style-name="Column5"/>
          <table:table-column table:style-name="Column6"/>
          <table:table-row table:style-name="Row2">
            <table:table-cell table:style-name="Cell4">
              <text:p text:style-name="P9"/>
            </table:table-cell>
            <table:table-cell table:style-name="Cell5">
              <text:p text:style-name="P10"/>
            </table:table-cell>
            <table:table-cell table:style-name="Cell6">
              <text:p text:style-name="P11"><text:span text:style-name="T11_1">Descripción</text:span><text:span text:style-name="T11_2"><text:s/></text:span><text:span text:style-name="T11_3">de</text:span><text:span text:style-name="T11_4"><text:s/></text:span><text:span text:style-name="T11_5">requisitos</text:span><text:span text:style-name="T11_6"><text:s/></text:span><text:span text:style-name="T11_7">del</text:span><text:span text:style-name="T11_8"><text:s/></text:span><text:span text:style-name="T11_9">software</text:span></text:p>
            </table:table-cell>
          </table:table-row>
        </table:table>
        <text:p text:style-name="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